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_20__28_6_29_"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_20__28_4_29_"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Iné" style:master-page-name="">
      <style:paragraph-properties fo:margin-left="0cm" fo:margin-right="0cm" fo:line-height="150%" fo:text-align="start" style:justify-single-word="false" fo:text-indent="0cm" style:auto-text-indent="false" style:page-number="auto" style:writing-mode="page"/>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4.349cm"/>
        </style:tab-stops>
      </style:paragraph-properties>
    </style:style>
    <style:style style:name="P10" style:family="paragraph" style:parent-style-name="Základný_20_text_20__28_5_29_" style:master-page-name="">
      <style:paragraph-properties fo:margin-left="0cm" fo:margin-right="0cm" fo:line-height="150%" fo:text-align="start" style:justify-single-word="false" fo:text-indent="0.635cm" style:auto-text-indent="false" style:page-number="auto" style:writing-mode="page"/>
    </style:style>
    <style:style style:name="P11" style:family="paragraph" style:parent-style-name="Základný_20_text" style:master-page-name="">
      <style:paragraph-properties fo:margin-left="0.635cm" fo:margin-right="0cm" fo:line-height="150%" fo:text-align="start" style:justify-single-word="false" fo:text-indent="-0.635cm" style:auto-text-indent="false" style:page-number="auto" style:writing-mode="page"/>
    </style:style>
    <style:style style:name="P12" style:family="paragraph" style:parent-style-name="Standard">
      <style:paragraph-properties fo:line-height="150%" style:writing-mode="page"/>
      <style:text-properties style:font-name="Arial" fo:font-size="14pt" style:font-size-asian="14pt" style:font-size-complex="14pt"/>
    </style:style>
    <style:style style:name="P13" style:family="paragraph" style:parent-style-name="Standard" style:master-page-name="">
      <style:paragraph-properties fo:margin-left="0cm" fo:margin-right="0cm" fo:line-height="150%" fo:text-indent="0.635cm" style:auto-text-indent="false" style:page-number="auto" style:writing-mode="page">
        <style:tab-stops>
          <style:tab-stop style:position="2.161cm"/>
        </style:tab-stops>
      </style:paragraph-properties>
      <style:text-properties style:font-name="Arial" fo:font-size="14pt" officeooo:paragraph-rsid="001c95f5" style:font-size-asian="14pt" style:font-size-complex="14pt"/>
    </style:style>
    <style:style style:name="P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c95f5" style:font-size-asian="14pt" style:font-size-complex="14pt"/>
    </style:style>
    <style:style style:name="P15" style:family="paragraph" style:parent-style-name="Standard" style:master-page-name="">
      <style:paragraph-properties fo:margin-left="0cm" fo:margin-right="0cm" fo:line-height="150%" fo:text-indent="0.635cm" style:auto-text-indent="false" style:page-number="auto" style:writing-mode="page">
        <style:tab-stops>
          <style:tab-stop style:position="2.184cm"/>
        </style:tab-stops>
      </style:paragraph-properties>
      <style:text-properties style:font-name="Arial" fo:font-size="14pt" officeooo:paragraph-rsid="001c95f5" style:font-size-asian="14pt" style:font-size-complex="14pt"/>
    </style:style>
    <style:style style:name="P16" style:family="paragraph" style:parent-style-name="Standard" style:master-page-name="">
      <style:paragraph-properties fo:margin-left="0cm" fo:margin-right="0cm" fo:line-height="150%" fo:text-indent="0.635cm" style:auto-text-indent="false" style:page-number="auto" style:writing-mode="page">
        <style:tab-stops>
          <style:tab-stop style:position="2.055cm"/>
        </style:tab-stops>
      </style:paragraph-properties>
      <style:text-properties style:font-name="Arial" fo:font-size="14pt" officeooo:paragraph-rsid="001c95f5" style:font-size-asian="14pt" style:font-size-complex="14pt"/>
    </style:style>
    <style:style style:name="P17" style:family="paragraph" style:parent-style-name="Standard" style:master-page-name="">
      <style:paragraph-properties fo:margin-left="0cm" fo:margin-right="0cm" fo:line-height="150%" fo:text-indent="0.635cm" style:auto-text-indent="false" style:page-number="auto" style:writing-mode="page">
        <style:tab-stops>
          <style:tab-stop style:position="2.196cm"/>
        </style:tab-stops>
      </style:paragraph-properties>
      <style:text-properties style:font-name="Arial" fo:font-size="14pt" officeooo:paragraph-rsid="001c95f5" style:font-size-asian="14pt" style:font-size-complex="14pt"/>
    </style:style>
    <style:style style:name="P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c95f5" style:font-size-asian="14pt" style:font-size-complex="14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2.148cm"/>
        </style:tab-stops>
      </style:paragraph-properties>
      <style:text-properties style:font-name="Arial" fo:font-size="14pt" officeooo:paragraph-rsid="001c95f5" style:font-size-asian="14pt" style:font-size-complex="14pt"/>
    </style:style>
    <style:style style:name="P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1c95f5" style:font-size-asian="14pt" style:font-size-complex="14pt"/>
    </style:style>
    <style:style style:name="P21"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style>
    <style:style style:name="P22" style:family="paragraph" style:parent-style-name="Záhlavie_20__23_1" style:list-style-name="">
      <style:paragraph-properties fo:margin-left="0cm" fo:margin-right="0cm" fo:line-height="150%" fo:text-align="start" style:justify-single-word="false" fo:text-indent="0cm" style:auto-text-indent="false" style:writing-mode="page"/>
    </style:style>
    <style:style style:name="P23" style:family="paragraph" style:parent-style-name="Iné" style:master-page-name="">
      <style:paragraph-properties fo:margin-left="0cm" fo:margin-right="0cm" fo:line-height="150%" fo:text-align="start" style:justify-single-word="false" fo:text-indent="0cm" style:auto-text-indent="false" style:page-number="auto" style:writing-mode="page"/>
      <style:text-properties style:font-name="Arial" fo:font-size="14pt" style:font-size-asian="14pt" style:font-size-complex="14pt"/>
    </style:style>
    <style:style style:name="P24" style:family="paragraph" style:parent-style-name="Iné" style:master-page-name="">
      <style:paragraph-properties fo:margin-left="0cm" fo:margin-right="0cm" fo:line-height="150%" fo:text-align="start" style:justify-single-word="false" fo:text-indent="0cm" style:auto-text-indent="false" style:page-number="auto" style:writing-mode="page"/>
    </style:style>
    <style:style style:name="P25" style:family="paragraph" style:parent-style-name="Iné">
      <style:paragraph-properties fo:margin-left="0cm" fo:margin-right="0cm" fo:line-height="150%" fo:text-align="start" style:justify-single-word="false" fo:text-indent="0cm" style:auto-text-indent="false" style:writing-mode="page"/>
    </style:style>
    <style:style style:name="P26" style:family="paragraph" style:parent-style-name="Základný_20_text" style:master-page-name="PageStyle0">
      <style:paragraph-properties fo:margin-left="0cm" fo:margin-right="0cm" fo:line-height="150%" fo:text-align="start" style:justify-single-word="false" fo:text-indent="0cm" style:auto-text-indent="false" style:page-number="auto" style:writing-mode="page"/>
    </style:style>
    <style:style style:name="P27"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28"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193acc"/>
    </style:style>
    <style:style style:name="P29" style:family="paragraph" style:parent-style-name="Základný_20_text">
      <style:paragraph-properties fo:margin-left="0cm" fo:margin-right="0cm" fo:line-height="150%" fo:text-align="start" style:justify-single-word="false" fo:text-indent="0.635cm" style:auto-text-indent="false" style:writing-mode="page"/>
    </style:style>
    <style:style style:name="P30"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1ad35"/>
    </style:style>
    <style:style style:name="P31"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b510f"/>
    </style:style>
    <style:style style:name="P32"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c95f5"/>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1ad35"/>
    </style:style>
    <style:style style:name="P35"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b510f"/>
    </style:style>
    <style:style style:name="P3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c95f5"/>
    </style:style>
    <style:style style:name="P37"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38"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39" style:family="paragraph" style:parent-style-name="Základný_20_text_20__28_4_29_">
      <style:paragraph-properties fo:margin-left="0cm" fo:margin-right="0cm" fo:line-height="150%" fo:text-align="start" style:justify-single-word="false" fo:text-indent="0cm" style:auto-text-indent="false" style:writing-mode="page"/>
      <style:text-properties officeooo:paragraph-rsid="001600d1"/>
    </style:style>
    <style:style style:name="P40" style:family="paragraph" style:parent-style-name="Základný_20_text_20__28_4_29_" style:master-page-name="">
      <style:paragraph-properties fo:margin-left="0cm" fo:margin-right="0cm" fo:line-height="150%" fo:text-align="start" style:justify-single-word="false" fo:text-indent="0cm" style:auto-text-indent="false" style:page-number="auto" style:writing-mode="page"/>
    </style:style>
    <style:style style:name="T1" style:family="text">
      <style:text-properties fo:color="#000000" style:text-position="-25% 58%" style:font-name="Arial" fo:font-size="14pt" fo:background-color="#80ffff" loext:char-shading-value="0" style:font-size-asian="14pt" style:font-size-complex="14pt"/>
    </style:style>
    <style:style style:name="T2" style:family="text">
      <style:text-properties fo:color="#000000" style:font-name="Arial" fo:font-size="14pt" fo:background-color="#80ffff" loext:char-shading-value="0" style:font-size-asian="14pt" style:font-size-complex="14pt"/>
    </style:style>
    <style:style style:name="T3" style:family="text">
      <style:text-properties fo:color="#000000" style:font-name="Arial" fo:font-size="14pt" officeooo:rsid="0010330e" fo:background-color="#80ffff" loext:char-shading-value="0" style:font-size-asian="14pt" style:font-size-complex="14pt"/>
    </style:style>
    <style:style style:name="T4" style:family="text">
      <style:text-properties fo:color="#000000" style:font-name="Arial" fo:font-size="14pt" officeooo:rsid="0011ad35" fo:background-color="#80ffff" loext:char-shading-value="0" style:font-size-asian="14pt" style:font-size-complex="14pt"/>
    </style:style>
    <style:style style:name="T5" style:family="text">
      <style:text-properties fo:color="#000000" style:font-name="Arial" fo:font-size="14pt" officeooo:rsid="00139c88" fo:background-color="#80ffff" loext:char-shading-value="0" style:font-size-asian="14pt" style:font-size-complex="14pt"/>
    </style:style>
    <style:style style:name="T6" style:family="text">
      <style:text-properties fo:color="#000000" style:font-name="Arial" fo:font-size="14pt" officeooo:rsid="0014168b" fo:background-color="#80ffff" loext:char-shading-value="0" style:font-size-asian="14pt" style:font-size-complex="14pt"/>
    </style:style>
    <style:style style:name="T7" style:family="text">
      <style:text-properties fo:color="#000000" style:font-name="Arial" fo:font-size="14pt" officeooo:rsid="001600d1" fo:background-color="#80ffff" loext:char-shading-value="0" style:font-size-asian="14pt" style:font-size-complex="14pt"/>
    </style:style>
    <style:style style:name="T8" style:family="text">
      <style:text-properties fo:color="#000000" style:font-name="Arial" fo:font-size="14pt" officeooo:rsid="0017d558" fo:background-color="#80ffff" loext:char-shading-value="0" style:font-size-asian="14pt" style:font-size-complex="14pt"/>
    </style:style>
    <style:style style:name="T9" style:family="text">
      <style:text-properties fo:color="#000000" style:font-name="Arial" fo:font-size="14pt" officeooo:rsid="0017dc29" fo:background-color="#80ffff" loext:char-shading-value="0" style:font-size-asian="14pt" style:font-size-complex="14pt"/>
    </style:style>
    <style:style style:name="T10" style:family="text">
      <style:text-properties fo:color="#000000" style:font-name="Arial" fo:font-size="14pt" officeooo:rsid="00193acc" fo:background-color="#80ffff" loext:char-shading-value="0" style:font-size-asian="14pt" style:font-size-complex="14pt"/>
    </style:style>
    <style:style style:name="T11" style:family="text">
      <style:text-properties fo:color="#000000" style:font-name="Arial" fo:font-size="14pt" officeooo:rsid="001b510f" fo:background-color="#80ffff" loext:char-shading-value="0" style:font-size-asian="14pt" style:font-size-complex="14pt"/>
    </style:style>
    <style:style style:name="T12" style:family="text">
      <style:text-properties fo:color="#000000" style:font-name="Arial" fo:font-size="14pt" officeooo:rsid="001bb324" fo:background-color="#80ffff" loext:char-shading-value="0" style:font-size-asian="14pt" style:font-size-complex="14pt"/>
    </style:style>
    <style:style style:name="T13" style:family="text">
      <style:text-properties fo:color="#000000" style:font-name="Arial1" fo:font-size="14pt" officeooo:rsid="0011ad35" fo:background-color="#80ffff" loext:char-shading-value="0" style:font-name-asian="Microsoft Sans Serif" style:font-size-asian="14pt" style:font-name-complex="Microsoft Sans Serif" style:font-size-complex="14pt"/>
    </style:style>
    <style:style style:name="T14" style:family="text">
      <style:text-properties style:font-name="Arial" fo:font-size="14pt" style:font-size-asian="14pt" style:font-size-complex="14pt"/>
    </style:style>
    <style:style style:name="T15" style:family="text">
      <style:text-properties style:font-name="Arial" fo:font-size="14pt" officeooo:rsid="0010330e" style:font-size-asian="14pt" style:font-size-complex="14pt"/>
    </style:style>
    <style:style style:name="T16" style:family="text">
      <style:text-properties style:font-name="Arial" fo:font-size="14pt" officeooo:rsid="0011ad35" style:font-size-asian="14pt" style:font-size-complex="14pt"/>
    </style:style>
    <style:style style:name="T17" style:family="text">
      <style:text-properties style:font-name="Arial" fo:font-size="14pt" officeooo:rsid="00139c88" style:font-size-asian="14pt" style:font-size-complex="14pt"/>
    </style:style>
    <style:style style:name="T18" style:family="text">
      <style:text-properties style:font-name="Arial" fo:font-size="14pt" officeooo:rsid="0014168b" style:font-size-asian="14pt" style:font-size-complex="14pt"/>
    </style:style>
    <style:style style:name="T19" style:family="text">
      <style:text-properties style:font-name="Arial" fo:font-size="14pt" officeooo:rsid="001600d1" style:font-size-asian="14pt" style:font-size-complex="14pt"/>
    </style:style>
    <style:style style:name="T20" style:family="text">
      <style:text-properties style:font-name="Arial" fo:font-size="14pt" officeooo:rsid="0017dc29" style:font-size-asian="14pt" style:font-size-complex="14pt"/>
    </style:style>
    <style:style style:name="T21" style:family="text">
      <style:text-properties style:font-name="Arial" fo:font-size="14pt" officeooo:rsid="00193acc" style:font-size-asian="14pt" style:font-size-complex="14pt"/>
    </style:style>
    <style:style style:name="T22" style:family="text">
      <style:text-properties style:font-name="Arial" fo:font-size="14pt" officeooo:rsid="001b510f" style:font-size-asian="14pt" style:font-size-complex="14pt"/>
    </style:style>
    <style:style style:name="T23" style:family="text">
      <style:text-properties style:font-name="Arial" fo:font-size="14pt" officeooo:rsid="001bb324" style:font-size-asian="14pt" style:font-size-complex="14pt"/>
    </style:style>
    <style:style style:name="T24" style:family="text">
      <style:text-properties style:font-name="Arial" fo:font-size="14pt" officeooo:rsid="001c95f5" style:font-size-asian="14pt" style:font-size-complex="14pt"/>
    </style:style>
    <style:style style:name="T25" style:family="text">
      <style:text-properties style:font-name="Arial" fo:font-size="14pt" fo:background-color="#80ffff" loext:char-shading-value="0" style:font-size-asian="14pt" style:font-size-complex="14pt"/>
    </style:style>
    <style:style style:name="T26" style:family="text">
      <style:text-properties style:font-name="Arial1" fo:font-size="14pt" officeooo:rsid="0011ad35" style:font-name-asian="Microsoft Sans Serif" style:font-size-asian="14pt" style:font-name-complex="Microsoft Sans Serif" style:font-size-complex="14pt"/>
    </style:style>
    <style:style style:name="T27" style:family="text">
      <style:text-properties style:font-name="Arial" fo:font-size="14pt" style:font-size-asian="14pt" style:font-size-complex="14pt"/>
    </style:style>
    <style:style style:name="T28" style:family="text">
      <style:text-properties style:font-name="Arial" fo:font-size="14pt" officeooo:rsid="001c95f5" style:font-size-asian="14pt" style:font-size-complex="14pt"/>
    </style:style>
    <style:style style:name="T29" style:family="text">
      <style:text-properties officeooo:rsid="001ccbd4"/>
    </style:style>
    <style:style style:name="Sect1" style:family="section">
      <style:section-properties fo:margin-left="0.635cm" fo:margin-right="1.776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6"><text:span text:style-name="CharStyle12"><text:span text:style-name="T14">Janko Jesenský</text:span></text:span></text:p>
        <text:p text:style-name="P7"><text:span text:style-name="CharStyle8"><text:span text:style-name="T14">MALOMESTSKÉ </text:span></text:span><text:span text:style-name="CharStyle9"><text:span text:style-name="T14">ROZPRÁVKY</text:span></text:span></text:p>
        <text:p text:style-name="P7"><text:span text:style-name="CharStyle11"><text:span text:style-name="T25"/></text:span></text:p>
        <text:h text:style-name="P21" text:outline-level="1"><text:bookmark-start text:name="bookmark0"/><text:span text:style-name="CharStyle14"><text:span text:style-name="T14">Šťastie v nešťastí, nešťastie v šťastí.</text:span></text:span><text:bookmark-end text:name="bookmark0"/></text:h>
        <text:p text:style-name="P8"><text:span text:style-name="CharStyle4"><text:span text:style-name="T14"/></text:span></text:p>
        <text:p text:style-name="P29"><text:span text:style-name="CharStyle4"><text:span text:style-name="T14">Ďuro Koštial z Horných Luhov, veľký, kostnatý sedliak, s červenou, pehavou tvárou, belavým obočím a neoholenými lícami, vyšiel z banky. Hrmotne prichlopil dvere a len čo sa zohol za končitým klobúkom, ktorý pohodil na zem, keď vchádzal, zamrmľal urazený:</text:span></text:span></text:p>
        <text:p text:style-name="P8"><text:span text:style-name="CharStyle4"><text:span text:style-name="T14">— Vietor vás knísal!</text:span></text:span></text:p>
        <text:p text:style-name="P8"><text:span text:style-name="CharStyle4"><text:span text:style-name="T14">Hodil klobúk na hlavu ledabolo, šuchol s brucha na bok kapsou, ktorá sa mu pri sohýňaní sošmikla a poobzeral sa, kde je východ. Potom pošiel ka­mennou dlažbou predsiene, búchajúc veľkými zabla­tenými čižmami.</text:span></text:span></text:p>
        <text:p text:style-name="P8"><text:span text:style-name="CharStyle4"><text:span text:style-name="T14">— Ba, desať žír, — pohundrával sám pre seba, — nech vás čert beri</text:span></text:span><text:span text:style-name="CharStyle4"><text:span text:style-name="T2">e</text:span></text:span><text:span text:style-name="CharStyle4"><text:span text:style-name="T14">... Čierny Fojták si príde k vám požičať, čo má osemdesiat meríc!... Bohatým netreba a c</text:span></text:span><text:span text:style-name="CharStyle4"><text:span text:style-name="T2">h</text:span></text:span><text:span text:style-name="CharStyle4"><text:span text:style-name="T14">udobnejším nepožičajú... Takí sú to pán</text:span></text:span><text:span text:style-name="CharStyle4"><text:span text:style-name="T2">i</text:span></text:span><text:span text:style-name="CharStyle4"><text:span text:style-name="T14">... Áno pre chudob</text:span></text:span><text:span text:style-name="CharStyle4"><text:span text:style-name="T2">u</text:span></text:span><text:span text:style-name="CharStyle4"><text:span text:style-name="T14">... Veru pre chudobu.</text:span></text:span></text:p>
        <text:p text:style-name="P8"><text:span text:style-name="CharStyle4"><text:span text:style-name="T14">A posmešne sa uškrnul.</text:span></text:span></text:p>
        <text:p text:style-name="P3"><text:span text:style-name="CharStyle4"><text:span text:style-name="T14">— Pol dediny aby sa ti podpísalo, — pokračoval v myšlienkach. — Aj to vezmú akúsi knihu, pozerá do nej ten bruchatý s fúzami, pozerá ten plešivý, čaptavý, pozerá mladý s červeným pod­bradníkom, tresknú hlavy do vedn</text:span></text:span><text:span text:style-name="CharStyle4"><text:span text:style-name="T3">a</text:span></text:span><text:span text:style-name="CharStyle4"><text:span text:style-name="T14">, šuškajú a počnú sa </text:span></text:span><text:span text:style-name="CharStyle4"><text:span text:style-name="T15">ť</text:span></text:span><text:span text:style-name="CharStyle4"><text:span text:style-name="T14">a vypytovať: „Aké máte numero domu?“ Poviem. To je nie dosť. „Kto je vaším súsedom?“ Poviem aj to. Zase len pozerajú v tej knihe a spytujú sa: „Kto býva pri vás s hora, kto býva s dola?...</text:span></text:span><text:span text:style-name="CharStyle4"><text:span text:style-name="T2">“</text:span></text:span><text:span text:style-name="CharStyle4"><text:span text:style-name="T14"> Na fiškála cengajú, aby pozrel grundbuch.</text:span></text:span><text:span text:style-name="CharStyle4"><text:span text:style-name="T2"> </text:span></text:span><text:span text:style-name="CharStyle4"><text:span text:style-name="T14">Čakáš aj hodinu. Nakonec ti zvestujú: „Slabé. Ešte jedneho žiranta...“ Nepohľadia ti do očí, či ich máš poctivé</text:span></text:span><text:span text:style-name="CharStyle4"><text:span text:style-name="T2">,</text:span></text:span><text:span text:style-name="CharStyle4"><text:span text:style-name="T14"> ani na ruky, či si môžeš s nimi zarobiť... Keby si im tak doniesol a nepýtal, ne­robili by toľké komedie. Aj do remennej stolice by ťa posadil</text:span></text:span><text:span text:style-name="CharStyle4"><text:span text:style-name="T2">i</text:span></text:span><text:span text:style-name="CharStyle4"><text:span text:style-name="T14">...</text:span></text:span></text:p>
        <text:p text:style-name="P8"><text:span text:style-name="CharStyle4"><text:span text:style-name="T14">Vyšiel z predsiene do podbránia rozhorčený, ale akýsi veselší, ako keď vchádzal. Neistota, ktorú pociťoval vtedy, ztratila sa v tom okamžiku, ako mu povedali, že mu veru ani 100 zlatých nemôžu požičať.</text:span></text:span></text:p>
        <text:p text:style-name="P8"><text:span text:style-name="CharStyle4"><text:span text:style-name="T14">— Teraz je už všetkému konec, — myslel si, idúc pomaly podbránim. — Môžem dostať aj tisíc pí</text:span></text:span><text:span text:style-name="CharStyle4"><text:span text:style-name="T3">s</text:span></text:span><text:span text:style-name="CharStyle4"><text:span text:style-name="T14">em, neobzrem sa o nič. Nech chodi</text:span></text:span><text:span text:style-name="CharStyle4"><text:span text:style-name="T2">a</text:span></text:span><text:span text:style-name="CharStyle4"><text:span text:style-name="T14">... Príde zelená koperda zo židovskej — do pece hodím, príde biela zo starej špárkasy — na kúsky podria­pem, príde červenkastá z tejto — na fajku si s ňou pripálim...</text:span></text:span></text:p>
        <text:p text:style-name="P8"><text:soft-page-break/><text:span text:style-name="CharStyle4"><text:span text:style-name="T14">A už aj vytiahol zpoza sáry krátku fajočku so začadeným kupakom. Otvoril ho. Popritláčal palcom tabak, vyňal z vesty zápalku, nadvihol nohu, </text:span></text:span><text:span text:style-name="CharStyle4"><text:span text:style-name="T2">š</text:span></text:span><text:span text:style-name="CharStyle4"><text:span text:style-name="T14">trajchol po nohavici a priehrštím chrániac jej oheň, čakal, kým sa rozhorí. Potom si pripálil, chytro jedno za druhým pocmukal, prichlopil kupak a vypustil pár razy riedky, biely dym. Odhodil zápalku a crkol cez zuby za ňou.</text:span></text:span></text:p>
        <text:p text:style-name="P8"><text:span text:style-name="CharStyle4"><text:span text:style-name="T14">— Nemajú aj tak druhej roboty, nech vypisujú, — myslel ďalej vše o tom istom. — Neobzrem sa o ni</text:span></text:span><text:span text:style-name="CharStyle4"><text:span text:style-name="T2">č</text:span></text:span><text:span text:style-name="CharStyle4"><text:span text:style-name="T14">... Keď na to príde, nech si predajú. Aspoň sa všetkého strasiem. Nebudem potrebovať vždy mysleť: tam ti schádza dlžoba, tam ti schádza druhá, tam tretia... Pustím všetko. Odľahne mi.</text:span></text:span></text:p>
        <text:p text:style-name="P8"><text:span text:style-name="CharStyle4"><text:span text:style-name="T14">Toto rozhodnutie bolo, čo ho troška rozvese­lilo. Bol by sa stal celkom veselým, keby bol mal pár krajciarov na fruštik. Trápilo ho už len to, že musí ísť rovno domov — bez fruštika. Zase tri hodiny v tej pľušti a blate. Žiadalo sa mu ve</text:span></text:span><text:span text:style-name="CharStyle4"><text:span text:style-name="T2">ľ</text:span></text:span><text:span text:style-name="CharStyle4"><text:span text:style-name="T14">mi posedeť si na chvíľu a vy</text:span></text:span><text:span text:style-name="CharStyle4"><text:span text:style-name="T2">p</text:span></text:span><text:span text:style-name="CharStyle4"><text:span text:style-name="T14">iť píšťalu-dve v niektorej krčme... Ale, darmo je. Nedá sa. Peňazí niet Zborgova</text:span></text:span><text:span text:style-name="CharStyle4"><text:span text:style-name="T15">ť</text:span></text:span><text:span text:style-name="CharStyle4"><text:span text:style-name="T14"> nezborguj</text:span></text:span><text:span text:style-name="CharStyle4"><text:span text:style-name="T2">ú</text:span></text:span><text:span text:style-name="CharStyle4"><text:span text:style-name="T14">... Myslel si, že mu pomôžu. Bol by vyplatil tým špatám, čo mu pred týždňom kravu a býčka s exekvovali a bolo by zostalo aj na fruštik a aj krava s býčkom by boly býval</text:span></text:span><text:span text:style-name="CharStyle4"><text:span text:style-name="T3">y</text:span></text:span><text:span text:style-name="CharStyle4"><text:span text:style-name="T14"> oslo­bodené... Ani s voza, ani na voz. Ani predať, aby si si odplatil, ani požičať, aby si si kravu oslobodil.</text:span></text:span></text:p>
        <text:p text:style-name="P8"><text:span text:style-name="CharStyle4"><text:span text:style-name="T14">— Zamotali ma, prekliat</text:span></text:span><text:span text:style-name="CharStyle4"><text:span text:style-name="T2">i!</text:span></text:span><text:span text:style-name="CharStyle4"><text:span text:style-name="T14"> — vykríkol nahlas a zahrozil päsťou, kráčajúc po hradskej s nohy na nohu, ako by sa mu nechcelo.</text:span></text:span></text:p>
        <text:p text:style-name="P8"><text:span text:style-name="CharStyle4"><text:span text:style-name="T14">Deň bol novembrový. Čas hmlistý, mokrý a chladný. Medzi stromovím sedela sivá, nehustá hmla. Hradská na sto krokov ztrácala sa v nej. Vrchov nebolo vidno. Polia boly pokryté s</text:span></text:span><text:span text:style-name="CharStyle4"><text:span text:style-name="T2">ň</text:span></text:span><text:span text:style-name="CharStyle4"><text:span text:style-name="T14">ahom, ktorý padal v chumáčoch miešane s dážďom a roztápal sa hne</text:span></text:span><text:span text:style-name="CharStyle4"><text:span text:style-name="T2">ď</text:span></text:span><text:span text:style-name="CharStyle4"><text:span text:style-name="T14"> v žltom, hlinastom blate cesty s hlbokými povyrývanými koľajami, plnými vody. V prostriedku stálo rozriedené blato. Ono cvrkalo pod ťažkými čižmami Ďura Koštiala. Očernetá ha­lena na remennom kožuchu s červeným hrncom a koncami rukávov mokla. Červenkastý šál, čo mal okolo hrdla obviazaný, vlažil mu krk, keď pohýbal hlavou. Na strieške končitého klobúka shromažďovaly sa kvapky a tiekly shrnutým krajom, kvapkajúc mu pred samým nosom čím ďalej tým častejšie.</text:span></text:span></text:p>
        <text:p text:style-name="P8"><text:span text:style-name="CharStyle4"><text:span text:style-name="T14">Vari od týchto kvapák prišla mu na um žena Verona.</text:span></text:span></text:p>
        <text:p text:style-name="P8"><text:span text:style-name="CharStyle4"><text:span text:style-name="T14">— Tá sa naplače, — pomyslel si, — a za ňou všetky deti. Bude to rumádzgania.</text:span></text:span></text:p>
        <text:p text:style-name="P8"><text:span text:style-name="CharStyle4"><text:span text:style-name="T14">A ako pred chvíľou sa mu zazdalo, že sa už rozhodol nestarať sa o nič, tak teraz odrazu zase prišiel na to, že to nemôže byť a že sa musí starať. Hneď a zaraz treba by sa bolo obrátiť a záležitosti usporiadať.</text:span></text:span></text:p>
        <text:p text:style-name="P8"><text:soft-page-break/><text:span text:style-name="CharStyle4"><text:span text:style-name="T14">Zase mu bolo smutne. Premýšľal, ako by to</text:span></text:span><text:span text:style-name="CharStyle4"><text:span text:style-name="T2"> </text:span></text:span><text:span text:style-name="CharStyle4"><text:span text:style-name="T14">bolo, keby mu predali kone, kravu, býčka, roľu pod Tŕnim, za Salašom, lúku Záhumenicu, chalupu. Čo by robil? Na čo by bol potom na svete?… </text:span></text:span><text:span text:style-name="CharStyle4"><text:span text:style-name="T15">Č</text:span></text:span><text:span text:style-name="CharStyle4"><text:span text:style-name="T14">o sa na tých roliach natrápil a teraz by ich mal popustiť. Medzi nimi sú aj otcovské. Ten by sa aj v hrobe obráti</text:span></text:span><text:span text:style-name="CharStyle4"><text:span text:style-name="T2">l</text:span></text:span><text:span text:style-name="CharStyle4"><text:span text:style-name="T14">... Na čo by on potom vstával zavčas</text:span></text:span><text:span text:style-name="CharStyle4"><text:span text:style-name="T2">u</text:span></text:span><text:span text:style-name="CharStyle4"><text:span text:style-name="T14">... Ani koní by nebolo, ani krav</text:span></text:span><text:span text:style-name="CharStyle4"><text:span text:style-name="T2">y</text:span></text:span><text:span text:style-name="CharStyle4"><text:span text:style-name="T14">... </text:span></text:span><text:span text:style-name="CharStyle4"><text:span text:style-name="T15">Č</text:span></text:span><text:span text:style-name="CharStyle4"><text:span text:style-name="T14">o napojiť, komu dať žrať, komu podstlať, čo čistiť? Ľúto by bol</text:span></text:span><text:span text:style-name="CharStyle4"><text:span text:style-name="T2">o</text:span></text:span><text:span text:style-name="CharStyle4"><text:span text:style-name="T14">...</text:span></text:span></text:p>
        <text:p text:style-name="P8"><text:span text:style-name="CharStyle4"><text:span text:style-name="T14">— Ach, Bože, Bože, — zabožekal nahlas a zavzdychol z hlbok</text:span></text:span><text:span text:style-name="CharStyle4"><text:span text:style-name="T3">a</text:span></text:span><text:span text:style-name="CharStyle4"><text:span text:style-name="T14">. — Kone predať? Zostane bez n</text:span></text:span><text:span text:style-name="CharStyle4"><text:span text:style-name="T4">í</text:span></text:span><text:span text:style-name="CharStyle4"><text:span text:style-name="T14">ch a treba sú. Býčka? Ten by šiel za facku, s tým by si nepomohol a o krave ani nehovoriť. Bez kravy sa ani dýchať nedá sedliakov</text:span></text:span><text:span text:style-name="CharStyle4"><text:span text:style-name="T2">i</text:span></text:span><text:span text:style-name="CharStyle4"><text:span text:style-name="T14">... A aj tak mu zakázal predávať ten krivonosý, keď ho exekvoval... Len 100 zlatých keby bolo. Všetky diery by zapláta</text:span></text:span><text:span text:style-name="CharStyle4"><text:span text:style-name="T2">l</text:span></text:span><text:span text:style-name="CharStyle4"><text:span text:style-name="T14">... Všade má síce nachytaných dlžôb, ale zaplátal by... Majetok zaintabulovaný. Platiť nestač</text:span></text:span><text:span text:style-name="CharStyle4"><text:span text:style-name="T2">í</text:span></text:span><text:span text:style-name="CharStyle4"><text:span text:style-name="T14">... Ale stovku mať, všetko by prišlo do ko</text:span></text:span><text:span text:style-name="CharStyle4"><text:span text:style-name="T2">ľ</text:span></text:span><text:span text:style-name="CharStyle4"><text:span text:style-name="T14">aj</text:span></text:span><text:span text:style-name="CharStyle4"><text:span text:style-name="T2">e</text:span></text:span><text:span text:style-name="CharStyle4"><text:span text:style-name="T14">... Potom by stačil popredať.</text:span></text:span></text:p>
        <text:p text:style-name="P8"><text:span text:style-name="CharStyle4"><text:span text:style-name="T14">Rozmýšľal, kto by mu dobre stál, na čí podpis by dali. Keby tak Fojták čierny podpísa</text:span></text:span><text:span text:style-name="CharStyle4"><text:span text:style-name="T2">l</text:span></text:span><text:span text:style-name="CharStyle4"><text:span text:style-name="T14">... Rozloží mu veci, poprosí ho pre Boh</text:span></text:span><text:span text:style-name="CharStyle4"><text:span text:style-name="T2">a</text:span></text:span><text:span text:style-name="CharStyle4"><text:span text:style-name="T14">... Ale Fojták je lakomec, tvrdý, bez srdca človek. Ak sa mu nevysmeje, vyhodí ho. Čo by taký boháč mal milosrdenstvo... Bohatí sú práve takí tupí, čo sa srdca týče, ako tí po bankách. Udri sa po vrecku, keď sa chceš s nimi shovárať. Hľadajú statočnosť vo vrecku a n</text:span></text:span><text:span text:style-name="CharStyle4"><text:span text:style-name="T4">a</text:span></text:span><text:span text:style-name="CharStyle4"><text:span text:style-name="T14">jdu ju v plnom. Prázdne vrecko — nestatočný člove</text:span></text:span><text:span text:style-name="CharStyle4"><text:span text:style-name="T2">k</text:span></text:span><text:span text:style-name="CharStyle4"><text:span text:style-name="T14">... Čerta netratí cti chudob</text:span></text:span><text:span text:style-name="CharStyle4"><text:span text:style-name="T2">a</text:span></text:span><text:span text:style-name="CharStyle4"><text:span text:style-name="T14">... Chudobný človek hotová opica...</text:span></text:span></text:p>
        <text:p text:style-name="P8"><text:span text:style-name="CharStyle4"><text:span text:style-name="T14">Volakto mu za chrbtom zakričal:</text:span></text:span></text:p>
        <text:p text:style-name="P8"><text:span text:style-name="CharStyle4"><text:span text:style-name="T2">—</text:span></text:span><text:span text:style-name="CharStyle4"><text:span text:style-name="T14"> Hoh</text:span></text:span><text:span text:style-name="CharStyle4"><text:span text:style-name="T2">ó</text:span></text:span><text:span text:style-name="CharStyle4"><text:span text:style-name="T14">!</text:span></text:span></text:p>
        <text:p text:style-name="P8"><text:span text:style-name="CharStyle4"><text:span text:style-name="T14">Obzrel sa a ľakol. Šimle so zablatenými prsiami, zapriahnuté v </text:span></text:span><text:span text:style-name="CharStyle4"><text:span text:style-name="T2">ľ</text:span></text:span><text:span text:style-name="CharStyle4"><text:span text:style-name="T14">ahkej žltej bričke, leteli mu rovno na chrbát. Chcel na pravo skočiť, ale pozrúc na zadok, zdalo sa mu, že tadiaľ letí brička. Trhol sa a skočil na ľavo s užaslou tvárou. Práve naopak. Oje ho už búšilo do boka a spadol, zaryjúc nosom do rozvodneného blata. Klobúk mu odletel. Kone ho pošliapali a dvoje kolies prešlo mu čosi vyše kolien. Zostal ležať na bruchu v úžase, kým po­chopil, čo sa s ním robí. Keď zvedel, že ho aj kone i vozík prešly, skúmal, kde ho bolí. Zavrtel krkom — nič. Vtiahol brucho a nadul — nič. Vystrel jednu nohu, potom druhú — akoby sa celkom nič nebolo stalo. Proboval si ruky pokrčiť a na­tiahnuť, prešiel dlaňou po tvári a pozeral, či je nie zakrvavený — nič, nič. Celkom zdravý je... Len čo ho strhalo a strachu mu nahnali... To by bolo dobre, — hútal, — ale sa mu predsa len mohlo niečo stať. Ako ľahko mu mohlo na </text:span></text:span><text:soft-page-break/><text:span text:style-name="CharStyle4"><text:span text:style-name="T14">príklad ruku alebo nohu zlomiť, nedajbože brucho pritlačiť alebo tak pripučiť... Mihol okom na bričku, ktorá zastala a na pánov, čo s nej soskočili. Stačil kuknúť aj na dva krásne, rovnaké šimle a hneď ich aj odšacoval na 1000 zlatých... Keď môžu mať také kone, tak sú to páni a keď sú páni, nech zaplatia za prekotenie, — uvažoval a obrátil sa na chrbát.</text:span></text:span><text:span text:style-name="CharStyle20"><text:span text:style-name="T14"> </text:span></text:span><text:span text:style-name="CharStyle4"><text:span text:style-name="T14">Blato stekalo mu s tvári, kým si ju rukávom nepoutieral. Zostal pri tom všetkom zamazaný od hlavy do päty a nijako nedvíhal sa z blata. Ba, čo viac, počal na ratu kričať. Vyvrátil </text:span></text:span><text:span text:style-name="CharStyle4"><text:span text:style-name="T4">ľ</text:span></text:span><text:span text:style-name="CharStyle4"><text:span text:style-name="T14">av</text:span></text:span><text:span text:style-name="CharStyle4"><text:span text:style-name="T2">ú</text:span></text:span><text:span text:style-name="CharStyle4"><text:span text:style-name="T14"> nohu opätkom von a skrčil v kolene. Potom sa zatrepal v bahne, ako ryba na suchu, oprel sa o jeden lakeť a zas o druhý, akoby chcel vstať, ale nemohol a zas sa len svalil a bezvládne zostal ležať, nesiahnúc ani za klobúkom, ktorý čupel hore strieškou na tri piade od neho.</text:span></text:span></text:p>
        <text:p text:style-name="P11"><text:span text:style-name="CharStyle4"><text:span text:style-name="T14">— Ježiš, Mária, — volal v trapiech, — nohu mi zlomilo. </text:span></text:span><text:span text:style-name="CharStyle4"><text:span text:style-name="T16">Č</text:span></text:span><text:span text:style-name="CharStyle4"><text:span text:style-name="T14">o si ja počnem teraz? Ktože vás vyživí, deti moje drobné?... Verona moja, čo si ty teraz počneš samotná?</text:span></text:span></text:p>
        <text:p text:style-name="P8"><text:span text:style-name="CharStyle4"><text:span text:style-name="T14">Jeden pán v čiernej bunde s vyhrnutým golierom, v čiapke so šiltom, tučnej tvári s hrdzavými, veľkými fúzami, prvý soskočil s bričky a utekal k povalenému Ďurovi, zdvihnúc si šósy bundy, aby sa nezablatily. Druhý, mladý, v krátkom remennom kabáte s malým klobúčikom s tetrovím perom, v žltých, remenných kamašniach, držal staršieho za rameno, aby sa nepok</text:span></text:span><text:span text:style-name="CharStyle4"><text:span text:style-name="T16">ĺ</text:span></text:span><text:span text:style-name="CharStyle4"><text:span text:style-name="T14">zol a utekal zároveň s ním. Kočiš v gumovom plášti medzitým prekročil so zadného sedadla, kde predtým sedel, na predné a chytil pustené opraty.</text:span></text:span></text:p>
        <text:p text:style-name="P8"><text:span text:style-name="CharStyle4"><text:span text:style-name="T14">Ďuro sŕkal a svíjal sa, majúc nohu skrivenú opätkom von a skrčenú v kolene.</text:span></text:span></text:p>
        <text:p text:style-name="P8"><text:span text:style-name="CharStyle22"><text:span text:style-name="T14">— Nohu </text:span></text:span><text:span text:style-name="CharStyle22"><text:span text:style-name="T4">m</text:span></text:span><text:span text:style-name="CharStyle22"><text:span text:style-name="T14">i zlomilo, nohu mi zlomilo, — kričal plačliv</text:span></text:span><text:span text:style-name="CharStyle22"><text:span text:style-name="T16">e</text:span></text:span><text:span text:style-name="CharStyle22"><text:span text:style-name="T14">, hľadiac zúfanlive na pánov.</text:span></text:span></text:p>
        <text:p text:style-name="P8"><text:span text:style-name="CharStyle22"><text:span text:style-name="T2">O</text:span></text:span><text:span text:style-name="CharStyle22"><text:span text:style-name="T14"> chvíľku mu počal hlas slabnúť a zažmúril oči. Zdalo sa, že nedýcha.</text:span></text:span></text:p>
        <text:p text:style-name="P8"><text:span text:style-name="CharStyle22"><text:span text:style-name="T14">— Zamdlel, — povedal mladý s tetrov</text:span></text:span><text:span text:style-name="CharStyle22"><text:span text:style-name="T2">í</text:span></text:span><text:span text:style-name="CharStyle22"><text:span text:style-name="T14">m perom.</text:span></text:span></text:p>
        <text:p text:style-name="P8"><text:span text:style-name="CharStyle22"><text:span text:style-name="T14">— Nepríjemná vec, nepríjemná vec, — hundral starší tiež plačliv</text:span></text:span><text:span text:style-name="CharStyle22"><text:span text:style-name="T4">e</text:span></text:span><text:span text:style-name="CharStyle22"><text:span text:style-name="T14">, hľadajúc ručník po vreckách, aby si utrel zaslzené oči. — Bolo mi treba poháňať...</text:span></text:span></text:p>
        <text:p text:style-name="P8"><text:span text:style-name="CharStyle22"><text:span text:style-name="T14">— Čo robiť? — pýtal sa mladý, potichu, ako­by samého seba a potiahol si v nesnádzach klo­búčik k nosu.</text:span></text:span></text:p>
        <text:p text:style-name="P8"><text:span text:style-name="CharStyle22"><text:span text:style-name="T14">— Bežte za doktorom, bežte za doktorom, — rozkazoval starší, obchádzajúc Ďura a rozkladajúc rukami. — Predám tie divé zver</text:span></text:span><text:span text:style-name="CharStyle22"><text:span text:style-name="T2">y</text:span></text:span><text:span text:style-name="CharStyle22"><text:span text:style-name="T14">... Bolo mi to treba... Bežte pre doktora... Takéto nešťastie. Škrabal sa po slyche a utieral si oči ručníkom.</text:span></text:span></text:p>
        <text:p text:style-name="P8"><text:span text:style-name="CharStyle22"><text:span text:style-name="T14">— Takto ležať nemôže, — odporoval mladý, — musíme sa najprv o neho postarať. Ukázal na Ďura, ktorý sa nehýbal.</text:span></text:span></text:p>
        <text:p text:style-name="P8"><text:span text:style-name="CharStyle22"><text:span text:style-name="T14">Zavolali na kočiša a všetci traja vyložili zabla­teného Ďura na bričku. Cvalom prešli </text:span></text:span><text:soft-page-break/><text:span text:style-name="CharStyle22"><text:span text:style-name="T14">do najbližšej dediny. Prvý dom bola krčma, ta vnišli. Krčmár, chudý žid s malou šedivou bradou, zvráskavelej tvári s červenými, ustavične slziacimi, zakarpavenými očami, vidiac pánov, pustil ich do svojej izbičky so zatiahnutými fotelami a posteľou. V izbe bol suchý, horúci vzduch od malej, železnej pece, v ktorej hučal oheň. Posteľ odokryli a položili do</text:span></text:span><text:span text:style-name="CharStyle20"><text:span text:style-name="T14"> </text:span></text:span><text:span text:style-name="CharStyle4"><text:span text:style-name="T14">nej Ďura, ktorý sa ešte vždy nehýbal a mal skri­venú nohu.</text:span></text:span></text:p>
        <text:p text:style-name="P8"><text:span text:style-name="CharStyle4"><text:span text:style-name="T14">— Pre doktora, pre doktora, — kričal pán v bunde, shodiac čapicu a utierajúc si teraz už lysinu, ktorá sa mu v strachu zapotila. Plno drobných krupäjov vystupovalo mu na čelo, záhyby nosa plnily sa mu potom neustále a celá tvár sa blyšťala. V povedomí, že zapríčinil smr</text:span></text:span><text:span text:style-name="CharStyle4"><text:span text:style-name="T2">ť</text:span></text:span><text:span text:style-name="CharStyle4"><text:span text:style-name="T14">, zmäteno chodil po izbe a súril doktora.</text:span></text:span></text:p>
        <text:p text:style-name="P8"><text:span text:style-name="CharStyle4"><text:span text:style-name="T14">Ďura trhlo. Už so tretí raz počul spomenúť doktora a srdce mu zabúchalo.</text:span></text:span></text:p>
        <text:p text:style-name="P8"><text:span text:style-name="CharStyle4"><text:span text:style-name="T14">— Veď, ak doktor príde, nuž ho prezre a všetko uvidí, — myslel si. — Lepšie bude, keď sa zo­budím a skočím s postel</text:span></text:span><text:span text:style-name="CharStyle4"><text:span text:style-name="T2">e</text:span></text:span><text:span text:style-name="CharStyle4"><text:span text:style-name="T14">... Alebo, keď sa aj zobudím, a s postele jednako nesoskočí</text:span></text:span><text:span text:style-name="CharStyle4"><text:span text:style-name="T2">m</text:span></text:span><text:span text:style-name="CharStyle4"><text:span text:style-name="T14">... Vec na uváženie... Zostanem ležať, ale sa zobudí</text:span></text:span><text:span text:style-name="CharStyle4"><text:span text:style-name="T2">m</text:span></text:span><text:span text:style-name="CharStyle4"><text:span text:style-name="T14">... Až pre doktora poš</text:span></text:span><text:span text:style-name="CharStyle4"><text:span text:style-name="T2">l</text:span></text:span><text:span text:style-name="CharStyle4"><text:span text:style-name="T14">ú, času dosť.</text:span></text:span></text:p>
        <text:p text:style-name="P8"><text:span text:style-name="CharStyle4"><text:span text:style-name="T14">Zavzdychol a otvoril oči.</text:span></text:span></text:p>
        <text:p text:style-name="P8"><text:span text:style-name="CharStyle4"><text:span text:style-name="T14">— Vzdychá, žije, — poznamenal mladý v kamašniach a prešiel ku posteli. Starší pobehol za ním a sadol si na pe</text:span></text:span><text:span text:style-name="CharStyle4"><text:span text:style-name="T4">ľ</text:span></text:span><text:span text:style-name="CharStyle4"><text:span text:style-name="T14">asť, nakloniac sa nad Ďura.</text:span></text:span></text:p>
        <text:p text:style-name="P8"><text:span text:style-name="CharStyle4"><text:span text:style-name="T14">— Čo vás bolí, spýtal sa.</text:span></text:span></text:p>
        <text:p text:style-name="P8"><text:span text:style-name="CharStyle4"><text:span text:style-name="T14">— Všetko, — pošepol dokaličený, sťaby ani hovoriť nevedel od slabosti, — ale nohu, nohu nemôžem v</text:span></text:span><text:span text:style-name="CharStyle4"><text:span text:style-name="T2">ys</text:span></text:span><text:span text:style-name="CharStyle4"><text:span text:style-name="T14">treť...</text:span></text:span></text:p>
        <text:p text:style-name="P8"><text:span text:style-name="CharStyle4"><text:span text:style-name="T14">— Ktorú to?</text:span></text:span></text:p>
        <text:p text:style-name="P8"><text:span text:style-name="CharStyle4"><text:span text:style-name="T14">— Túto, — ukázal nosom a pohľadom na ľavú.</text:span></text:span></text:p>
        <text:p text:style-name="P8"><text:span text:style-name="CharStyle4"><text:span text:style-name="T14">— Teda </text:span></text:span><text:span text:style-name="CharStyle4"><text:span text:style-name="T16">ľ</text:span></text:span><text:span text:style-name="CharStyle4"><text:span text:style-name="T2">av</text:span></text:span><text:span text:style-name="CharStyle4"><text:span text:style-name="T14">á.</text:span></text:span></text:p>
        <text:p text:style-name="P8"><text:span text:style-name="CharStyle4"><text:span text:style-name="T14">— Ľavá, </text:span></text:span><text:span text:style-name="CharStyle4"><text:span text:style-name="T2">ľ</text:span></text:span><text:span text:style-name="CharStyle4"><text:span text:style-name="T14">avá, Bože mo</text:span></text:span><text:span text:style-name="CharStyle4"><text:span text:style-name="T2">j.</text:span></text:span><text:span text:style-name="CharStyle4"><text:span text:style-name="T14">.. Moja žena.</text:span></text:span><text:span text:style-name="CharStyle4"><text:span text:style-name="T2">.</text:span></text:span><text:span text:style-name="CharStyle4"><text:span text:style-name="T14">. Za­vezte ma domov.</text:span></text:span></text:p>
        <text:p text:style-name="P8"><text:span text:style-name="CharStyle4"><text:span text:style-name="T14">Hlas mu znel trasľavo a plačliv</text:span></text:span><text:span text:style-name="CharStyle4"><text:span text:style-name="T4">e</text:span></text:span><text:span text:style-name="CharStyle4"><text:span text:style-name="T14">.</text:span></text:span></text:p>
        <text:p text:style-name="P8"><text:span text:style-name="CharStyle4"><text:span text:style-name="T14">— Ja sa už postarám o vás, — uspokojoval tučný pán ... Doktora pošlem, ako prídem do mesta.</text:span></text:span></text:p>
        <text:p text:style-name="P8"><text:span text:style-name="CharStyle4"><text:span text:style-name="T14">— Nie, nie, načo doktora platiť. Žena Verona napraví. Tá už nejednomu napravila... Ak by tá nie, potom.</text:span></text:span></text:p>
        <text:p text:style-name="P8"><text:span text:style-name="CharStyle4"><text:span text:style-name="T14">— Odkiaľ ste? opýtal sa so sústrasťou.</text:span></text:span></text:p>
        <text:p text:style-name="P8"><text:span text:style-name="CharStyle4"><text:span text:style-name="T14">— Z Horných Luhov.</text:span></text:span></text:p>
        <text:p text:style-name="P8"><text:span text:style-name="CharStyle4"><text:span text:style-name="T14">— A ako sa voláte?</text:span></text:span></text:p>
        <text:p text:style-name="P8"><text:span text:style-name="CharStyle4"><text:span text:style-name="T14">— Ďuro Koštial.</text:span></text:span></text:p>
        <text:p text:style-name="P8"><text:soft-page-break/><text:span text:style-name="CharStyle4"><text:span text:style-name="T14">— Ďuro Koštial?</text:span></text:span></text:p>
        <text:p text:style-name="P8"><text:span text:style-name="CharStyle4"><text:span text:style-name="T14">— Áno.</text:span></text:span></text:p>
        <text:p text:style-name="P8"><text:span text:style-name="CharStyle4"><text:span text:style-name="T14">— Z Horných Luhov?</text:span></text:span></text:p>
        <text:p text:style-name="P8"><text:span text:style-name="CharStyle22"><text:span text:style-name="T14">— </text:span></text:span><text:span text:style-name="CharStyle4"><text:span text:style-name="T14">Odtiaľ prosím.</text:span></text:span></text:p>
        <text:p text:style-name="P8"><text:span text:style-name="CharStyle4"><text:span text:style-name="T14">Pán v bunde stal s peľasti a pošiel ku mladému. Vytiahol akési písma z vrecka, nastrčil okuliare a pozeral do nich. Potriasol hlavou, čudujúc sa náhode. Mrkol na chorého a udrel prstami po písmach.</text:span></text:span></text:p>
        <text:p text:style-name="P8"><text:span text:style-name="CharStyle4"><text:span text:style-name="T14">— Ten istý, — pošepol mladšiemu.</text:span></text:span></text:p>
        <text:p text:style-name="P8"><text:span text:style-name="CharStyle4"><text:span text:style-name="T14">— Ale, — začudoval sa aj mladší.</text:span></text:span></text:p>
        <text:p text:style-name="P8"><text:span text:style-name="CharStyle4"><text:span text:style-name="T14">— K nemu sme šli.</text:span></text:span></text:p>
        <text:p text:style-name="P8"><text:span text:style-name="CharStyle4"><text:span text:style-name="T14">— Teraz ste vy jeho dlžníkom.</text:span></text:span></text:p>
        <text:p text:style-name="P8"><text:span text:style-name="CharStyle4"><text:span text:style-name="T14">— Chudák.</text:span></text:span></text:p>
        <text:p text:style-name="P8"><text:span text:style-name="CharStyle4"><text:span text:style-name="T14">Takto šepkali za chvíľu. Ďuro medzitým zase počal vzdychať čím ďalej tým častejšie. Vzdychanie premenilo sa o chvíľu na fňukanie. Konečne, akosi</text:span></text:span><text:span text:style-name="CharStyle19"><text:span text:style-name="T14"> </text:span></text:span><text:span text:style-name="CharStyle4"><text:span text:style-name="T14">divne, neprirodzene rozplakal sa, vydávajúc zo seba zverské, divoké zvuky, podobné zavíjaniu. Do tohoto zavíjania plietol meno ženy Verony a detí Jana, Zuzy a Barbory.</text:span></text:span></text:p>
        <text:p text:style-name="P8"><text:span text:style-name="CharStyle4"><text:span text:style-name="T14">Tučný pán zase zmäkol a chcejúc potlačiť pohnutie, zatrúbil do šatky, sťaby si nos čistil. Prešiel zase ku posteli a sadol na peľasť.</text:span></text:span></text:p>
        <text:p text:style-name="P8"><text:span text:style-name="CharStyle4"><text:span text:style-name="T14">— Ja sa postarám, Ďurko. Nebanujte. Všetko bude v poriadk</text:span></text:span><text:span text:style-name="CharStyle4"><text:span text:style-name="T2">u</text:span></text:span><text:span text:style-name="CharStyle4"><text:span text:style-name="T14">... A na apatieku tu máte.</text:span></text:span></text:p>
        <text:p text:style-name="P8"><text:span text:style-name="CharStyle4"><text:span text:style-name="T14">Vytiahol dve banknoty a dal ich Ďurovi.</text:span></text:span></text:p>
        <text:p text:style-name="P8"><text:span text:style-name="CharStyle4"><text:span text:style-name="T14">— Tu máte, Ďurko. Ja som vina... Ak by nestačilo, len príďte ku mne do mesta... Ja už pomôžem... Nohu vám napravia. Budete chlapom ako predtým.</text:span></text:span></text:p>
        <text:p text:style-name="P8"><text:span text:style-name="CharStyle4"><text:span text:style-name="T14">Ďuro pozrel na banknoty. Svetlasté a väčši</text:span></text:span><text:span text:style-name="CharStyle4"><text:span text:style-name="T2">e</text:span></text:span><text:span text:style-name="CharStyle4"><text:span text:style-name="T14">... Stovk</text:span></text:span><text:span text:style-name="CharStyle4"><text:span text:style-name="T2">y</text:span></text:span><text:span text:style-name="CharStyle4"><text:span text:style-name="T14">... Dve stovky. Práve toľko, koľko si žiadal.</text:span></text:span></text:p>
        <text:p text:style-name="P8"><text:span text:style-name="CharStyle4"><text:span text:style-name="T14">Chytil pánovi ruku a bozkal ju.</text:span></text:span></text:p>
        <text:p text:style-name="P8"><text:span text:style-name="CharStyle4"><text:span text:style-name="T14">— Ďakujem pánu veľkomožnému.</text:span></text:span></text:p>
        <text:p text:style-name="P8"><text:span text:style-name="CharStyle4"><text:span text:style-name="T14">A v očiach zableskly sa mu úprimné slzy vďačnosti.</text:span></text:span></text:p>
        <text:p text:style-name="P8"><text:span text:style-name="CharStyle4"><text:span text:style-name="T14">Páni odišli s tým, aby sa krčmár postaral o prevezenie sedliaka do Horných Luhov.</text:span></text:span></text:p>
        <text:p text:style-name="P8"><text:span text:style-name="CharStyle4"><text:span text:style-name="T14">Koštial sa skutočne v perinách odviezol domov. Žid mu privolal ešte na cestu:</text:span></text:span></text:p>
        <text:p text:style-name="P8"><text:span text:style-name="CharStyle4"><text:span text:style-name="T14">— Nedajte sa od tisícky.</text:span></text:span></text:p>
        <text:p text:style-name="P6"><text:span text:style-name="CharStyle19"><text:span text:style-name="T14"/></text:span></text:p>
        <text:p text:style-name="P8"><text:soft-page-break/><text:span text:style-name="CharStyle4"><text:span text:style-name="T14">Ale na tisícku nevyšlo. Ďuro na druhý deň išiel do mesta aj s dvesto korunami, čo dostal za zlomenú nohu. Hlásil sa v banke, že chce svoju dlžobu vyplatiť. Mladý s červeným podbradníkom mu oznámil, že je jeho dlžoba už žalovaná, aby šiel ku advokátovi. Bankový sluha ho zaviedol až ku dvero</text:span></text:span><text:span text:style-name="CharStyle4"><text:span text:style-name="T2">m</text:span></text:span><text:span text:style-name="CharStyle4"><text:span text:style-name="T14">... Ďuro zaklopal, pritlačil kľučku a potichu vtiahol sa do kancelárie. Pozrel a od ľaku ani dvere neprivrel. Zostal, ako skamenelý stáť.</text:span></text:span></text:p>
        <text:p text:style-name="P8"><text:span text:style-name="CharStyle4"><text:span text:style-name="T14">Pri veľkom písacom stolíku sedel včerajší pán s hrdzavými fúzami a hľadel na neho.</text:span></text:span></text:p>
        <text:p text:style-name="P23"/>
        <text:p text:style-name="P12"/>
        <text:h text:style-name="P21" text:outline-level="1"><text:bookmark-start text:name="bookmark2"/><text:span text:style-name="CharStyle14"><text:span text:style-name="T14">Slnečný kúpe</text:span></text:span><text:span text:style-name="CharStyle14"><text:span text:style-name="T2">ľ</text:span></text:span><text:span text:style-name="CharStyle14"><text:span text:style-name="T14">.</text:span></text:span><text:bookmark-end text:name="bookmark2"/></text:h>
        <text:p text:style-name="P7"><text:span text:style-name="CharStyle26"><text:span text:style-name="T2"/></text:span></text:p>
        <text:p text:style-name="P8"><text:span text:style-name="CharStyle4"><text:span text:style-name="T14">Mestský notár Škorec, s chudou umučenou tvá­rou, na ktorej kožka len tak visela, si už zúfal. So dňa na deň mu bolo ťažšie prejsť cez ve</text:span></text:span><text:span text:style-name="CharStyle4"><text:span text:style-name="T2">ľ</text:span></text:span><text:span text:style-name="CharStyle4"><text:span text:style-name="T14">ký mestský rýnok. Akýsi neurčitý pocit strachu sa ho zmocňoval, keď prechádzal cez jeho holý, žabicou vydláždený priestor. Zdalo sa mu, že sa v sa­mom prostriedku rynku potočí, zakrúti, nebude sa môcť na nič podopreť a odpadne. Druhí mávajú ten istý pocit, keď musia prejsť ponad potok cez úzku lavičku.</text:span></text:span></text:p>
        <text:p text:style-name="P8"><text:span text:style-name="CharStyle4"><text:span text:style-name="T14">Dlho sa premáhal a chodil cez rýnok, aby vzdoroval tomuto strachu. Konečne raz skutočne dostal závrat a musel sa opreť, na vidomoči mno­hých, o stĺp lampy a tak stáť za chvíľku, kým sa osmelil ďalej ísť.</text:span></text:span></text:p>
        <text:p text:style-name="P8"><text:span text:style-name="CharStyle4"><text:span text:style-name="T14">Zdôveril sa s t</text:span></text:span><text:span text:style-name="CharStyle4"><text:span text:style-name="T4">y</text:span></text:span><text:span text:style-name="CharStyle4"><text:span text:style-name="T14">mito </text:span></text:span><text:span text:style-name="CharStyle4"><text:span text:style-name="T2">p</text:span></text:span><text:span text:style-name="CharStyle4"><text:span text:style-name="T14">ocitami aj mestskému doktorovi Edutovi, mladému ešte človekovi, bez fúzov, s hústými bakombardami, dobrej a vážnej tvári.</text:span></text:span></text:p>
        <text:p text:style-name="P8"><text:span text:style-name="CharStyle4"><text:span text:style-name="T14">Doktor ho zachytil prejsť sa za mesto.</text:span></text:span></text:p>
        <text:p text:style-name="P8"><text:span text:style-name="CharStyle4"><text:span text:style-name="T14">— Nervozita, — povedal mu, — šport, kamarát, a ozdravieš. V zime ródle, korčule, ski, v lete chôdza, kúpele, menovite slnečný kúpe</text:span></text:span><text:span text:style-name="CharStyle4"><text:span text:style-name="T2">ľ</text:span></text:span><text:span text:style-name="CharStyle4"><text:span text:style-name="T14">...</text:span></text:span></text:p>
        <text:p text:style-name="P8"><text:span text:style-name="CharStyle4"><text:span text:style-name="T14">— Neverím ani vzduchu, ani slncu, — odporoval temno Škorec. — Pre mňa sa chystá tma — mozgová tm</text:span></text:span><text:span text:style-name="CharStyle4"><text:span text:style-name="T2">a</text:span></text:span><text:span text:style-name="CharStyle4"><text:span text:style-name="T14">... Dovoľ, aby som sa ťa chytil. O mnoho bezpečnejšie sa cítim, keď sa držím niekoho.</text:span></text:span></text:p>
        <text:p text:style-name="P8"><text:span text:style-name="CharStyle4"><text:span text:style-name="T14">Šli poľnou cestou medzi brehami, ktoré sa už zelenaly novou, bledozelenou trávou. Slnce lahodne pálilo cez hrubé súkno svrchníkov. Vzduch prie­zračný a ľahký mimovoľne šíril nozdry a pľúca. Pohladkával líca, ako neviditeľná, jemná hodvábna šatka. Tento závan prírody vlnil drobnú oziminu a striasal kvet s kvitnúcich čerešieň. </text:span></text:span><text:soft-page-break/><text:span text:style-name="CharStyle4"><text:span text:style-name="T14">Cesta sa už prášila a hrudky soschnutého blata mrvily sa pod nohami.</text:span></text:span></text:p>
        <text:p text:style-name="P8"><text:span text:style-name="CharStyle4"><text:span text:style-name="T14">Doktor sa uštipačne zasmial:</text:span></text:span></text:p>
        <text:p text:style-name="P8"><text:span text:style-name="CharStyle4"><text:span text:style-name="T14">— Never</text:span></text:span><text:span text:style-name="CharStyle4"><text:span text:style-name="T16">í</text:span></text:span><text:span text:style-name="CharStyle4"><text:span text:style-name="T14">š vzduchu, ani slncu. Nepotrebuješ veri</text:span></text:span><text:span text:style-name="CharStyle4"><text:span text:style-name="T4">ť</text:span></text:span><text:span text:style-name="CharStyle4"><text:span text:style-name="T14">, len pozre</text:span></text:span><text:span text:style-name="CharStyle4"><text:span text:style-name="T4">ť</text:span></text:span><text:span text:style-name="CharStyle4"><text:span text:style-name="T14"> pred seba a zkúsi</text:span></text:span><text:span text:style-name="CharStyle4"><text:span text:style-name="T4">ť</text:span></text:span><text:span text:style-name="CharStyle4"><text:span text:style-name="T14"> ic</text:span></text:span><text:span text:style-name="CharStyle4"><text:span text:style-name="T2">h</text:span></text:span><text:span text:style-name="CharStyle4"><text:span text:style-name="T14">... Aká bola táto cesta pred troma týždňami. Blato po kolená, mláky. Pozri, teraz je ako dla</text:span></text:span><text:span text:style-name="CharStyle4"><text:span text:style-name="T2">ň</text:span></text:span><text:span text:style-name="CharStyle4"><text:span text:style-name="T14">... A tieto brehy Aké smutné a holé boly. Pozri, rozzelenaly sa... I ty si také bahno a mláka, holý a smutný breh... Buď na vzduchu a slnci, omladneš, ako, ľaľa, tamten brezový hájik. Veru.</text:span></text:span></text:p>
        <text:p text:style-name="P8"><text:span text:style-name="CharStyle4"><text:span text:style-name="T14">— Filozofia alebo po</text:span></text:span><text:span text:style-name="CharStyle4"><text:span text:style-name="T4">e</text:span></text:span><text:span text:style-name="CharStyle4"><text:span text:style-name="T14">zia je, čo vravíš.</text:span></text:span></text:p>
        <text:p text:style-name="P8"><text:span text:style-name="CharStyle4"><text:span text:style-name="T14">— Čoby. Zdravoveda... Vieš, čo? V júni začneme</text:span></text:span><text:span text:style-name="CharStyle28"><text:span text:style-name="T1"> </text:span></text:span><text:span text:style-name="CharStyle4"><text:span text:style-name="T14">spolu slnečné kúpele, aby ti nebolo samému smutno. Pribereme k sebe aj zverolekára Papsta. To je tiež taký nervózny pán. Vždy sa chytá za hlavu a tancuje ešte aj vtedy, keď sedí pri pive.</text:span></text:span></text:p>
        <text:p text:style-name="P8"><text:span text:style-name="CharStyle4"><text:span text:style-name="T14">Tak sa stalo, že notár Škorec, doktor Edut a zverolekár Papst chodili každé pekné letné odpo­ludnie kúpať sa k úpustu, neďaleko za mestečkom, tak asi dvadsať minút. Miesto bolo pekné. S jednej strany vŕšok celý zelený, na jeho úpätí bujná mäkká pažiť. S druhej strany husté nepriehľadné vrbiny s drobným riečnym pieskom na brehu. Práve dobrým na vyvaľovanie sa a praženie na slnku. Za vŕškom viedla hradská. Odtiaľto, kto bol zvedavý, mohol sa dívať na kúpajúcich sa. Ale, ktože sa bude dívať na to, keď sa chlapi kúpu? A potom, ktože chodí v lete po obede po hradskej? Nevýnde veru ani Marina Sirenákova, ani pehavá, ale pekná Rozetka Mandalíkova, ani mladá, kučeravá podsudcová, zapudrovaná Betty Rišáková. Tie vychádzajú len večierkom, keď mesiac svieti, ako hviezdy. Pred gazdami, vandrovníkami, dedinčanmi a dedinčiankami niet sa čo hanbiť.</text:span></text:span></text:p>
        <text:p text:style-name="P8"><text:span text:style-name="CharStyle4"><text:span text:style-name="T14">Kúpali sa tedy páni veselo. K slnečnému kúpeľu pripojili aj gymnastiku M</text:span></text:span><text:span text:style-name="CharStyle4"><text:span text:style-name="T13">ü</text:span></text:span><text:span text:style-name="CharStyle4"><text:span text:style-name="T14">llerovho systému. Chodili po brehu, hádzali rukami raz pred seba, raz od seba, drgali a krútili nohami, na bruchá sa hádzali, na chrbty prevaľovali a to všetko podľa komanda doktorovho, ktorého bolo poznať iba po hustých</text:span></text:span><text:span text:style-name="CharStyle19"><text:span text:style-name="T14"> </text:span></text:span><text:span text:style-name="CharStyle4"><text:span text:style-name="T14">bakombardoch a nohavičkách červenej barvy. Okrem toho doktor mal najhrubšie nohy a zarastené prsia. Notár mal modré nohavičky, ale poznať ho bolo aj po podlhovastej hlave s chumáčom mokrých vlasov v čele a po tenkých ako trieska nohách a ramenách. Zverolekár Papst pýšil sa s nohavič­kami s červenými a bielymi pásikami, guľatou, plešivou hlavou. Ináče ich nebolo rozpoznať.</text:span></text:span></text:p>
        <text:p text:style-name="P8"><text:span text:style-name="CharStyle4"><text:span text:style-name="T14">Leto bolo krásne, horúce, bez vetrov, a tak sa naši páni každé popoludnie kúpali. Ohoreli od slnca od hlavy do päty. Notár sa už-už zotavoval a bez strachu prešiel so </text:span></text:span><text:soft-page-break/><text:span text:style-name="CharStyle4"><text:span text:style-name="T14">tri razy cez rýnok. Zve­rolekár sa už tak nehniezdil a nebúchal do boku súsedov, čo sedávali s ním v kiosku mestského hostinca. Doktor Edut však tešil sa, že jeho rada pomohla menovite Škorcovi a radil každému slnečný kúpeľ, spojený s vodným a M</text:span></text:span><text:span text:style-name="CharStyle4"><text:span text:style-name="T26">ü</text:span></text:span><text:span text:style-name="CharStyle4"><text:span text:style-name="T14">llerovou gymnastikou.</text:span></text:span></text:p>
        <text:p text:style-name="P8"><text:span text:style-name="CharStyle4"><text:span text:style-name="T14">Ale nie preto žijeme v malom meste, aby sme sa nikdy nezasmiali a len svoje nervy kurovali. Zahrajú nám aj tu veselé frašky, keď aj nie chýrni umelci, ale raz ten a druhý raz ten. Niekedy aj samé predstavenstvo obce...</text:span></text:span></text:p>
        <text:p text:style-name="P8"><text:span text:style-name="CharStyle4"><text:span text:style-name="T14">Matej Jakub, polremeselník a polgazda, kosil v jedno odpoludnie ďatelinu na svojej ráte neďa­leko úpustu. Slnce pražilo, ako by sa nebol zohrial. Zohrial sa veru do červen</text:span></text:span><text:span text:style-name="CharStyle4"><text:span text:style-name="T4">a</text:span></text:span><text:span text:style-name="CharStyle4"><text:span text:style-name="T14"> a do potu. Pritom ho veľmi pálily nohy v čižmách. U nás sa síce takí ľudia, ako bol Jakub, od krstu do smrti nekúpu,</text:span></text:span><text:span text:style-name="CharStyle19"><text:span text:style-name="T14"> </text:span></text:span><text:span text:style-name="CharStyle4"><text:span text:style-name="T14">vyjmúc tých pár detských kúpeľov, ale, divná vec, Jakubovi zachcelo sa odrazu aspoň nohy si omočiť.</text:span></text:span></text:p>
        <text:p text:style-name="P8"><text:span text:style-name="CharStyle4"><text:span text:style-name="T14">Hodil kosu a už sa spúšťal s vŕšku k úpustu, keď sa odrazu zastavil. Traja celkom nahí ľudia s fúzami a bradami, v krátkych, barvistých noha­vičkách, krútili hlavami raz na pravo, raz na ľavo. Jakub tiež pokrútil hlavou a pozrel na nebo, či neletí nejaký balón. Ale o balónu ani chýru. Siné, hlboké, bez obláčku nebo klenulo sa nad ním. Čo tí vrtia toľko hlavami? Jeden z naháčov vykríkol, a tu, neslýchaná vec, všetci traja počali sa pliaskať po stehnách. Dvíhali ruky do vysok</text:span></text:span><text:span text:style-name="CharStyle4"><text:span text:style-name="T4">a</text:span></text:span><text:span text:style-name="CharStyle4"><text:span text:style-name="T14"> a rýchlo spúšťali ich k lýtkam. Pliaskalo to, ani čoby piestom prali.</text:span></text:span></text:p>
        <text:p text:style-name="P8"><text:span text:style-name="CharStyle4"><text:span text:style-name="T14">Jakub nerozumel. Napadlo mu hneď, že to budú iste tí traja blázni, o ktorých čital v novin­kách, že ušli z blázinca a ponevierajú sa po okolí. Učupil sa a štvornožky vyšiel nazpät na vŕšok, len aby ho nezbadali a za ním sa nepustili. Ani sa len neobzrel. Keď sišiel na hradskú, skoro behom pustil sa dolu ňou, aby vec oznámil slávnemu predstavenstv</text:span></text:span><text:span text:style-name="CharStyle4"><text:span text:style-name="T2">u</text:span></text:span><text:span text:style-name="CharStyle4"><text:span text:style-name="T14">... Takto znebezpečovať ľud</text:span></text:span><text:span text:style-name="CharStyle4"><text:span text:style-name="T2">í</text:span></text:span><text:span text:style-name="CharStyle4"><text:span text:style-name="T14">!... Ak im tak napadne všetkým trom za mnou sa pustiť. Krásne by bol vyzeral... Stretol sa s Mrvenčíkom, gazdom z Dolnej ulice, ktorý tiež išiel s kosou na ďatelinu. Vtedy mu napadlo, že si kosu nechal na ráte.</text:span></text:span></text:p>
        <text:p text:style-name="P8"><text:span text:style-name="CharStyle22"><text:span text:style-name="T14">— </text:span></text:span><text:span text:style-name="CharStyle4"><text:span text:style-name="T14">Nože, súsedko, tam mám kosu na mojom ďatelinisku. Opatri mi ju. Idem s vážnou vecou.</text:span></text:span></text:p>
        <text:p text:style-name="P8"><text:span text:style-name="CharStyle4"><text:span text:style-name="T14">— S akou?</text:span></text:span></text:p>
        <text:p text:style-name="P8"><text:span text:style-name="CharStyle4"><text:span text:style-name="T14">Jakub zamrkal očima smerom k úpustu:</text:span></text:span></text:p>
        <text:p text:style-name="P34"><text:span text:style-name="CharStyle4"><text:span text:style-name="T14">— Pri úpuste si daj pozor, — upozornil ho.</text:span></text:span></text:p>
        <text:p text:style-name="P30"><text:span text:style-name="CharStyle4"><text:span text:style-name="T14">— Čože sa stalo?</text:span></text:span></text:p>
        <text:p text:style-name="P8"><text:soft-page-break/><text:span text:style-name="CharStyle4"><text:span text:style-name="T14">— Akísi blázni sa kúp</text:span></text:span><text:span text:style-name="CharStyle4"><text:span text:style-name="T2">u</text:span></text:span><text:span text:style-name="CharStyle4"><text:span text:style-name="T14">... Ušli z mesta. Po­mysleli si, že sa okúpu a tam sú. Hrozia sa proti nebu a pliaskajú jeden druhého.</text:span></text:span></text:p>
        <text:p text:style-name="P8"><text:span text:style-name="CharStyle4"><text:span text:style-name="T14">— Nehovor.</text:span></text:span></text:p>
        <text:p text:style-name="P8"><text:span text:style-name="CharStyle4"><text:span text:style-name="T14">Jakub sa zadu</text:span></text:span><text:span text:style-name="CharStyle4"><text:span text:style-name="T16">š</text:span></text:span><text:span text:style-name="CharStyle4"><text:span text:style-name="T14">il.</text:span></text:span></text:p>
        <text:p text:style-name="P8"><text:span text:style-name="CharStyle4"><text:span text:style-name="T14">— Idem to oznámiť predstavenstvu, — podotkol vážne, — a ty si daj pozor, aby ťa nezbadali.</text:span></text:span></text:p>
        <text:p text:style-name="P8"><text:span text:style-name="CharStyle4"><text:span text:style-name="T14">Mrvenčík sa chcel vrátiť, ale sa stretol s Janom Holubom, mešťanom z Horného konca. Obidvaja potom osmelili sa pozreť s vŕšku na kúpajúcich sa. Šly tadia</text:span></text:span><text:span text:style-name="CharStyle4"><text:span text:style-name="T2">ľ</text:span></text:span><text:span text:style-name="CharStyle4"><text:span text:style-name="T14"> dve ženy a tiež sa zastavily. Zastali sa dívať aj traja čižmári, ktorí šli s jarmoku a niesli na žrďach nepredané čižmy. Onedlho bola na vŕšku celá kopa ľudí a smiala sa pohybom a posunkom našich naháčov, kúpajúcich sa raz vo vode, raz na slnku</text:span></text:span><text:span text:style-name="CharStyle4"><text:span text:style-name="T2"> </text:span></text:span><text:span text:style-name="CharStyle4"><text:span text:style-name="T14">a gymnastizujúcich sa. Ale smiech bol tichý, tlumený, aby to tí traja nejako nepočuli a nezbadali divákov. Doktor Edut raz vyskočil na breh s pažiťou, a za ním šikovným pohybom vyhodil sa na breh aj notár, zverolekár sa už počal tiež driapať, a čižmári už aj brali svoje žrde, plašiac:</text:span></text:span></text:p>
        <text:p text:style-name="P8"><text:span text:style-name="CharStyle4"><text:span text:style-name="T14">— Na nás idú!</text:span></text:span></text:p>
        <text:p text:style-name="P8"><text:span text:style-name="CharStyle4"><text:span text:style-name="T14">— Všetci vyhrnuli sa na hradskú.</text:span></text:span></text:p>
        <text:p text:style-name="P8"><text:span text:style-name="CharStyle4"><text:span text:style-name="T14">— Ide rychtár, — povedal ktosi.</text:span></text:span></text:p>
        <text:p text:style-name="P6"><text:span text:style-name="CharStyle19"><text:span text:style-name="T14"/></text:span></text:p>
        <text:p text:style-name="P8"><text:span text:style-name="CharStyle4"><text:span text:style-name="T14">Skutočne, vynorila sa hrubá a veľká postava pá­na rychtára obce, Ernesta Smaženíka, v bielych plá­tenn</text:span></text:span><text:span text:style-name="CharStyle4"><text:span text:style-name="T4">y</text:span></text:span><text:span text:style-name="CharStyle4"><text:span text:style-name="T14">ch šatách, v mäkkej košeli bez kravaty, so sla­meným klobúkom, posoteným na tylo. V ruke mal trstenicu a rozháňal ňou pri každom kroku. Poná­hľal sa veľmi a váľal dlhé kroky. Pri ňom drobčil krátky Jakub, majúc klobúk dolu s hlavy od teploty. Obďaleč po bokoch rychtárových šli dvaja mestskí sluhovia so šabľami.</text:span></text:span></text:p>
        <text:p text:style-name="P8"><text:span text:style-name="CharStyle4"><text:span text:style-name="T14">Rychtár so smrašteným obočím prezrel zástup.</text:span></text:span></text:p>
        <text:p text:style-name="P8"><text:span text:style-name="CharStyle4"><text:span text:style-name="T14">— Kde sú? — opýtal sa prísne.</text:span></text:span></text:p>
        <text:p text:style-name="P8"><text:span text:style-name="CharStyle4"><text:span text:style-name="T14">Jakub ukázal k úpustu.</text:span></text:span></text:p>
        <text:p text:style-name="P8"><text:span text:style-name="CharStyle4"><text:span text:style-name="T14">Rychtár vyšiel na vŕšok a pozrel dolu. Zástup šiel za ním.</text:span></text:span></text:p>
        <text:p text:style-name="P8"><text:span text:style-name="CharStyle4"><text:span text:style-name="T14">— Kto sú to? — spýtal sa zase, práve tak prísne, ako predtým.</text:span></text:span></text:p>
        <text:p text:style-name="P8"><text:span text:style-name="CharStyle4"><text:span text:style-name="T14">Nik nevedel.</text:span></text:span></text:p>
        <text:p text:style-name="P8"><text:span text:style-name="CharStyle4"><text:span text:style-name="T14">— Choďte, Jakub, a oslovte ich, aby sa hneď obliekli, — vy ste bo</text:span></text:span><text:span text:style-name="CharStyle4"><text:span text:style-name="T2">ž</text:span></text:span><text:span text:style-name="CharStyle4"><text:span text:style-name="T14">eník.</text:span></text:span></text:p>
        <text:p text:style-name="P8"><text:span text:style-name="CharStyle4"><text:span text:style-name="T14">Jakub sa poškrabal za ušima.</text:span></text:span></text:p>
        <text:p text:style-name="P8"><text:soft-page-break/><text:span text:style-name="CharStyle4"><text:span text:style-name="T14">— Ja? Prečo ja?</text:span></text:span></text:p>
        <text:p text:style-name="P8"><text:span text:style-name="CharStyle4"><text:span text:style-name="T14">— Vy ste bo</text:span></text:span><text:span text:style-name="CharStyle4"><text:span text:style-name="T2">ž</text:span></text:span><text:span text:style-name="CharStyle4"><text:span text:style-name="T14">eníkom, — opätoval rychtár.</text:span></text:span></text:p>
        <text:p text:style-name="P8"><text:span text:style-name="CharStyle4"><text:span text:style-name="T14">— To nepatrí boženíkov</text:span></text:span><text:span text:style-name="CharStyle4"><text:span text:style-name="T2">i</text:span></text:span><text:span text:style-name="CharStyle4"><text:span text:style-name="T14">... Veru... Aby ma zmlátili, — protestoval Jakub a odstúpil od rychtára do pozadia.</text:span></text:span></text:p>
        <text:p text:style-name="P8"><text:span text:style-name="CharStyle4"><text:span text:style-name="T14">— Choď ty, — rozkázal Smaženík mladšiemu mestskému sluhovi, — len zhurta na nich, aby sa</text:span></text:span><text:span text:style-name="CharStyle19"><text:span text:style-name="T14"> </text:span></text:span><text:span text:style-name="CharStyle4"><text:span text:style-name="T14">hneď a zaraz obliekli, že im to rozkazuje </text:span></text:span><text:span text:style-name="CharStyle22"><text:span text:style-name="T14">rychtár... </text:span></text:span><text:span text:style-name="CharStyle4"><text:span text:style-name="T14">No, čo sa nehýbeš?... Rozkazujem ti, marš!</text:span></text:span></text:p>
        <text:p text:style-name="P8"><text:span text:style-name="CharStyle4"><text:span text:style-name="T14">Sluha sa nehýbal. Pomyslel si na die</text:span></text:span><text:span text:style-name="CharStyle4"><text:span text:style-name="T2">ť</text:span></text:span><text:span text:style-name="CharStyle4"><text:span text:style-name="T14">a, čo sa mu pred mesiacom narodilo. Ktože ho opatrí?</text:span></text:span></text:p>
        <text:p text:style-name="P8"><text:span text:style-name="CharStyle4"><text:span text:style-name="T14">— Pán rychtárko, — povedal nahlas, — ktože sa potom bude starať o môjho Ďurka?</text:span></text:span></text:p>
        <text:p text:style-name="P8"><text:span text:style-name="CharStyle4"><text:span text:style-name="T14">Ani starší sluha sa neopovážil. Čižmári smelí chlapci sa vyhovorili, že ich nepočúvnu. Mrvenčík sa len zasmial a povedal: </text:span></text:span><text:span text:style-name="CharStyle4"><text:span text:style-name="T2">„</text:span></text:span><text:span text:style-name="CharStyle4"><text:span text:style-name="T14">Ja? Dobre by </text:span></text:span><text:span text:style-name="CharStyle22"><text:span text:style-name="T14">bolo.“</text:span></text:span></text:p>
        <text:p text:style-name="P8"><text:span text:style-name="CharStyle4"><text:span text:style-name="T14">— Akože ich z</text:span></text:span><text:span text:style-name="CharStyle4"><text:span text:style-name="T16">l</text:span></text:span><text:span text:style-name="CharStyle4"><text:span text:style-name="T14">apeme? — hútal rychtár, — </text:span></text:span><text:span text:style-name="CharStyle22"><text:span text:style-name="T14">a </text:span></text:span><text:span text:style-name="CharStyle4"><text:span text:style-name="T14">keď ich z</text:span></text:span><text:span text:style-name="CharStyle4"><text:span text:style-name="T16">l</text:span></text:span><text:span text:style-name="CharStyle4"><text:span text:style-name="T14">apeme, nemáme ich čím poviazať... A keby sme aj mali ich čím poviazať, ako ich odšutrujeme?</text:span></text:span></text:p>
        <text:p text:style-name="P8"><text:span text:style-name="CharStyle4"><text:span text:style-name="T14">Traja kúpajúci sa práve v tomto čase počali otvárať a zatvárať ústa.</text:span></text:span></text:p>
        <text:p text:style-name="P34"><text:span text:style-name="CharStyle22"><text:span text:style-name="T14">— </text:span></text:span><text:span text:style-name="CharStyle4"><text:span text:style-name="T14">No, blázni, </text:span></text:span><text:span text:style-name="CharStyle22"><text:span text:style-name="T14">— </text:span></text:span><text:span text:style-name="CharStyle4"><text:span text:style-name="T14">hundral rychtár, </text:span></text:span><text:span text:style-name="CharStyle22"><text:span text:style-name="T14">— </text:span></text:span><text:span text:style-name="CharStyle4"><text:span text:style-name="T14">otvárajú bez príčiny papule... Šándor, — obrátil sa k mlad­šiemu sluhovi, </text:span></text:span><text:span text:style-name="CharStyle22"><text:span text:style-name="T14">— </text:span></text:span><text:span text:style-name="CharStyle4"><text:span text:style-name="T14">choď a daj zapriahnuť do mestskej príležitosti, príďte sem a dones aj povrazy. Ale sa ponáhľaj!</text:span></text:span></text:p>
        <text:p text:style-name="P8"><text:span text:style-name="CharStyle4"><text:span text:style-name="T14">Sluha odbehol.</text:span></text:span></text:p>
        <text:p text:style-name="P8"><text:span text:style-name="CharStyle4"><text:span text:style-name="T14">Naháči ešte za chvíľu otvárali a zatvárali ústa, potom odrazu udreli sa po stehnách a otrčili ruky s roztvorenými dianiami proti sebe. To bol ich M</text:span></text:span><text:span text:style-name="CharStyle4"><text:span text:style-name="T26">ü</text:span></text:span><text:span text:style-name="CharStyle4"><text:span text:style-name="T14">llerovský pozdrav. Hneď za tým </text:span></text:span><text:span text:style-name="CharStyle22"><text:span text:style-name="T14">počali sa </text:span></text:span><text:span text:style-name="CharStyle4"><text:span text:style-name="T14">obliekať.</text:span></text:span></text:p>
        <text:p text:style-name="P8"><text:span text:style-name="CharStyle4"><text:span text:style-name="T14">Ledva si notár položil veľký slamený </text:span></text:span><text:span text:style-name="CharStyle22"><text:span text:style-name="T14">klobúk</text:span></text:span><text:span text:style-name="CharStyle19"><text:span text:style-name="T14"> </text:span></text:span><text:span text:style-name="CharStyle4"><text:span text:style-name="T14">na hlavu, aký nik nenosieval, rychtár si p</text:span></text:span><text:span text:style-name="CharStyle4"><text:span text:style-name="T4">ľ</text:span></text:span><text:span text:style-name="CharStyle4"><text:span text:style-name="T14">asol do dlaní a vykríkol v najväčšom podivení:</text:span></text:span></text:p>
        <text:p text:style-name="P8"><text:span text:style-name="CharStyle22"><text:span text:style-name="T14">— </text:span></text:span><text:span text:style-name="CharStyle4"><text:span text:style-name="T14">Veď je to náš notárko!</text:span></text:span></text:p>
        <text:p text:style-name="P8"><text:span text:style-name="CharStyle4"><text:span text:style-name="T14">Dohrmel koč.</text:span></text:span></text:p>
        <text:p text:style-name="P34"><text:span text:style-name="CharStyle4"><text:span text:style-name="T14">— Veď je to doktor Edut, </text:span></text:span><text:span text:style-name="CharStyle22"><text:span text:style-name="T14">— </text:span></text:span><text:span text:style-name="CharStyle4"><text:span text:style-name="T14">skríkol Jakub.</text:span></text:span></text:p>
        <text:p text:style-name="P30"><text:span text:style-name="CharStyle4"><text:span text:style-name="T14">Konečne poznali aj zverolekára.</text:span></text:span></text:p>
        <text:p text:style-name="P8"><text:span text:style-name="CharStyle4"><text:span text:style-name="T14">— Žeby sa všetci traja boli zbláznili, nemôže byť, </text:span></text:span><text:span text:style-name="CharStyle22"><text:span text:style-name="T14">— </text:span></text:span><text:span text:style-name="CharStyle4"><text:span text:style-name="T14">pomyslel si rychtár a hodiac za ním sto­jacemu Jakubovi dosť nahlas do očí, že je mamľas sišiel dolu vŕškom ku rieke. Pozdravil sa pánom a zavolal im na druhý breh:</text:span></text:span></text:p>
        <text:p text:style-name="P8"><text:span text:style-name="CharStyle4"><text:span text:style-name="T14">— Nech sa páči na tento breh vystúpiť. Hore vás čaká mestská príležitosť. </text:span></text:span><text:soft-page-break/><text:span text:style-name="CharStyle4"><text:span text:style-name="T14">Môžete sa odviezť...</text:span></text:span></text:p>
        <text:h text:style-name="P21" text:outline-level="1"><text:span text:style-name="CharStyle14"><text:span text:style-name="T14"/></text:span></text:h>
        <text:h text:style-name="P22" text:outline-level="1"><text:span text:style-name="CharStyle14"><text:span text:style-name="T14"/></text:span></text:h>
        <text:h text:style-name="P22" text:outline-level="1"><text:bookmark-start text:name="bookmark4"/><text:span text:style-name="CharStyle14"><text:span text:style-name="T14">Výborník.</text:span></text:span><text:bookmark-end text:name="bookmark4"/></text:h>
        <text:p text:style-name="P8"><text:span text:style-name="CharStyle4"><text:span text:style-name="T14"/></text:span></text:p>
        <text:p text:style-name="P29"><text:span text:style-name="CharStyle4"><text:span text:style-name="T14">Pán majster Dionýzius Ježo nebol len jedno­duchým čižmárom, ale aj členom slávneho obec­ného výboru. Zametal síce na rozkaz ženy aj pred svojím domom, ale bol hrdým, že môže zametať všade. Na príklad z mestského hostinca vyteká kanál. Celý rýnok smrdí. Keby chcel, mohol by pozdvihnúť slovo proti tomu. Hostinský to dobre vie, a preto mu je kamarátom. Vždy mu odmerá jak sa patrí. Vody do vína neprileje. Bojí sa jeho slova. To je to. Nuž a ruka ruku umýva. K vôli kamarátstvu čuší. Keď smrdí, nech smrdí. Nech druhých bolí hlava... Alebo, len jedno slovko by ho to stálo, a rychtár by bol hore nohama. Povedzme len maličkosť. Povedzme o gazdovaní s petroleumom. Päť lámp je v našom mestečku a nikdy nesvieťa. Koľkože sa prijalo v präliminári? Akože znel</text:span></text:span><text:span text:style-name="CharStyle4"><text:span text:style-name="T17">y</text:span></text:span><text:span text:style-name="CharStyle4"><text:span text:style-name="T2"> </text:span></text:span><text:span text:style-name="CharStyle4"><text:span text:style-name="T14">účty ohľadom osvetlenia? Kedy a koľkorazy sa svietilo? Kdeže je ten petrolej? Há? A keď sa s ním v meste nesvieti, ktože s ním osvetľuje? Hm? Nuž ale rychtár mu je tiež vždy dobrým. Čo jeden mestský oldomáš, vždy ho zavolá. Čoby sa on za prsty ťahal s ním? Keď je druhým dobrý, jemu je ešte lepší. Ale je pravda, že keby pán majster Ježo chcel, neboly by v obci ani polgárky. Pravda, kto je múdry, nebude nikdy proti školám, a proti vývinu mestečka. Všetci sa naučíme po „uhorsky“. To je prvé. A keď toto nastane, ký čert rozpozná majstra Ježu od veľkomožného slúž­neho Čillagošiho. Len tá reč ich delí. Rozum, manýr jednaký. S profesormi a ich famíliami navalí sa do mesta </text:span></text:span><text:span text:style-name="CharStyle4"><text:span text:style-name="T2">ľ</text:span></text:span><text:span text:style-name="CharStyle4"><text:span text:style-name="T14">udí a peňazí. To je druhé. Blata v meste hrúza, budú sa lepšie míňať, keď nie iné, aspoň čižmy. Peňazí má síce — ale len bitky je dosť. A potom, poto</text:span></text:span><text:span text:style-name="CharStyle4"><text:span text:style-name="T2">m</text:span></text:span><text:span text:style-name="CharStyle4"><text:span text:style-name="T14">... Nuž ale hlavná vec je re</text:span></text:span><text:span text:style-name="CharStyle4"><text:span text:style-name="T2">č</text:span></text:span><text:span text:style-name="CharStyle4"><text:span text:style-name="T14">... Nedávno chceli páni akýsi trotoár. Každý si má svoje preddomie vyložiť kameňami, aby aj keď je blato, bolo sucho. Toto sa už pánu majstrovi ne­páčilo. Keď je sucho, netreba trotoáru a keď je blato, pľušť, nečas, aj ten vrabec sa uchýli pod strechu. Nech každý čaká, kým sa vyjasní. A ten, ktorý musí, nech príde k nemu, k pánu majstrovi. Dá mu čižmy po hrdlo a lacno. Nie sú na to čižmy, aby sa nenosily. Ako to slnce, dážď, hrma­vica, chumeľ, tak aj čižmy sú od pána Boha. Na to dal pán Boh rozumu, aby sme sa proti neho­dám mohli brániť. Preto vieme, kedy treba chodiť v črieviciach a kedy v čižmách. Čižmy a nie tr</text:span></text:span><text:span text:style-name="CharStyle4"><text:span text:style-name="T2">o</text:span></text:span><text:span text:style-name="CharStyle4"><text:span text:style-name="T5">toár.</text:span></text:span><text:span text:style-name="CharStyle4"><text:span text:style-name="T2"> </text:span></text:span><text:span text:style-name="CharStyle4"><text:span text:style-name="T14">Dosiaľ sme boli bez neho, budeme </text:span></text:span><text:span text:style-name="CharStyle4"><text:span text:style-name="T17">aj na ďalej.</text:span></text:span></text:p>
        <text:p text:style-name="P3"><text:soft-page-break/><text:span text:style-name="CharStyle4"><text:span text:style-name="T14">„Neodhlasujeme! Apelujeme!“ určil pán majster Návrh len-len že neprepadol. Ale keď pán notár Žilinský vstal a složiac okuliare vysvetlil, že je dlažba potrebná, ako kus chleba, preto, aby sme sa nepotopili, keď je blato, a aby sme sa nevydusili, keď je prach, a keď na to aj pán rychtár prikývol, uznali všetci, aj pán majster, že už takto áno, to sa rozumie, je vec potrebná. Mnohí zakričali aj „iljen!“ Ale je pravda, že keby bol pán majster chcel, návrh prepadne, ako panslávsky kandidát.</text:span></text:span></text:p>
        <text:p text:style-name="P8"><text:span text:style-name="CharStyle4"><text:span text:style-name="T14">Takýto potentát bol Ježo v obecných záleži­tostiach. Už by ho aj boli vyvolili za podrychtára, ale si ešte pestoval svoje remeslo. Len to mu ne­dovolilo. Ináče</text:span></text:span><text:span text:style-name="CharStyle4"><text:span text:style-name="T2"> </text:span></text:span><text:span text:style-name="CharStyle4"><text:span text:style-name="T14">mu to ani netreba. Ako výborník zastane si vždy hrdo, neodvisle.</text:span></text:span></text:p>
        <text:p text:style-name="P8"><text:span text:style-name="CharStyle4"><text:span text:style-name="T14">Kto by uhádol príčinu, že aj ten najsmelší bo­jovník býva vo svojej domácnosti najpokornejším otrokom? Pán majster bol tiež vojakom. Nebál sa ani slepých, ani ostrých patrónov. Neraz mu revaly kanóny do uší pri manévroch a nebál sa. Odhodlane hnal sa na nepriateľa, keď zabubnovali, alebo za­trúbili na štur</text:span></text:span><text:span text:style-name="CharStyle4"><text:span text:style-name="T2">m</text:span></text:span><text:span text:style-name="CharStyle4"><text:span text:style-name="T14">u. Hrdo stál neraz pred generálmi a smelo odpovedal, keď sa ho pýtali. A aj teraz. Či nie on jediný je smelý vo verejných záležitostiach? Ako hromžieval pred mestským domom na pánov. Ako zúril na nich po zasadnutiach. Videli sme, že sa nedal a vždy povedal: „To sa mi páči. To</text:span></text:span><text:span text:style-name="CharStyle19"><text:span text:style-name="T14"> </text:span></text:span><text:span text:style-name="CharStyle4"><text:span text:style-name="T14">nie!“ Kto ho videl pri verejnom účinkovaní, nebol</text:span></text:span><text:span text:style-name="CharStyle4"><text:span text:style-name="T2"> </text:span></text:span><text:span text:style-name="CharStyle4"><text:span text:style-name="T14">by veril, že tento istý človek, ako pokorne vbíjal drevené klince do podošiev. Ako stával pred svojou tučnou pani majstrovou Zuzanou rodenou Kiš. Keď vchádzala do chyže, už sa mu kladivko kĺzalo a mráz mu išiel po chrbte. V okamžiku prebehol mys</text:span></text:span><text:span text:style-name="CharStyle4"><text:span text:style-name="T2">ľ</text:span></text:span><text:span text:style-name="CharStyle4"><text:span text:style-name="T14">ou, či ozaj nespravil niečo zlého? Ale či mal pokojné svedomie, či nie, vše si myslel, že niečo vyparatil alebo nespravil čo mal. Hneď a zaraz mu prišly všelijaké otázky na myseľ. — Či som ja ozaj podstlal kravám? Ale hej... Narezal som burgyne?... Tak je. Narezal. Dal som sviniam žrať? Dal... Dobre je... Pil som, či nie?... Nepi</text:span></text:span><text:span text:style-name="CharStyle4"><text:span text:style-name="T2">l</text:span></text:span><text:span text:style-name="CharStyle4"><text:span text:style-name="T14">... Tak je všetko v poriadk</text:span></text:span><text:span text:style-name="CharStyle4"><text:span text:style-name="T2">u</text:span></text:span><text:span text:style-name="CharStyle4"><text:span text:style-name="T14">... Nemôže mať proti mne nič —</text:span></text:span></text:p>
        <text:p text:style-name="P8"><text:span text:style-name="CharStyle4"><text:span text:style-name="T14">Ale žena je preto ženou, aby niečo vymyslela. — A si narúbal dreva? — ohriakla ho.</text:span></text:span></text:p>
        <text:p text:style-name="P8"><text:span text:style-name="CharStyle4"><text:span text:style-name="T14">— Tu máš! — myslel si pán majster, — veď je tak. Nenarúbal som, ale keby bol aj narúbal, iste by sa spýtala, či som dvor zamietol. A keby bol aj dreva narúbal, aj dvor zamietol, na každý pád by ma bola poslala do sklep</text:span></text:span><text:span text:style-name="CharStyle4"><text:span text:style-name="T5">u</text:span></text:span><text:span text:style-name="CharStyle4"><text:span text:style-name="T14"> pre ocot.</text:span></text:span></text:p>
        <text:p text:style-name="P8"><text:span text:style-name="CharStyle4"><text:span text:style-name="T14">Ale pán majster ani neodpovedal. Hodil topánky a kladivko a už sa aj bral drevo rúbať. Rúbal, rúbal, kým mu žena nepovedala:</text:span></text:span></text:p>
        <text:p text:style-name="P8"><text:span text:style-name="CharStyle4"><text:span text:style-name="T14">— Ešte vše rúbeš? Nemáš ty druhej roboty? Do polnoci bude tu kála</text:span></text:span><text:span text:style-name="CharStyle4"><text:span text:style-name="T2">ť</text:span></text:span><text:span text:style-name="CharStyle4"><text:span text:style-name="T14">... </text:span></text:span><text:soft-page-break/><text:span text:style-name="CharStyle4"><text:span text:style-name="T14">Nepomyslí na remeslo.. Chumaj!</text:span></text:span></text:p>
        <text:p text:style-name="P8"><text:span text:style-name="CharStyle4"><text:span text:style-name="T14">A pán Ježo vrátil sa k trojnohe. Chudák! Akokoľvek sa usiloval, nikdy nevyhovel svojej po­lovičke. Darmo zametal, čistil, rúbal, varil, halušky hádzal, stával pri sporáku na ženin rozkaz, aby mlieko nevykypelo, hrnce k ohňu pristavoval a od ohňa odstavova</text:span></text:span><text:span text:style-name="CharStyle4"><text:span text:style-name="T2">l</text:span></text:span><text:span text:style-name="CharStyle4"><text:span text:style-name="T14">... Nebol by vyhovel vari ani vtedy, keby sa bol na hlavu postavil. Ob</text:span></text:span><text:span text:style-name="CharStyle4"><text:span text:style-name="T2">ľ</text:span></text:span><text:span text:style-name="CharStyle4"><text:span text:style-name="T14">ahčilo sa mu iba vtedy, keď šiel na mestské zasadnutie. Žena skrotla. Neodporovala, len naučenie mu dávala:</text:span></text:span></text:p>
        <text:p text:style-name="P8"><text:span text:style-name="CharStyle4"><text:span text:style-name="T14">— Ale, aby si niečo nevykázal, ty trubiroh!</text:span></text:span></text:p>
        <text:p text:style-name="P8"><text:span text:style-name="CharStyle4"><text:span text:style-name="T14">Ježo len čo zavrel dvercia a pošiel na dvadsať krokov od svojho domu, už sa usmieval, hruď sa­mu rozšírila, dýchal voľne a vážne sa opieral o palicu, kráčajúc k mestskému domu. Hodil kedy-tedy hlavou, ako by ho golier tlačil, poťahoval krátky kabátik a mrdal plecmi. Kedy-tedy zdvihol ukazovák ku striežke svojho klobúka na znak pozdravu a bol zas hrdým a sebavedomým.</text:span></text:span></text:p>
        <text:p text:style-name="P8"><text:span text:style-name="CharStyle4"><text:span text:style-name="T14">— Dobrý deň, sváko! — pozdravovali sa mu.</text:span></text:span></text:p>
        <text:p text:style-name="P8"><text:span text:style-name="CharStyle4"><text:span text:style-name="T14">— Ďakujem.</text:span></text:span></text:p>
        <text:p text:style-name="P8"><text:span text:style-name="CharStyle4"><text:span text:style-name="T14">— Kdeže, kde?</text:span></text:span></text:p>
        <text:p text:style-name="P8"><text:span text:style-name="CharStyle4"><text:span text:style-name="T14">— Do zasadnutia.</text:span></text:span></text:p>
        <text:p text:style-name="P8"><text:span text:style-name="CharStyle4"><text:span text:style-name="T14">A vypäl sa bez toho, žeby sa bol zastavil. Nie veru, nikto by neuveril že tomuto ctenému výborníkovi nadáva žena do trubirohov, takú úctu vzbu­dzoval pred tými, ktorí ho stretali.</text:span></text:span></text:p>
        <text:p text:style-name="P8"><text:span text:style-name="CharStyle4"><text:span text:style-name="T14">Ale nič netrvá večne. Menovite sláva nie. Ako keď sa chlapec srúti s lipy, kde vtáčence vyberal.</text:span></text:span><text:span text:style-name="CharStyle19"><text:span text:style-name="T14"> </text:span></text:span><text:span text:style-name="CharStyle4"><text:span text:style-name="T14">Len pred chvíľou bol vysoko nad chalupami a hľa nevie sa posbierať ani so zeme. Jediná minúta, okamžik.</text:span></text:span></text:p>
        <text:p text:style-name="P8"><text:span text:style-name="CharStyle4"><text:span text:style-name="T14">V jedno hmlisté jasenné popoludnie pán majster tiež takto hrdo kráčal k mestskému domu. Hmla sa rozostierala ulicami a oblievala vlahou tvár. Bol to dážď bez kvapák, ako by si sa kúpal v chladnej, nepríjemnej pare. Tma bola už o druhej. Žlté bahno čvrkalo pod nohami, keď bolo treba prejsť cez ulicu.</text:span></text:span></text:p>
        <text:p text:style-name="P8"><text:span text:style-name="CharStyle4"><text:span text:style-name="T14">Išlo sa o osvetlenie mestečka. Nedá sa určiť príčina, ale Ježo nenávidel svetlo. Keby bol mal aj rád svetlo, neišlo mu do hlavy osvetlenie. — Osvetlenie? — myslel si, — veď je. Päť lámp horí, vlastne by malo horeť. Posia</text:span></text:span><text:span text:style-name="CharStyle4"><text:span text:style-name="T2">ľ</text:span></text:span><text:span text:style-name="CharStyle4"><text:span text:style-name="T14"> nehorievaly, to je pravd</text:span></text:span><text:span text:style-name="CharStyle4"><text:span text:style-name="T2">a</text:span></text:span><text:span text:style-name="CharStyle4"><text:span text:style-name="T14">... Ale práve preto netreba osvetlenia. Len treba týchto päť lámp riadne každý večer zapáliť a bude svetla dosť a dosť... Lebo, na príklad, vezmime rýnok. Lampa pri kostole osvieti pol rynku. Za kostolom by síce aj takto bola tma, ale tu je krčma </text:span></text:span><text:soft-page-break/><text:span text:style-name="CharStyle4"><text:span text:style-name="T14">Steinova. Odtiaľ ide svetlo a tak je aj za kostolom svetla dosť. Rýnok je tedy celý osvietený. Keď pridáme aj večnú lampu, čo je na kríži, ani Pešť je nie lepšie osvetlen</text:span></text:span><text:span text:style-name="CharStyle4"><text:span text:style-name="T2">á</text:span></text:span><text:span text:style-name="CharStyle4"><text:span text:style-name="T14">... Len uvážiť vec</text:span></text:span><text:span text:style-name="CharStyle4"><text:span text:style-name="T2">i</text:span></text:span><text:span text:style-name="CharStyle4"><text:span text:style-name="T14">... Ďalej. V jarmočnej ulici je druhá lampa. Osvieti s dolného konca práve pol ulice, ale tu je zas r</text:span></text:span><text:span text:style-name="CharStyle4"><text:span text:style-name="T2">yn</text:span></text:span><text:span text:style-name="CharStyle4"><text:span text:style-name="T14">ková lampa, tá osvieti druhú polovicu. Tedy celá jarmočná ulica je osvietená. A to sú len dve</text:span></text:span><text:span text:style-name="CharStyle19"><text:span text:style-name="T14"> </text:span></text:span><text:span text:style-name="CharStyle4"><text:span text:style-name="T14">lampy. Zvyšujú ešte tri. To je na ostatok mesta celkom dosť. Múdri ľudia to boli, čo tie lampy porozostavoval</text:span></text:span><text:span text:style-name="CharStyle4"><text:span text:style-name="T2">i</text:span></text:span><text:span text:style-name="CharStyle4"><text:span text:style-name="T14">...</text:span></text:span></text:p>
        <text:p text:style-name="P8"><text:span text:style-name="CharStyle4"><text:span text:style-name="T14">Stretol sa s kolegom Janč</text:span></text:span><text:span text:style-name="CharStyle4"><text:span text:style-name="T2">í</text:span></text:span><text:span text:style-name="CharStyle4"><text:span text:style-name="T14">kom, tiež poctivého remesla čižmárom a výborníkom. Podali si ruky a šli spolu na zasadnutie.</text:span></text:span></text:p>
        <text:p text:style-name="P8"><text:span text:style-name="CharStyle4"><text:span text:style-name="T14">— Čo to zase chcú? — spýtal sa Jančíka.</text:span></text:span></text:p>
        <text:p text:style-name="P8"><text:span text:style-name="CharStyle4"><text:span text:style-name="T14">— Osvetlenie, — zasmial sa Jančík.</text:span></text:span></text:p>
        <text:p text:style-name="P8"><text:span text:style-name="CharStyle4"><text:span text:style-name="T14">— Na kieho čerta?</text:span></text:span></text:p>
        <text:p text:style-name="P8"><text:span text:style-name="CharStyle4"><text:span text:style-name="T14">— Čo ja viem?</text:span></text:span></text:p>
        <text:p text:style-name="P8"><text:span text:style-name="CharStyle4"><text:span text:style-name="T14">— Ale veď to netreba.</text:span></text:span></text:p>
        <text:p text:style-name="P8"><text:span text:style-name="CharStyle4"><text:span text:style-name="T14">— Čoby bolo! Kto je poctivý, za vidna ide domov. Trafí aj bez lampáša.</text:span></text:span></text:p>
        <text:p text:style-name="P8"><text:span text:style-name="CharStyle4"><text:span text:style-name="T14">— Nuž pravda. To bude iste len na to, aby pisári a všeliakí opití lumpi nepadali do Jalovky, keď idú v noci z krčmy.</text:span></text:span></text:p>
        <text:p text:style-name="P8"><text:span text:style-name="CharStyle4"><text:span text:style-name="T14">Jalovka bola riečka, čo tiekla cez rýnok.</text:span></text:span></text:p>
        <text:p text:style-name="P8"><text:span text:style-name="CharStyle4"><text:span text:style-name="T14">— Tých je nie škoda.</text:span></text:span></text:p>
        <text:p text:style-name="P8"><text:span text:style-name="CharStyle4"><text:span text:style-name="T14">— To je tak. Nech sa potopia.</text:span></text:span></text:p>
        <text:p text:style-name="P8"><text:span text:style-name="CharStyle4"><text:span text:style-name="T14">Pripojil sa k nim červený mäsiar Trupák.</text:span></text:span></text:p>
        <text:p text:style-name="P8"><text:span text:style-name="CharStyle4"><text:span text:style-name="T14">— Bude búrlivé zasadnutie, — povedal.</text:span></text:span></text:p>
        <text:p text:style-name="P8"><text:span text:style-name="CharStyle4"><text:span text:style-name="T14">— Pre to svetlo? — spýtal sa Ježo.</text:span></text:span></text:p>
        <text:p text:style-name="P8"><text:span text:style-name="CharStyle4"><text:span text:style-name="T14">— Preto. A vy vari budete zaň hlasovať? — Nebojíte sa pána Boha? Na čo že je noc? Aby ľudia spali. Zákon boží chcú narušovať. Keď má byť tma, nech je tma. Deň je na svetl</text:span></text:span><text:span text:style-name="CharStyle4"><text:span text:style-name="T2">o</text:span></text:span><text:span text:style-name="CharStyle4"><text:span text:style-name="T14">...</text:span></text:span></text:p>
        <text:p text:style-name="P36"><text:span text:style-name="CharStyle4"><text:span text:style-name="T14">Takto smýšlali všetci jednoduchí výborníci. Kto bol poriadny kresťan, bol tohoto náhľadu. Pred</text:span></text:span><text:span text:style-name="CharStyle19"><text:span text:style-name="T14"> </text:span></text:span><text:span text:style-name="CharStyle19"><text:span text:style-name="T14">bránou mestského domu už ich stálo so dvadsať v kope. Šumeli, ako bzučia včely, keď sa roja. Šum sa zmáhal. Bolo počuť aj výkriky:</text:span></text:span></text:p>
        <text:p text:style-name="P13">— Nové prirážky... Zase prirážky... To sa rozumie... Kto to vydrží? Na čo sú lampáše... To je lacnejšie... 200 percentov... Žiť sa nedá. Stolár Žitný už aj päste dvíhal, a nadával rychtárovi do panskej lásky na zajačom chvoste.</text:p>
        <text:p text:style-name="P14">Išla pomimo kostolníkova žena a zastavila sa.</text:p>
        <text:p text:style-name="P15">— Čo to bude? — spýtala sa Ježu, ktorý stál opodiaľ a rozhadzoval rukami.</text:p>
        <text:p text:style-name="P16"><text:soft-page-break/>— Búrlivé zasadnutie, — odvrkol tento s vysok<text:span text:style-name="T29">a</text:span>.</text:p>
        <text:p text:style-name="P17">— Búrlivé zasadnutie, — zachytila kostolní­kova, — čo je to? To je niečo strašného... Búrka. Tam sa iste budú biť. Strieľať. A Ježová si pustí muža. Veď keď ho Trupák ovalí, amen, je po ňom... Všetci majú palice a páni iste pištole... Búrlivé za­sadnutie... Zhýkla a odbehla povedať to Ježovej.</text:p>
        <text:p text:style-name="P14">Medzitým sa otvorilo okno nad pánmi výborníkmi a zjavila sa plešivá hlava veľkomožného pána slúžneho, pána Čillagošiho.</text:p>
        <text:p text:style-name="P19">— Nech sa páči, páni, — zavolal na nich, — zasadnutie sa počína.</text:p>
        <text:p text:style-name="P14">Výborníci stíchli, ako na povel. Sobrali sa jeden po druhom do brány, potom hore schodmi do poradnej siene.</text:p>
        <text:p text:style-name="P32"><text:span text:style-name="CharStyle19"><text:span text:style-name="T24">Tu už sedeli páni okolo dlhého, zeleným súknom obtiahnutého stola na starých, remenných</text:span></text:span><text:span text:style-name="CharStyle19"><text:span text:style-name="T24"> </text:span></text:span><text:span text:style-name="CharStyle4"><text:span text:style-name="T14">stoliciach. Za vrch stolom sedel pán rychtár Malinský. Pred ním písma a zvonec. Pri ňom na jednom boku slúžny s plešivou hlavou a bakombardam</text:span></text:span><text:span text:style-name="CharStyle4"><text:span text:style-name="T2">i</text:span></text:span><text:span text:style-name="CharStyle4"><text:span text:style-name="T14">; veliteľ hasičov Podkylavý, starý mládenec s červenou tvárou a hrdzavými fúzam</text:span></text:span><text:span text:style-name="CharStyle4"><text:span text:style-name="T2">i</text:span></text:span><text:span text:style-name="CharStyle4"><text:span text:style-name="T14">; fiškál Marinovič s pre­bitým čelom. Na druhom boku notár, ktorý značil prítomných pánov; kupec Lindenberg s tvárou ako vysušená slivka; zemský pán Hubert s dlhou še­divou bradou a trasúcou hlavou; inžinier Hluchý, apatekár Racký a iní. Sedeli vážne, v očakávaní, kým si výborníci posedajú na lavice pod oknami pre nich určené. Konečne si posedali. Nastala ti­chosť. Rychtár otvoril zasadnutie. Podľa obyčaje privítal pánov a ďakoval, že sa v tak hojnom počte dostaviť ráčili.</text:span></text:span></text:p>
        <text:p text:style-name="P8"><text:span text:style-name="CharStyle4"><text:span text:style-name="T14">— Lebo, — hovoril, — uraim, páni moji, punkt nášho dneskajšieho zasadnutia je veľavýznamný. Pojednávať sa má návrh, nášho tu prítomného pána, vysokozaslúžilého pána inžiniera.</text:span></text:span></text:p>
        <text:p text:style-name="P8"><text:span text:style-name="CharStyle4"><text:span text:style-name="T14">Ktosi zavolal </text:span></text:span><text:span text:style-name="CharStyle4"><text:span text:style-name="T2">„</text:span></text:span><text:span text:style-name="CharStyle4"><text:span text:style-name="T14">i</text:span></text:span><text:span text:style-name="CharStyle4"><text:span text:style-name="T2">lj</text:span></text:span><text:span text:style-name="CharStyle4"><text:span text:style-name="T14">en!</text:span></text:span><text:span text:style-name="CharStyle4"><text:span text:style-name="T2">“</text:span></text:span></text:p>
        <text:p text:style-name="P8"><text:span text:style-name="CharStyle4"><text:span text:style-name="T14">— Dľa tohoto plánu, tervezetu, udi kýrem, — pokračoval rychtár obrátiac sa k inžinierovi, ktorý na znak súhlasu prikývol hlavou, — slávne mestečko naše dalo by sa osvetliť takzvaným elektrickým svetlom veľmi snadno a veľmi lacn</text:span></text:span><text:span text:style-name="CharStyle4"><text:span text:style-name="T2">o</text:span></text:span><text:span text:style-name="CharStyle4"><text:span text:style-name="T14">... Vieme, že je v Nedašovciach papiereň, v ktorej sa dorába elektrika... Tu sa podáva plán, ak</text:span></text:span><text:span text:style-name="CharStyle4"><text:span text:style-name="T2">ob</text:span></text:span><text:span text:style-name="CharStyle4"><text:span text:style-name="T14">y sme z tej fabriky mohli túto elektrinu, aby som sa dobre vyslovil, tak rečeno prenies</text:span></text:span><text:span text:style-name="CharStyle4"><text:span text:style-name="T17">ť</text:span></text:span><text:span text:style-name="CharStyle4"><text:span text:style-name="T2">.</text:span></text:span><text:span text:style-name="CharStyle4"><text:span text:style-name="T14"> Udi kýrem?... — Pán inžinier znova pokýval hlavou na znak súhlasu. R</text:span></text:span><text:span text:style-name="CharStyle4"><text:span text:style-name="T2">yc</text:span></text:span><text:span text:style-name="CharStyle4"><text:span text:style-name="T14">htár pokračoval: Svetlo, uraim, páni moji, je vec potrebná, lebo, ako bez slnca nebolo by dňa, tak bez svetla nemohli by sme deň predĺžiť... Každému zaiste leží na srdci vývin našeho mestečka a svetlo je vývin. Svetl</text:span></text:span><text:span text:style-name="CharStyle4"><text:span text:style-name="T2">o</text:span></text:span><text:span text:style-name="CharStyle4"><text:span text:style-name="T14">...</text:span></text:span></text:p>
        <text:p text:style-name="P8"><text:soft-page-break/><text:span text:style-name="CharStyle4"><text:span text:style-name="T14">Dosť dlho pokračoval, krútiac sa okolo svetla ako nočný komár. Odrazu zastal. Pozrel ku dverám a otvoril ústa. Kľučka silno </text:span></text:span><text:span text:style-name="CharStyle4"><text:span text:style-name="T2">š</text:span></text:span><text:span text:style-name="CharStyle4"><text:span text:style-name="T14">trkla. Dvere tuhým nárazom rozletely sa dokorán a buchly o stenu. Do siene vbehla veľká, bruchatá žena so zamúčenou fertuškou a rozcuchanými vlasmi. Červenú šatku mala spustenú na hrdle. Na čele perlil sa jej pot. Bola to pani majstrová Zuzana Ježo rodená Kiš. Ježo ju prvý poznal a uchýlil sa za veľkú kasňu. Notár už-už chcel zapísať novoprišlého výborníka, ale vidiac, že je to žena; užasol a tak pritlačil tužku o koncept protokola, že sa mu zlomila. Mestský pokladník, mysliac, že ide niekto porcie platiť, pobehol, ale sklamaný vrátil sa, poznajúc Ježovú, ktorá svoje porcie už dávno zaplatila. Apatekár skočil na rovné nohy. Statkárovi sa počala ešte väščmi hlava triasť. Slúžny Čillagoši v prekvapení strhol rukávom kalamár.</text:span></text:span></text:p>
        <text:p text:style-name="P8"><text:span text:style-name="CharStyle4"><text:span text:style-name="T14">— Kde je môj Dynko? — vykríkla pani maj­strová, fučiac ako kováčske mechy. — Kde je môj muž?... Ježo, kde si? Ja si ho nedám zabiť!</text:span></text:span><text:span text:style-name="CharStyle19"><text:span text:style-name="T14"> </text:span></text:span><text:span text:style-name="CharStyle4"><text:span text:style-name="T14">— kričala, behajúc sem i tam a hľadajúc svojho muža.</text:span></text:span></text:p>
        <text:p text:style-name="P8"><text:span text:style-name="CharStyle4"><text:span text:style-name="T14">Dynko sa osmelil a vyšiel zpoza kasne. Myslel sám, že sa mu žena zbláznila.</text:span></text:span></text:p>
        <text:p text:style-name="P8"><text:span text:style-name="CharStyle4"><text:span text:style-name="T14">— Tu som. Čo chceš? Čo sa ti robí? </text:span></text:span><text:span text:style-name="CharStyle4"><text:span text:style-name="T2">—</text:span></text:span><text:span text:style-name="CharStyle4"><text:span text:style-name="T14"> za­volal.</text:span></text:span></text:p>
        <text:p text:style-name="P8"><text:span text:style-name="CharStyle4"><text:span text:style-name="T14">Pani majstrová ako tygrica skočila k nemu a chytila ho za rukáv.</text:span></text:span></text:p>
        <text:p text:style-name="P8"><text:span text:style-name="CharStyle4"><text:span text:style-name="T14">— Hybaj! Hybaj, ty trubiro</text:span></text:span><text:span text:style-name="CharStyle4"><text:span text:style-name="T2">h</text:span></text:span><text:span text:style-name="CharStyle4"><text:span text:style-name="T14">!... Veď ti ja dá</text:span></text:span><text:span text:style-name="CharStyle4"><text:span text:style-name="T2">m</text:span></text:span><text:span text:style-name="CharStyle4"><text:span text:style-name="T14">... Počkaj! Ty ozembuch! Máš štyri deti doma a ty, chumaj, ideš sem do búrlivého zasadnutia. Ja ti dám búrlivého zasadnutia! Marš! —</text:span></text:span></text:p>
        <text:p text:style-name="P8"><text:span text:style-name="CharStyle4"><text:span text:style-name="T14">Chytila ho za pazuchu a tisla ku dverám. Pán majster sa len málinko zpieral. Išiel potichu a zahanbený.</text:span></text:span></text:p>
        <text:p text:style-name="P8"><text:span text:style-name="CharStyle4"><text:span text:style-name="T14">— Ale, ale stryná! — volal ktosi. Pani maj­strová nevidela a nepočula. Nepopustila nešťastného majstra a len kričala:</text:span></text:span></text:p>
        <text:p text:style-name="P8"><text:span text:style-name="CharStyle4"><text:span text:style-name="T14">— Dám ti ja búrlivého zasadnutia! Len sa mi ešte raz opováž do búrlivého zasadnutia!</text:span></text:span></text:p>
        <text:p text:style-name="P8"><text:span text:style-name="CharStyle4"><text:span text:style-name="T14">Notár sa hlasno zasmial. Pochopil, o čo ide. Povedal čosi slúžnemu. Ten sa zarehotal a buchol rukou o stolík. Apatekár sa už tiež smial. Hubertovi až slzy padaly. Onedlho sa smialo celé slávne zasadnutie. Niektorí pobehli za Ježovci, ale inži­nier ich zastavil:</text:span></text:span></text:p>
        <text:p text:style-name="P8"><text:span text:style-name="CharStyle4"><text:span text:style-name="T14">— Nech idú do čerta! — povedal.</text:span></text:span></text:p>
        <text:p text:style-name="P8"><text:span text:style-name="CharStyle4"><text:span text:style-name="T14">Mnohí šli k oknám a dívali sa, ako pani majstrová šutruje cez rýnok svojho manžela a za­chádzali sa od smiechu.</text:span></text:span></text:p>
        <text:p text:style-name="P8"><text:soft-page-break/><text:span text:style-name="CharStyle4"><text:span text:style-name="T14">Dlho trvalo, kým pánu Hubertovi prestaly slzy cupkať, a kým sa pán rychtár od smiechu prestal krčiť, kým pán veľkomožný </text:span></text:span><text:span text:style-name="CharStyle4"><text:span text:style-name="T5">Č</text:span></text:span><text:span text:style-name="CharStyle4"><text:span text:style-name="T14">illagoši prestal v zá­chvate smiechu o stolík búcha</text:span></text:span><text:span text:style-name="CharStyle4"><text:span text:style-name="T2">ť</text:span></text:span><text:span text:style-name="CharStyle4"><text:span text:style-name="T14">... a kým si notár zastrúhal tužku. Konečne však utíchli a rychtár zno­vu povstal, v strachu, že ešte niekto smiechom vypukne a on sa tiež bude museť smiať. Odho­dlal sa predsa. Vzal zase písma do ruky a počal:</text:span></text:span></text:p>
        <text:p text:style-name="P8"><text:span text:style-name="CharStyle4"><text:span text:style-name="T14">— Svetlo, páni moji, nám je potrebné...</text:span></text:span></text:p>
        <text:p text:style-name="P6"><text:span text:style-name="CharStyle31"><text:span text:style-name="T14"/></text:span></text:p>
        <text:p text:style-name="P37"><text:span text:style-name="CharStyle31"><text:span text:style-name="T14"/></text:span></text:p>
        <text:h text:style-name="P21" text:outline-level="1"><text:bookmark-start text:name="bookmark6"/><text:span text:style-name="CharStyle14"><text:span text:style-name="T14">Večera.</text:span></text:span><text:bookmark-end text:name="bookmark6"/></text:h>
        <text:p text:style-name="P8"><text:span text:style-name="CharStyle4"><text:span text:style-name="T14"/></text:span></text:p>
        <text:p text:style-name="P29"><text:span text:style-name="CharStyle4"><text:span text:style-name="T14">Advokát dr. Ján Čurida sedel pri svojom p</text:span></text:span><text:span text:style-name="CharStyle4"><text:span text:style-name="T6">i</text:span></text:span><text:span text:style-name="CharStyle4"><text:span text:style-name="T14">sacom stolíku ešte bez pí</text:span></text:span><text:span text:style-name="CharStyle4"><text:span text:style-name="T6">s</text:span></text:span><text:span text:style-name="CharStyle4"><text:span text:style-name="T14">em, lebo sa len nedávno osadil v mestečku. Bolo jedenásť hodín pred obedom a rozmýšľal, čo by bolo príjemné? Príjemné by bolo všeličo. Príjemné by bolo ísť na pohárik piva, ale trafí prísť klient. Nikoho nen</text:span></text:span><text:span text:style-name="CharStyle4"><text:span text:style-name="T6">a</text:span></text:span><text:span text:style-name="CharStyle4"><text:span text:style-name="T14">jde. Odíde. Hotová škoda. Príjemné by bolo písať žalobu, ale takej ešte nemá. O mnoho príjemnejšie by bolo, keby tak niekto prišiel a poprosil ho, aby prijal 1000 korún preddavku na </text:span></text:span><text:span text:style-name="CharStyle4"><text:span text:style-name="T18">b</text:span></text:span><text:span text:style-name="CharStyle4"><text:span text:style-name="T14">udúcu advokátsku prácu. Najpríjemnejšie by ale bolo, keby tak proti nemu sedela slečna Želmírka Silnická, dcérka di­rektora Priemyselnej banky účastinárskej spoloč­nosti, a on by jej mohol diktovať:</text:span></text:span></text:p>
        <text:p text:style-name="P8"><text:span text:style-name="CharStyle4"><text:span text:style-name="T14">„Slávny okresný súd! Jur</text:span></text:span><text:span text:style-name="CharStyle4"><text:span text:style-name="T2">aj</text:span></text:span><text:span text:style-name="CharStyle4"><text:span text:style-name="T14"> Čečina, mlynár, obyvateľ tunajší mi je titulom p</text:span></text:span><text:span text:style-name="CharStyle4"><text:span text:style-name="T6">o</text:span></text:span><text:span text:style-name="CharStyle4"><text:span text:style-name="T14">žičky dlžen 10.000 korún...“ Bola by aj žaloba, aj žena a tá žena by sa menovala Želmíra Silnická. Táto je dcérou direktora banky. V bankách sú peniaze. Bol by tedy iste aj akýsi preddavok. Ale keby aj tá Čečinovská žaloba nebola, len keby sa teraz dvere</text:span></text:span><text:span text:style-name="CharStyle19"><text:span text:style-name="T14"> </text:span></text:span><text:span text:style-name="CharStyle4"><text:span text:style-name="T14">otvorily a prišla by ho volať na obed pani dok­torka Želm</text:span></text:span><text:span text:style-name="CharStyle4"><text:span text:style-name="T2">í</text:span></text:span><text:span text:style-name="CharStyle4"><text:span text:style-name="T14">ra Čuridová rodená Silnický. Jeho, Čuridu, ako svojho muža. Ona, Želmíra, ako jeho žena. A oni by spolu obedoval</text:span></text:span><text:span text:style-name="CharStyle4"><text:span text:style-name="T2">i</text:span></text:span><text:span text:style-name="CharStyle4"><text:span text:style-name="T14">...</text:span></text:span></text:p>
        <text:p text:style-name="P8"><text:span text:style-name="CharStyle4"><text:span text:style-name="T14">Takto rozmýšľal pán doktor, keď sa dvere naozaj otvorily.</text:span></text:span></text:p>
        <text:p text:style-name="P8"><text:span text:style-name="CharStyle4"><text:span text:style-name="T14">Do kancelárie vnišiel bruchatý, asi šesťdesiat­ročný človek s červenou, vyholenou tvárou, chumáčovým obočím a s veľkým mäsitým nosom. Oble­čený bol do obšuchaného kávového zimníka, obšitého čiernymi šnúrami po krajoch, s bočným vreckom na pravej strane. Z tohoto vrecka mu trčal dlhý pipasár s obhryzenou čutorkou a s čer­venými kvastľami. Na bruchu kolembal sa na zelených šnôrach cez krk prehodených starý, žlt­kavý, miestami vyp</text:span></text:span><text:span text:style-name="CharStyle4"><text:span text:style-name="T18">ĺ</text:span></text:span><text:span text:style-name="CharStyle4"><text:span text:style-name="T14">znutý jágerský muf, ktorý slúžil miesto </text:span></text:span><text:soft-page-break/><text:span text:style-name="CharStyle4"><text:span text:style-name="T14">rukavičiek.</text:span></text:span></text:p>
        <text:p text:style-name="P8"><text:span text:style-name="CharStyle4"><text:span text:style-name="T14">Hrubú tŕňovú palicu aj s plochým zelenkavým klobúkom složil do kúta a prešiel rozv</text:span></text:span><text:span text:style-name="CharStyle4"><text:span text:style-name="T6">a</text:span></text:span><text:span text:style-name="CharStyle4"><text:span text:style-name="T14">žne k advokátovi, podávajúc mu ruku.</text:span></text:span></text:p>
        <text:p text:style-name="P8"><text:span text:style-name="CharStyle4"><text:span text:style-name="T14">— Andrej Škereň, — predstavil sa, — učiteľ na odpočinku. Tunajší mešťan.</text:span></text:span></text:p>
        <text:p text:style-name="P8"><text:span text:style-name="CharStyle4"><text:span text:style-name="T14">— Dr. Čurida. Čím môžem slúžiť?</text:span></text:span></text:p>
        <text:p text:style-name="P8"><text:span text:style-name="CharStyle4"><text:span text:style-name="T14">— V právnej záležitosti som prišiel.</text:span></text:span></text:p>
        <text:p text:style-name="P8"><text:span text:style-name="CharStyle4"><text:span text:style-name="T14">— Prosím.</text:span></text:span></text:p>
        <text:p text:style-name="P8"><text:span text:style-name="CharStyle4"><text:span text:style-name="T14">— Chcem sa so ženou rozsobášiť.</text:span></text:span></text:p>
        <text:p text:style-name="P8"><text:span text:style-name="CharStyle4"><text:span text:style-name="T14">— Prečo?</text:span></text:span></text:p>
        <text:p text:style-name="P8"><text:span text:style-name="CharStyle4"><text:span text:style-name="T14">— Dovoľte, aby som si sadol. Musím vám celú vec rozložiť. To vyžaduje času. Hist</text:span></text:span><text:span text:style-name="CharStyle4"><text:span text:style-name="T6">o</text:span></text:span><text:span text:style-name="CharStyle4"><text:span text:style-name="T14">ria tridsať rokov.</text:span></text:span></text:p>
        <text:p text:style-name="P8"><text:span text:style-name="CharStyle4"><text:span text:style-name="T14">— Rozsobáš, — myslel si Čurida, — intere­santné... — Ráčte si sem ku mne. Počúvam, — povedal nahlas.</text:span></text:span></text:p>
        <text:p text:style-name="P8"><text:span text:style-name="CharStyle4"><text:span text:style-name="T14">— Idem ako ku spovedi. Chcem všetko povedať od a po z. Prosím vás, pán doktor, ako som už povedal, som Škereň a ženil som sa pred tridsia­timi rokmi. Na svadobnej večeri bola aj pečená kačka s majoránikom a gaštanové pyr</text:span></text:span><text:span text:style-name="CharStyle4"><text:span text:style-name="T2">é</text:span></text:span><text:span text:style-name="CharStyle4"><text:span text:style-name="T14">... Od tých čias som si kúpil dom. Vysadil sad. Rodí sa mi ovocie najvyberanejšej fajty. Mám desať včelí­nov. Chýrny je takzvaný škereňovský med. Kúpil som si štyri turecké lózy. Chránim v kasni sedem vkladných knižiek. A konečne teším sa 25-ročnej dcére Malvínke. Pekné dievča. Ale nebudem sa chváliť. Slovom, stačil som na všetko. Ja totižt</text:span></text:span><text:span text:style-name="CharStyle4"><text:span text:style-name="T2">o</text:span></text:span><text:span text:style-name="CharStyle4"><text:span text:style-name="T14">...</text:span></text:span></text:p>
        <text:p text:style-name="P8"><text:span text:style-name="CharStyle4"><text:span text:style-name="T14">Škereň sa udrel do pŕs.</text:span></text:span></text:p>
        <text:p text:style-name="P8"><text:span text:style-name="CharStyle4"><text:span text:style-name="T14">— A stačí nám na všetk</text:span></text:span><text:span text:style-name="CharStyle4"><text:span text:style-name="T2">o</text:span></text:span><text:span text:style-name="CharStyle4"><text:span text:style-name="T14">... A predsa, pán doktor, od svadobnej večere nevidel som na svo­jom stole ani pečenej kačky, ani gaštanové pyré. Túžim po nich. Snáď by sa pri nich mladoženíchom cítil. Nemôžem sa ich dožiť... Prečo?... Preto, lebo pani učiteľka nestačí. Nestačí s časom. Jej stačí iba na demikát, na bielu kávu, niekedy s veľkou parou a pomocou súsedy na mrvance so zemiakmi a škračkami. Demikát závodí s bielou</text:span></text:span><text:span text:style-name="CharStyle19"><text:span text:style-name="T14"> </text:span></text:span><text:span text:style-name="CharStyle4"><text:span text:style-name="T14">kávou, ako dve drane. Raz demikát, raz káva je napred o konskú hlavu... Do zúfania mi je. Na obed demikát, na večer demikát. Ráčte to uvážiť. Ktorýsi priateľ sa mi vysmieval, že sa nemám čo ponosovať na dražobu.</text:span></text:span></text:p>
        <text:p text:style-name="P8"><text:span text:style-name="CharStyle4"><text:span text:style-name="T14">— Kúpiš si za štyri bryndze, napiješ sa vody, staneš si ku sporáku a máš večeru.</text:span></text:span></text:p>
        <text:p text:style-name="P8"><text:span text:style-name="CharStyle4"><text:span text:style-name="T14">— Tak vravel. A to je aj pravda.</text:span></text:span></text:p>
        <text:p text:style-name="P8"><text:span text:style-name="CharStyle4"><text:span text:style-name="T14">Advokát sa usmial. Klient sa zamračil.</text:span></text:span></text:p>
        <text:p text:style-name="P8"><text:soft-page-break/><text:span text:style-name="CharStyle4"><text:span text:style-name="T14">— Nie je to k smiechu. K plaču, pán doktor, k plaču. Ľudia by povedali, že to zo skúposti. Nie. Len preto, že pani učiteľka nestačí. A počujte, vždy lieta, vrtí sa ako vreteno. Vše chodí, behá, lezie, štveria sa ako veverica, a práce po nej ne­vidíte. Raz je na povale, raz v pivnici, raz na dvore, raz tu, raz tam, a probujte pozreť za ňou. Nič je nie v poriadku. Celé dni sa nepostele. Periny zostávajú rozhádzané, ako za rána boly. Dcéru učeše o dvanástej, ale nestačí, aby sama seba učesala. Kým mi gombík prišije, trvá pold</text:span></text:span><text:span text:style-name="CharStyle4"><text:span text:style-name="T2">r</text:span></text:span><text:span text:style-name="CharStyle4"><text:span text:style-name="T14">uhej hodiny, lebo niet doma ihly, donesú z mesta, tu vysvitne, že nieto čiernych cverán. Hybaj do mesta pre cverny. Je aj ihla, sú aj cverny, ale gombíka niet. Tak je s gombíkom. A ako je s gombíkom, tak je so všetkým. So všetkým, pán doktor, so všetk</text:span></text:span><text:span text:style-name="CharStyle4"><text:span text:style-name="T2">ým!</text:span></text:span></text:p>
        <text:p text:style-name="P8"><text:span text:style-name="CharStyle4"><text:span text:style-name="T14">Pomlčal za chvíľu, škrabúc sa za uchom.</text:span></text:span></text:p>
        <text:p text:style-name="P8"><text:span text:style-name="CharStyle4"><text:span text:style-name="T14">— Za tridsať rokov iba t</text:span></text:span><text:span text:style-name="CharStyle4"><text:span text:style-name="T18">e</text:span></text:span><text:span text:style-name="CharStyle4"><text:span text:style-name="T14">raz badáte, — po­dotkol doktor.</text:span></text:span></text:p>
        <text:p text:style-name="P8"><text:span text:style-name="CharStyle4"><text:span text:style-name="T14">— Teraz mi bije do očí, keď sa má dcéra vydávať. Ale počujte ma. Nie som u konca. Prí­deme aj na to, prečo mi je to až teraz neznesi­teľné... Dovoľte mi zapáliť si. Som fajčiarom.</text:span></text:span></text:p>
        <text:p text:style-name="P8"><text:span text:style-name="CharStyle4"><text:span text:style-name="T14">— Nech sa vám páči.</text:span></text:span></text:p>
        <text:p text:style-name="P8"><text:span text:style-name="CharStyle4"><text:span text:style-name="T14">Učiteľ vyňal fajku z kabáta a druhou rukou mechúrik s červeným krajom, vyhrnul ho, vložil doň fajku a napchal si ju. Pripálil a rozprával:</text:span></text:span></text:p>
        <text:p text:style-name="P8"><text:span text:style-name="CharStyle4"><text:span text:style-name="T14">— Každému uteká čas, ale mojej žene tak, ani čoby ho z misy vyšustla. Bol, už ho niet. Odrazu jej zvonia nad hlavou na obed. Vychodím z mojej izby do stolovej. Musím sa ukázať, lebo by nevedely, že je čas jesť. V stolovej, rozumie sa, neprikrytý stolík. Nik sa neukazuje. Chodím, chodím okolo stola. Sadám ku klavíru. Berem akordy. Čítam novinky. Zase chodím. Zase beriem akordy. Idem konečne do kuchyne, reku, čo je</text:span></text:span><text:span text:style-name="CharStyle4"><text:span text:style-name="T2"> </text:span></text:span><text:span text:style-name="CharStyle4"><text:span text:style-name="T14">s obedom? Stavajú vodu... Čo chystáte? Demikát.</text:span></text:span></text:p>
        <text:p text:style-name="P8"><text:span text:style-name="CharStyle4"><text:span text:style-name="T14">No</text:span></text:span><text:span text:style-name="CharStyle4"><text:span text:style-name="T2">,</text:span></text:span><text:span text:style-name="CharStyle4"><text:span text:style-name="T14"> reku, to som sa ani opytovať nemusel a idem nazpät do stolove</text:span></text:span><text:span text:style-name="CharStyle4"><text:span text:style-name="T2">j</text:span></text:span><text:span text:style-name="CharStyle4"><text:span text:style-name="T14">... Zase chodím, čítam, akordy beriem a čakám... Tak to ide od tridsiatich rokov... Navykol som sa a dobre... Je to kríž. Ale veď aj Kristus niesol kríž. Preto sme kresťania, aby sme boli pokorní a trpezliv</text:span></text:span><text:span text:style-name="CharStyle4"><text:span text:style-name="T2">í</text:span></text:span><text:span text:style-name="CharStyle4"><text:span text:style-name="T14">... </text:span></text:span><text:span text:style-name="CharStyle4"><text:span text:style-name="T18">I</text:span></text:span><text:span text:style-name="CharStyle4"><text:span text:style-name="T14"> ja by zdržal tento kríž, pokorným a trpezlivým by bol, ako posiaľ, keby išlo len o môj žalúdok a o moju</text:span></text:span><text:span text:style-name="CharStyle19"><text:span text:style-name="T14"> </text:span></text:span><text:span text:style-name="CharStyle4"><text:span text:style-name="T14">osob</text:span></text:span><text:span text:style-name="CharStyle4"><text:span text:style-name="T2">u.</text:span></text:span><text:span text:style-name="CharStyle4"><text:span text:style-name="T14">.</text:span></text:span><text:span text:style-name="CharStyle22"><text:span text:style-name="T14">. </text:span></text:span><text:span text:style-name="CharStyle4"><text:span text:style-name="T14">Lenže tu ide o významnejšie osoby a veci. Ide o Malvínku a o jej vydaj. A šlo by to. Keby nie keby. Keby žena vedela poriadnu večeru spraviť, už by bolo po starostiach. Dávno by sa bola vydal</text:span></text:span><text:span text:style-name="CharStyle4"><text:span text:style-name="T2">a</text:span></text:span><text:span text:style-name="CharStyle4"><text:span text:style-name="T14">...</text:span></text:span></text:p>
        <text:p text:style-name="P8"><text:span text:style-name="CharStyle4"><text:span text:style-name="T14">Doktor pokrútil hlavou. Chudák, nerozumel, že bez večere niet sobáša.</text:span></text:span></text:p>
        <text:p text:style-name="P8"><text:soft-page-break/><text:span text:style-name="CharStyle22"><text:span text:style-name="T14">— </text:span></text:span><text:span text:style-name="CharStyle4"><text:span text:style-name="T14">Nechápete, </text:span></text:span><text:span text:style-name="CharStyle22"><text:span text:style-name="T14">— </text:span></text:span><text:span text:style-name="CharStyle4"><text:span text:style-name="T14">pokračoval otec, — štastný mladý človek. Vysvetlím vám to. Každý pytač je zvedavý, ako to vyzerá doma, čo sa na ulici, di­vadle, bále tým najmilším a najkrajším ukazuje. Aj dievčatá na ulici budú sa vám jagať, trblietať, ako motýle. Každú chcelo by sa vám chytiť, také sú krásne. Ale pytač, tvor múdry, chce nazreť hlbšie. Ide do hniezda, odkiaľ motýlik vylietol Motýlik, motýlik. Každý motýlik bol húsenicou a stáva sa pupou. I húsenica i pupa je nepekná... Ktože by takému pytačovi zabránil? Chce vedeť, či ten krásny motýľ neukáže sa hnusnou húsenicou. A už sme doma. Čímže sa pytačovi zavďačíte? Dobrou večerou. Nech vie, že aspoň kuchárku dostane. Takáto večera je u mňa nemožná. Ne­možná!</text:span></text:span></text:p>
        <text:p text:style-name="P8"><text:span text:style-name="CharStyle4"><text:span text:style-name="T14">Vykríkol a hodil rukou. Oči mu zvlhly. Vytiahol veľkú žltú šatku s hrdzavými fľakmi a utrel si nos.</text:span></text:span></text:p>
        <text:p text:style-name="P8"><text:span text:style-name="CharStyle22"><text:span text:style-name="T14">— </text:span></text:span><text:span text:style-name="CharStyle4"><text:span text:style-name="T14">Večera nemožná. Pytač nemožn</text:span></text:span><text:span text:style-name="CharStyle4"><text:span text:style-name="T2">ý</text:span></text:span><text:span text:style-name="CharStyle22"><text:span text:style-name="T14">... </text:span></text:span><text:span text:style-name="CharStyle4"><text:span text:style-name="T14">Už dvaja pošli kade ľahšie a kde vedia večeru spravi</text:span></text:span><text:span text:style-name="CharStyle4"><text:span text:style-name="T2">ť</text:span></text:span><text:span text:style-name="CharStyle4"><text:span text:style-name="T14">.</text:span></text:span><text:span text:style-name="CharStyle22"><text:span text:style-name="T14">.. Tu je to </text:span></text:span><text:span text:style-name="CharStyle4"><text:span text:style-name="T14">nešťastie... Pred rokom bol jeden. Vážny.</text:span></text:span><text:span text:style-name="CharStyle20"><text:span text:style-name="T14"> </text:span></text:span><text:span text:style-name="CharStyle4"><text:span text:style-name="T14">Dobré dôchodky. Mladý a driečny. Bolo polštvrtej poobede, keď prišiel. Práve som obedoval. Náhodou bola biela káva. Ľahko som sa vyhovoril.</text:span></text:span></text:p>
        <text:p text:style-name="P8"><text:span text:style-name="CharStyle4"><text:span text:style-name="T14">— Ja už olevrantujem, — hovorím.</text:span></text:span></text:p>
        <text:p text:style-name="P8"><text:span text:style-name="CharStyle4"><text:span text:style-name="T14">— Tak zavčasu, — čuduje sa.</text:span></text:span></text:p>
        <text:p text:style-name="P8"><text:span text:style-name="CharStyle4"><text:span text:style-name="T14">— To je obyčaj, — vravím a myslím si: Treba ho ponúknuť. Môže byť, že je hladný... Myslíte, možno? Nie. Žena varí, ako sa hovorí, „knapp“... Doobedujem. Sedí vám tento chudák, sedí a čaká.</text:span></text:span></text:p>
        <text:p text:style-name="P8"><text:span text:style-name="CharStyle4"><text:span text:style-name="T14">Myslím si, Malvínku čaká a idem. Ale už v pi­tvore počujem: „Nekváč ma.“ To hovorí Malvínka. „A kde máš kolečká?“ Spytuje sa mať. „Teraz aby Zuzka išla kupovať kolečká. Vždy ich ztratíš...“ Tu to máte. Dcéra o pol štvrtej poobede neučesaná. Má 25 rokov a mať ju češ</text:span></text:span><text:span text:style-name="CharStyle4"><text:span text:style-name="T2">e</text:span></text:span><text:span text:style-name="CharStyle4"><text:span text:style-name="T14">... Vraciam sa k hosťov</text:span></text:span><text:span text:style-name="CharStyle4"><text:span text:style-name="T2">i</text:span></text:span><text:span text:style-name="CharStyle4"><text:span text:style-name="T14">... Sedí pokorne a čak</text:span></text:span><text:span text:style-name="CharStyle4"><text:span text:style-name="T2">á</text:span></text:span><text:span text:style-name="CharStyle4"><text:span text:style-name="T14">... O po</text:span></text:span><text:span text:style-name="CharStyle4"><text:span text:style-name="T2">l </text:span></text:span><text:span text:style-name="CharStyle4"><text:span text:style-name="T14">piatej prichádza Malvínka: „Maminka príde hneď. Je v kuchyni. Chystá večeru. Musíte u nás veče­rať...“ Hosť sa teší. O siedmej večer Malvínka zašvitorí: „Nech sa páči do jedálne.“ Prechádzame do jedálne... Jedál</text:span></text:span><text:span text:style-name="CharStyle4"><text:span text:style-name="T18">ň</text:span></text:span><text:span text:style-name="CharStyle4"><text:span text:style-name="T14">a ako jedál</text:span></text:span><text:span text:style-name="CharStyle4"><text:span text:style-name="T18">ň</text:span></text:span><text:span text:style-name="CharStyle4"><text:span text:style-name="T14">a. Veľká izba s podlahou na žlto natretou. Nové červené koberce so zelenými kvetami. V kúte izby krátky čierny klavír, na ktorom ja akordy berem. Orechový kre­denc so sklíčkami. Plyšové záclony. Biele filigránske fote</text:span></text:span><text:span text:style-name="CharStyle4"><text:span text:style-name="T2">ľ</text:span></text:span><text:span text:style-name="CharStyle4"><text:span text:style-name="T14">ky s divánikom a pár remenných stoličiek. V druhom kúte papierová palma na drevenom stolíku. Tri jarmočné obrázky na stene. Všetko v poriadku,</text:span></text:span><text:span text:style-name="CharStyle19"><text:span text:style-name="T14"> </text:span></text:span><text:span text:style-name="CharStyle4"><text:span text:style-name="T14">okrem toho, že stôl nie je prikrytý a v peci sa nekúri napriek tomu, že je sibírska zim</text:span></text:span><text:span text:style-name="CharStyle4"><text:span text:style-name="T2">a</text:span></text:span><text:span text:style-name="CharStyle4"><text:span text:style-name="T14">... Malvínka skladá sviečku na stolík a odbieha s hrúzou, že musí </text:span></text:span><text:soft-page-break/><text:span text:style-name="CharStyle4"><text:span text:style-name="T14">dať zakúri</text:span></text:span><text:span text:style-name="CharStyle4"><text:span text:style-name="T2">ť</text:span></text:span><text:span text:style-name="CharStyle4"><text:span text:style-name="T14">... Sedíme zase len dvaja a obidvaja čakáme, že zakúria, že rozsvieťa... Nechodí nik. Prepadly sa všetk</text:span></text:span><text:span text:style-name="CharStyle4"><text:span text:style-name="T2">y</text:span></text:span><text:span text:style-name="CharStyle4"><text:span text:style-name="T14">... Sviečka dohoriev</text:span></text:span><text:span text:style-name="CharStyle4"><text:span text:style-name="T2">a</text:span></text:span><text:span text:style-name="CharStyle4"><text:span text:style-name="T14">... Knôt sa nakloňuje a papier, do ktorého je ovinutá, vzb</text:span></text:span><text:span text:style-name="CharStyle4"><text:span text:style-name="T18">ĺ</text:span></text:span><text:span text:style-name="CharStyle4"><text:span text:style-name="T14">ka... Utešené svetlo. Hanbím sa pán doktor, ako pes a idem rozzúren</text:span></text:span><text:span text:style-name="CharStyle4"><text:span text:style-name="T2">ý</text:span></text:span><text:span text:style-name="CharStyle4"><text:span text:style-name="T14">... Nuž prosím, žena sa háda s dcérou, čo majú dať ku šunke, či vajíčka, či chren? Žena chce chren, Malvínka vajíčka, lebo je to krajšie. Zuzka shá</text:span></text:span><text:span text:style-name="CharStyle4"><text:span text:style-name="T6">ň</text:span></text:span><text:span text:style-name="CharStyle4"><text:span text:style-name="T14">a šunk</text:span></text:span><text:span text:style-name="CharStyle4"><text:span text:style-name="T2">u</text:span></text:span><text:span text:style-name="CharStyle4"><text:span text:style-name="T14">... Novej sviece, pravda, niet... V lampe oleja niet... Oleja niet... Sobral som kuchyňskú... Potme nemožno sedeť... Hosť trpezliv</text:span></text:span><text:span text:style-name="CharStyle4"><text:span text:style-name="T6">e</text:span></text:span><text:span text:style-name="CharStyle4"><text:span text:style-name="T14"> sedí a čaká... Iste si myslí: Ako dobre by bolo v krčme. Bolo by treba iba po­vedať: „Kúsok klobásky!“ Už by doniesli. „Lampa nehorí.“ Už by zapálili. „Piva!“ Už by si ho mal... Šliak by trafil každého v takom fajnovom dome... Hosť je trpezliv</text:span></text:span><text:span text:style-name="CharStyle4"><text:span text:style-name="T2">ý</text:span></text:span><text:span text:style-name="CharStyle4"><text:span text:style-name="T14">... Aký by to bol výtečný zať, myslím si... Odbilo osem. Odbilo deväť. O večeri ani chýru. O pol deviatej sa prišla opýtať Malvínka, či rozkážeme praženicu?... O deviatej sa opýtala, či má byť na masle, či na slaninke?... O pol desiatej prišla, že či môže byť na masle, lebo sla­ninky niet doma... O desiatej zvestuje:</text:span></text:span></text:p>
        <text:p text:style-name="P3"><text:span text:style-name="CharStyle4"><text:span text:style-name="T14">— Nemáme ani masla. Môžu byť vajíčka?</text:span></text:span></text:p>
        <text:p text:style-name="P8"><text:span text:style-name="CharStyle4"><text:span text:style-name="T14">— Navar demikátu, — okrikujem ju so zlosťou,</text:span></text:span><text:span text:style-name="CharStyle19"><text:span text:style-name="T14"> </text:span></text:span><text:span text:style-name="CharStyle4"><text:span text:style-name="T14">lebo vychádzam z trpezlivosti a chcem ju podráždiť. Ani baran by to nevydržal konečne.</text:span></text:span></text:p>
        <text:p text:style-name="P8"><text:span text:style-name="CharStyle4"><text:span text:style-name="T14">— Môžu by</text:span></text:span><text:span text:style-name="CharStyle4"><text:span text:style-name="T6">ť</text:span></text:span><text:span text:style-name="CharStyle4"><text:span text:style-name="T14"> vajíčka?, — opyt</text:span></text:span><text:span text:style-name="CharStyle4"><text:span text:style-name="T2">uje</text:span></text:span><text:span text:style-name="CharStyle4"><text:span text:style-name="T14"> sa p</text:span></text:span><text:span text:style-name="CharStyle4"><text:span text:style-name="T6">o</text:span></text:span><text:span text:style-name="CharStyle4"><text:span text:style-name="T14">znove, akoby moju poznámku nebola počula.</text:span></text:span></text:p>
        <text:p text:style-name="P8"><text:span text:style-name="CharStyle4"><text:span text:style-name="T14">— Keď nie demikátu, bielej kávy, — dráždim ja.</text:span></text:span></text:p>
        <text:p text:style-name="P8"><text:span text:style-name="CharStyle4"><text:span text:style-name="T14">— Teda vajíčka, — a beží.</text:span></text:span></text:p>
        <text:p text:style-name="P8"><text:span text:style-name="CharStyle4"><text:span text:style-name="T14">Zostávame zase sami. Od vzrušenia sa mi hlas trasie, ale hovorím s mladým pánom. Vravím o športoch a myslím si za akého asi zvera ma pokladá tento človek. Iste si myslí, že preto vravím o športoch, aby nám zima nebola. V izbe sa to­tižto ešte vždy nekúri a svieti kuchyňská lampa. Po športoch prechádzam na vojnu Talianov a vravím o systéme bojovania. Pri tom myslím, že pán pytač hovorí: „Vo vlastnom dome by si mal mať systém. Keď je tma, lampu zapáliť, keď je zima, zakúriť, keď si osem hodín nejedol, dať ve­čeru. To by bol systém.“ Do izby vchodí Malvínka. Prichádza sa opýtať, či tie vajíčka majú byť na tvrdo, či na mäkko?... A ja prechádzam v reči, že je terajšia drahota umelá... „Aha! To ty preto nedávaš večeru,“ myslí si iste pytač... Pri tom čakáme, čakáme... Vchádza Zuzka:</text:span></text:span></text:p>
        <text:p text:style-name="P8"><text:span text:style-name="CharStyle4"><text:span text:style-name="T14">— Pani veľkomožná sa dajú pýtať, </text:span></text:span><text:span text:style-name="CharStyle4"><text:span text:style-name="T6">či</text:span></text:span><text:span text:style-name="CharStyle4"><text:span text:style-name="T14"> majú byť vajíčka v pohári, či len tak?</text:span></text:span></text:p>
        <text:p text:style-name="P8"><text:span text:style-name="CharStyle4"><text:span text:style-name="T14">Zase čakáme. Myslíte, že ten pán dočkal ve­čeru? Nie, pán doktor. Odišiel bez </text:span></text:span><text:soft-page-break/><text:span text:style-name="CharStyle4"><text:span text:style-name="T14">nej. Bolo okolo</text:span></text:span><text:span text:style-name="CharStyle4"><text:span text:style-name="T2"> </text:span></text:span><text:span text:style-name="CharStyle4"><text:span text:style-name="T14">polnoci. Nenašiel ani hostinec otvorený. Viac sme ho ani nevideli. Neprišiel. Prepadol sa ako kameň v potoku, ako tá večera, ako celý vydaj Malvínkin. Ale demikát sa neprepadol. Ani žena. Nezm</text:span></text:span><text:span text:style-name="CharStyle4"><text:span text:style-name="T6">u</text:span></text:span><text:span text:style-name="CharStyle4"><text:span text:style-name="T14">drela... Po polroku prišiel druhý pytač. Práve tak pochodil. Odišiel bez večere a viac sa nevrátil...</text:span></text:span></text:p>
        <text:p text:style-name="P8"><text:span text:style-name="CharStyle4"><text:span text:style-name="T14">Oči mu zase zaslzily. Pocmukal fajku. Tá ne­horela. Strčil ju so vzdychom do vrecka.</text:span></text:span></text:p>
        <text:p text:style-name="P8"><text:span text:style-name="CharStyle4"><text:span text:style-name="T14">— Toto je môj kríž, — doložil po chvíli smutne. — Prosím vás o radu. V sobotu má prísť ku nám kontrolór z berného úradu, Činčovič. Ráčite ho znať? Výtečný, vzdelaný, usilovný mladý človek... Tiež sa zaujíma o Malvínku... Sám som ho zavolal. Ani neviem, ako sa to stalo? Kibicoval mi pri kartách — v pondelok. Filipík partner prehrá­val a hneval sa. Nám to robilo radosť. K tomu tento Činčovič vše ma tituloval „pán prefesor.“ Hovoril: „Adut, pán profesor. Teraz s týmto, pán profesor!“ Spomenul aj zlé hostinsk</text:span></text:span><text:span text:style-name="CharStyle4"><text:span text:style-name="T2">é</text:span></text:span><text:span text:style-name="CharStyle4"><text:span text:style-name="T14"> kosty. „Číročistá hnusoba, — vraví, — hotový žalúdočný katár...“ Napadlo mi to v akomsi rozjarení, nad­chnutí... takom akomsi duševnom rozpoložení. Zavolal som ho na sobotu. Keď sa mi poklonil na znak súhlasu, už som vedel, že som vykonal blbosť. Ale povedal som, konec... To bolo v pon­delok. Dnes je streda... Od pondelka nemôžem spáva</text:span></text:span><text:span text:style-name="CharStyle4"><text:span text:style-name="T2">ť</text:span></text:span><text:span text:style-name="CharStyle4"><text:span text:style-name="T14">... Dajte mi rady...</text:span></text:span></text:p>
        <text:p text:style-name="P8"><text:span text:style-name="CharStyle4"><text:span text:style-name="T14">Čurida sa na chvíľku zamyslel.</text:span></text:span></text:p>
        <text:p text:style-name="P8"><text:span text:style-name="CharStyle4"><text:span text:style-name="T14">— Vec jasná, — povedal, </text:span></text:span><text:span text:style-name="CharStyle22"><text:span text:style-name="T14">— </text:span></text:span><text:span text:style-name="CharStyle4"><text:span text:style-name="T14">najmite si ku­chárku na ten deň.</text:span></text:span></text:p>
        <text:p text:style-name="P8"><text:span text:style-name="CharStyle4"><text:span text:style-name="T14">Škereň skočil so stoličky, akoby ho boli pichli.</text:span></text:span></text:p>
        <text:p text:style-name="P8"><text:span text:style-name="CharStyle22"><text:span text:style-name="T14">— </text:span></text:span><text:span text:style-name="CharStyle4"><text:span text:style-name="T14">Oči by jej vyškriabala. Metlou vyhnala. Rozsobáš by ona pýtala. Ve</text:span></text:span><text:span text:style-name="CharStyle4"><text:span text:style-name="T18">ď</text:span></text:span><text:span text:style-name="CharStyle4"><text:span text:style-name="T14"> by to bol škandál pred hosťom.</text:span></text:span></text:p>
        <text:p text:style-name="P8"><text:span text:style-name="CharStyle22"><text:span text:style-name="T14">— </text:span></text:span><text:span text:style-name="CharStyle4"><text:span text:style-name="T14">Navarte večeru vy.</text:span></text:span></text:p>
        <text:p text:style-name="P8"><text:span text:style-name="CharStyle4"><text:span text:style-name="T14">— Nikdy som nevaril, ani nepiekol.</text:span></text:span></text:p>
        <text:p text:style-name="P8"><text:span text:style-name="CharStyle4"><text:span text:style-name="T14">— Teda dcéra.</text:span></text:span></text:p>
        <text:p text:style-name="P8"><text:span text:style-name="CharStyle22"><text:span text:style-name="T14">— </text:span></text:span><text:span text:style-name="CharStyle4"><text:span text:style-name="T14">Matke z oka vypadla. Nestačí.</text:span></text:span></text:p>
        <text:p text:style-name="P8"><text:span text:style-name="CharStyle22"><text:span text:style-name="T14">— </text:span></text:span><text:span text:style-name="CharStyle4"><text:span text:style-name="T14">Dajte si večeru doniesť z hostinca.</text:span></text:span></text:p>
        <text:p text:style-name="P8"><text:span text:style-name="CharStyle22"><text:span text:style-name="T14">— </text:span></text:span><text:span text:style-name="CharStyle4"><text:span text:style-name="T14">To by bola hanba. Práve v tomto páde. Povedal som, že sa Činčovičovi hnusí krčmársky k</text:span></text:span><text:span text:style-name="CharStyle4"><text:span text:style-name="T2">ost</text:span></text:span><text:span text:style-name="CharStyle4"><text:span text:style-name="T14">.</text:span></text:span></text:p>
        <text:p text:style-name="P8"><text:span text:style-name="CharStyle4"><text:span text:style-name="T14">— Tvrdý orech, — poznamenal advokát.</text:span></text:span></text:p>
        <text:p text:style-name="P8"><text:span text:style-name="CharStyle4"><text:span text:style-name="T14">— Ak tento odíde bez večere, rozsobášim sa. Žena je povinná ctiť si muža. Ctí si ma? Uráža. Varí demikát a kávu. To je znevažovanie, tedy urážanie. Povinná je muža napomáhať v domác­nosti. Napomáha? Nepostele, neuš</text:span></text:span><text:span text:style-name="CharStyle4"><text:span text:style-name="T2">ij</text:span></text:span><text:span text:style-name="CharStyle4"><text:span text:style-name="T14">e, nezapláta. Má </text:span></text:span><text:soft-page-break/><text:span text:style-name="CharStyle4"><text:span text:style-name="T14">materské povinnosti. Plní ich? Každého pytača vyženie... To sú príčiny k rozvodu. Musia byť... Ale, pán doktor, vysokoctený pán doktor! H</text:span></text:span><text:span text:style-name="CharStyle4"><text:span text:style-name="T18">ľ</text:span></text:span><text:span text:style-name="CharStyle4"><text:span text:style-name="T14">a, na čo som ja od pondelka v mojich bezsenných no­ciach prišiel... Vy budete taký dobrý a napíšete advokátsky list.</text:span></text:span></text:p>
        <text:p text:style-name="P8"><text:span text:style-name="CharStyle22"><text:span text:style-name="T14">— </text:span></text:span><text:span text:style-name="CharStyle4"><text:span text:style-name="T14">V akom sm</text:span></text:span><text:span text:style-name="CharStyle4"><text:span text:style-name="T2">ys</text:span></text:span><text:span text:style-name="CharStyle4"><text:span text:style-name="T14">le?</text:span></text:span></text:p>
        <text:p text:style-name="P8"><text:span text:style-name="CharStyle4"><text:span text:style-name="T2">—</text:span></text:span><text:span text:style-name="CharStyle4"><text:span text:style-name="T14"> V takom smysle, že ak na sobotu, na s</text:span></text:span><text:span text:style-name="CharStyle4"><text:span text:style-name="T2">i</text:span></text:span><text:span text:style-name="CharStyle4"><text:span text:style-name="T14">edmu</text:span></text:span><text:span text:style-name="CharStyle4"><text:span text:style-name="T2"> </text:span></text:span><text:span text:style-name="CharStyle4"><text:span text:style-name="T14">hodinu večernú neupečie moja žena kačku a nespraví gaštanové pyré, sa ja </text:span></text:span><text:span text:style-name="CharStyle4"><text:span text:style-name="T18">Š</text:span></text:span><text:span text:style-name="CharStyle4"><text:span text:style-name="T14">kereň rozsobášim s ňou. Vy totižto budete nútený, ako môj advokát, už v nedeľu zadať žalobu o rozsobáš... Advokátsky list moja žena ešte nikdy nedostal</text:span></text:span><text:span text:style-name="CharStyle4"><text:span text:style-name="T2">a</text:span></text:span><text:span text:style-name="CharStyle4"><text:span text:style-name="T14">... Firma advo­kátskej kancelárie... Taká pečiatk</text:span></text:span><text:span text:style-name="CharStyle4"><text:span text:style-name="T2">a</text:span></text:span><text:span text:style-name="CharStyle4"><text:span text:style-name="T14">... Slov</text:span></text:span><text:span text:style-name="CharStyle4"><text:span text:style-name="T2">á</text:span></text:span><text:span text:style-name="CharStyle4"><text:span text:style-name="T14">: „advokát, žaloba“ naháňajú strach... Pár para­grafov do listu... Číslice, punkty... Naľaká sa a upečie... Každý sa bojí súdov, ako čert svätenej vody, nie to žen</text:span></text:span><text:span text:style-name="CharStyle4"><text:span text:style-name="T2">a</text:span></text:span><text:span text:style-name="CharStyle4"><text:span text:style-name="T14">... Upeči</text:span></text:span><text:span text:style-name="CharStyle4"><text:span text:style-name="T2">e</text:span></text:span><text:span text:style-name="CharStyle4"><text:span text:style-name="T14">... Stavím sa. Päťdesiat korún stavím.</text:span></text:span></text:p>
        <text:p text:style-name="P8"><text:span text:style-name="CharStyle4"><text:span text:style-name="T14">Advokát zachytil slovo „stávka.“</text:span></text:span></text:p>
        <text:p text:style-name="P8"><text:span text:style-name="CharStyle4"><text:span text:style-name="T14">— Ako stávku prijímam. List napíšem.</text:span></text:span></text:p>
        <text:p text:style-name="P8"><text:span text:style-name="CharStyle4"><text:span text:style-name="T14">— Stojí.</text:span></text:span></text:p>
        <text:p text:style-name="P8"><text:span text:style-name="CharStyle4"><text:span text:style-name="T14">— Tedy, ak bude večera?...</text:span></text:span></text:p>
        <text:p text:style-name="P8"><text:span text:style-name="CharStyle4"><text:span text:style-name="T14">— Platím päťdesiat korún.</text:span></text:span></text:p>
        <text:p text:style-name="P8"><text:span text:style-name="CharStyle4"><text:span text:style-name="T14">— Ak nebude?...</text:span></text:span></text:p>
        <text:p text:style-name="P8"><text:span text:style-name="CharStyle4"><text:span text:style-name="T14">— Platím za list tiež toľko, aby ste nemohli prehrať.</text:span></text:span></text:p>
        <text:p text:style-name="P8"><text:span text:style-name="CharStyle4"><text:span text:style-name="T14">— Dobre.</text:span></text:span></text:p>
        <text:p text:style-name="P8"><text:span text:style-name="CharStyle4"><text:span text:style-name="T14">— Buďte taký laskavý, pán doktor, veď len preto som prišiel. Aj Boh vám odplatí... Len vy­píšte slovo advokát... Položte na list aj tri pe­čiatky... Paragrafy... Spomeňte súd. Vypíšte: „rozhodne žaloba.“ Päťdesiat korún je vašich. Môžem deponovať, ako honorár odovzdať... Len tie pe­čiatky prosím a čím viac mariek na obálku...</text:span></text:span><text:span text:style-name="CharStyle19"><text:span text:style-name="T14"> </text:span></text:span><text:span text:style-name="CharStyle4"><text:span text:style-name="T14">Pošlite rekomandovane, expres... V sobotu na siedmu večer. Ráčte si to poznačiť...</text:span></text:span></text:p>
        <text:p text:style-name="P8"><text:span text:style-name="CharStyle4"><text:span text:style-name="T14">— Napíšem. Honorár až potom.</text:span></text:span></text:p>
        <text:p text:style-name="P8"><text:span text:style-name="CharStyle4"><text:span text:style-name="T14">Škereň cel</text:span></text:span><text:span text:style-name="CharStyle4"><text:span text:style-name="T2">ý </text:span></text:span><text:span text:style-name="CharStyle4"><text:span text:style-name="T14">v</text:span></text:span><text:span text:style-name="CharStyle4"><text:span text:style-name="T2">yt</text:span></text:span><text:span text:style-name="CharStyle4"><text:span text:style-name="T14">ešený potriasol ruku advokátovu. Plný vďačnosti a nádeje odišiel.</text:span></text:span></text:p>
        <text:p text:style-name="P5"><text:span text:style-name="CharStyle34"><text:span text:style-name="T14"/></text:span></text:p>
        <text:p text:style-name="P8"><text:span text:style-name="CharStyle4"><text:span text:style-name="T14">V sobotu, pri prechádzke, okolo polôsmej za­šiel Čurida ku Škereňovskému domu. Zastal pri osvetlených oknách a počúval. Počul hudbu. Krajšiu, ako býval</text:span></text:span><text:span text:style-name="CharStyle4"><text:span text:style-name="T6">y</text:span></text:span><text:span text:style-name="CharStyle4"><text:span text:style-name="T14"> akordy pána učiteľove, keď vyčkával obed, krajšiu, ako muzika Malvínkina, keď hrala Mozarta, krajšiu, ako keby sám Mozart hral: hudbu tanierov, vidličiek a nožíkov. </text:span></text:span><text:span text:style-name="CharStyle4"><text:span text:style-name="T2">U</text:span></text:span><text:span text:style-name="CharStyle4"><text:span text:style-name="T14"> Škereňov večerali. Ženích istý.</text:span></text:span></text:p>
        <text:h text:style-name="P21" text:outline-level="1"><text:soft-page-break/><text:span text:style-name="CharStyle14"><text:span text:style-name="T14"/></text:span></text:h>
        <text:h text:style-name="P22" text:outline-level="1"><text:span text:style-name="CharStyle14"><text:span text:style-name="T14"/></text:span></text:h>
        <text:h text:style-name="P22" text:outline-level="1"><text:bookmark-start text:name="bookmark8"/><text:span text:style-name="CharStyle14"><text:span text:style-name="T14">Doktor.</text:span></text:span><text:bookmark-end text:name="bookmark8"/></text:h>
        <text:p text:style-name="P8"><text:span text:style-name="CharStyle4"><text:span text:style-name="T14"/></text:span></text:p>
        <text:p text:style-name="P29"><text:span text:style-name="CharStyle4"><text:span text:style-name="T14">V našom meste usadil sa nový hodinár. Nad malý mriežkový oblok nízkeho domu dal si krásnu veľkú tabulu. „Sásik János, órás.</text:span></text:span><text:span text:style-name="CharStyle4"><text:span text:style-name="T2">“</text:span></text:span><text:span text:style-name="CharStyle4"><text:span text:style-name="T14"> U vchodu vy­strčil čosi takého, ako hodiny a do miestnych novín dal, že stojí k službám vďačnému obe­censtvu. Ale obecenstvo nijako nechcelo sa upo­zorniť krásnou firmou. Pán Sásik odhodlal sa urobiť v malom okienku výklad a hľa, ľudia počali po­stávať a obzerať si vyložené veci. Mal síce v ňom len so pár strieborných hodiniek, dve zaprášené zaušnice s červenými sklíčkami, štyri obšúchané prstene a jednu z</text:span></text:span><text:span text:style-name="CharStyle4"><text:span text:style-name="T6">a</text:span></text:span><text:span text:style-name="CharStyle4"><text:span text:style-name="T14">palkovú škatuľku. Ako sa táto dostala do výkladu, nevedno, ale fakt je, že ľudia nielen že postávali pred výkladom, ale počali sa aj zaujímať o pána majstra.</text:span></text:span></text:p>
        <text:p text:style-name="P9"><text:span text:style-name="CharStyle4"><text:span text:style-name="T14">Pán Sásik bol útlej, trošku zohnutej postavy s veľkou hlavou a širokou, bledou tvárou. Fúzy pristrihoval si po anglicky a keď vychádzal, vždy sa hodil do dlhého salonového kabáta a priviazal si pod bradu červenú mašľu, natiahol žlté, vždy nové rukavičky a brával so sebou tenkú paličku. Keď kráčal, pyšno dvíhal hlavu do hora, pozrel do ďa­lek</text:span></text:span><text:span text:style-name="CharStyle4"><text:span text:style-name="T7">a</text:span></text:span><text:span text:style-name="CharStyle4"><text:span text:style-name="T14"> a znovu ju spúšťal, akosi na pravé plece, rukami rozháňal alebo mal jednu vo vrecku a a druhou medzi prstami krútil tenkou paličkou raz na jednu, raz na druhú stranu. Hovoril ma­ďarsky, ale tak, že ho Maďari nerozumeli. Zriedka kedy zabŕdol do slovenčiny. Aj to len vtedy, keď ho nejaký „sprosták“ nemohol pochopiť. Pánom sa líškal a stŕhal klobúk pred nimi zďaleka.</text:span></text:span></text:p>
        <text:p text:style-name="P8"><text:span text:style-name="CharStyle4"><text:span text:style-name="T14">Trápilo ho iba jedno. Nemohol nijako svojmu osudu odpustiť, že je len jednoduchým hodinárom. Má pánske zvyky. Je veru dosť múdry, a predsa musí nie rozumom, ale rukami pracovať. Preto, keď len mohol zatajil svoje remeslo a kde ho ne­poznali, vydal sa za stoličného pisára alebo inak­šieho úradníka. Vyhľadával panskejšie spoločnosti a bol veľmi rád, keď si mohol sadnúť neďaleko pánov. Ľudia jemu rovní zdali sa mu, ako sa to u nás hovorí, </text:span></text:span><text:span text:style-name="CharStyle4"><text:span text:style-name="T2">„</text:span></text:span><text:span text:style-name="CharStyle4"><text:span text:style-name="T14">chrapúňmi.</text:span></text:span><text:span text:style-name="CharStyle4"><text:span text:style-name="T2">“</text:span></text:span><text:span text:style-name="CharStyle4"><text:span text:style-name="T14"> Takými akýmisi neumytými, neohrabanými, bez spôsobov a každý jeden z nich bol d</text:span></text:span><text:span text:style-name="CharStyle4"><text:span text:style-name="T7">ľ</text:span></text:span><text:span text:style-name="CharStyle4"><text:span text:style-name="T14">a pána majstra „mechom udretý.“</text:span></text:span></text:p>
        <text:p text:style-name="P8"><text:span text:style-name="CharStyle4"><text:span text:style-name="T14">Nenadarmo vraví príslovie, aby šuster sedel na svojej trojnohe. Pánu Sásikovi sa raz veľmi zle povodilo, že sa hanbil za svoju materčinu a za svoje remeslo.</text:span></text:span></text:p>
        <text:p text:style-name="P8"><text:span text:style-name="CharStyle4"><text:span text:style-name="T14">Mal byť akýsi fašiangový bal. Pán Sásik sa z počiatku nijako nevedel rozhodnúť, </text:span></text:span><text:soft-page-break/><text:span text:style-name="CharStyle4"><text:span text:style-name="T14">či sa má zú­častniť na ňom.</text:span></text:span></text:p>
        <text:p text:style-name="P8"><text:span text:style-name="CharStyle4"><text:span text:style-name="T14">— Predstavím sa ako hodinár — myslel si — ani pes sa o mňa neobzre, nie to dámy. Každá by ovesila nos a povedala: „Netancujem.“ A to preto, že nemám pred menom ani „gr.“, ani „br.“, ani „hr.“, ani „dr.“</text:span></text:span></text:p>
        <text:p text:style-name="P8"><text:span text:style-name="CharStyle4"><text:span text:style-name="T14">Pri tom prechádzal sa z kúta do kúta a po­zeral von oknom. Von bol príjemný februárový čas. Sňah padal tak, ako komu sa nechce padať. Kolembal, vrtel, krútil sa nad zemou. Ošarpané agáty pred oknom hrkotaly suchými strúčkami. Hradská zamrznutá. Dnu u pána majstra bolo teplo a vidno. Povešané hodiny na stene klepaly, ťukaly, vŕzgaly, bily.</text:span></text:span></text:p>
        <text:p text:style-name="P8"><text:span text:style-name="CharStyle4"><text:span text:style-name="T14">Sásik pozrel do zrkadla. Videl svoju tvár a zahundral:</text:span></text:span></text:p>
        <text:p text:style-name="P8"><text:span text:style-name="CharStyle4"><text:span text:style-name="T14">— Áno, áno. Nie som taký špatný. Zrkadlo necigáni. Vlasy sa mi blyštia ako deklík na ho­dinkách a fúzy sú mi celkom dobre obstrihnuté.</text:span></text:span></text:p>
        <text:p text:style-name="P8"><text:span text:style-name="CharStyle4"><text:span text:style-name="T14">Napravil si účes, pohladil fúziky a ďalej šo­mral. Kukajúc do zrkadla celkom z blízka a otvá­rajúc pri tom na široko oči, šomral:</text:span></text:span></text:p>
        <text:p text:style-name="P8"><text:span text:style-name="CharStyle4"><text:span text:style-name="T14">— No, oči sú troška vodové, ale ve</text:span></text:span><text:span text:style-name="CharStyle4"><text:span text:style-name="T2">ľ</text:span></text:span><text:span text:style-name="CharStyle4"><text:span text:style-name="T14">ké a do dĺžky zastrihnut</text:span></text:span><text:span text:style-name="CharStyle4"><text:span text:style-name="T2">é</text:span></text:span><text:span text:style-name="CharStyle4"><text:span text:style-name="T14">... Musím na ten bá</text:span></text:span><text:span text:style-name="CharStyle4"><text:span text:style-name="T2">l</text:span></text:span><text:span text:style-name="CharStyle4"><text:span text:style-name="T14">... Áno. Čo na tom? Vydám sa za doktora a zabavím sa dobr</text:span></text:span><text:span text:style-name="CharStyle4"><text:span text:style-name="T2">e</text:span></text:span><text:span text:style-name="CharStyle4"><text:span text:style-name="T14">... Veď pohyby moje sú ozaj panské. Vidno, že som sa ako tovaryš pohyboval vo vyšších kruhoch, keď bolo treba nejakému grófovi tu hodiny zavesiť na stenu, tu doniesť, tu napraviť. Často sa</text:span></text:span><text:span text:style-name="CharStyle31"><text:span text:style-name="T14"> </text:span></text:span><text:span text:style-name="CharStyle4"><text:span text:style-name="T14">stalo, že sa sám gróf pustil so mnou do reči, alebo osvietená pani, To hneď vidno na človeku, medzi akými </text:span></text:span><text:span text:style-name="CharStyle4"><text:span text:style-name="T2">ľ</text:span></text:span><text:span text:style-name="CharStyle4"><text:span text:style-name="T14">uďmi sa pohybova</text:span></text:span><text:span text:style-name="CharStyle4"><text:span text:style-name="T2">l.</text:span></text:span><text:span text:style-name="CharStyle4"><text:span text:style-name="T14">..</text:span></text:span></text:p>
        <text:p text:style-name="P8"><text:span text:style-name="CharStyle4"><text:span text:style-name="T14">Po jeho tvári rozlial sa blažený úsmev. Rý­chlymi, šúchajúcimi krokmi počal sa pohybovať po izbe, rozpomínajúc sa na pohyby veľkých pánov.</text:span></text:span></text:p>
        <text:p text:style-name="P8"><text:span text:style-name="CharStyle4"><text:span text:style-name="T14">Natiahol rukavičku a vžil sa do postavenia, ako sa šepce poklona. Á! Vydarilo sa mu znamenite. Spustil sa na ľavú nohu, vystrel krk, sošpúlil ústa, potom p</text:span></text:span><text:span text:style-name="CharStyle4"><text:span text:style-name="T7">o</text:span></text:span><text:span text:style-name="CharStyle4"><text:span text:style-name="T14">žmurkal, pokrútil v povetrí prstom a hlboko nahnul sa k zemi, ale zašeptať celkom zabudol.</text:span></text:span></text:p>
        <text:p text:style-name="P8"><text:span text:style-name="CharStyle4"><text:span text:style-name="T14">Hneď na to pomyslel si, že kráča popri peknej slečne. Naklonil sa na pravo a pošuchol si kabát rukou, pričom nešeredne bil si ľavú nohu ruka­vičkou, ktorá sa mu hompáľala v ruke. Proboval hodiť sa do fotela, ako to robievajú mladí páni. Zdvihol tedy pozorne kabát a tichúčko pustil sa na stoličku. Potom vstal. Zagestikuloval klobú­kom a spravil elegantný skok. Usmial sa tak, aby mu pri tom netrčaly veľké žlté zuby. Prešiel sa, aby mu ruky nevisely. Vydal zo seba niekoľko ráz podivný zvuk a bol so sebou úplne spokojný. Celkom, ako by sa bol za grófa narodil a spával pod hodvábnym papl</text:span></text:span><text:span text:style-name="CharStyle4"><text:span text:style-name="T7">o</text:span></text:span><text:span text:style-name="CharStyle4"><text:span text:style-name="T14">nom...</text:span></text:span></text:p>
        <text:p text:style-name="P8"><text:soft-page-break/><text:span text:style-name="CharStyle4"><text:span text:style-name="T14">— Vydám sa za doktora a zabávať sa budem výborne. Poznať ma ešte tak nepoznajú, menovite slečinky nie.</text:span></text:span></text:p>
        <text:p text:style-name="P8"><text:span text:style-name="CharStyle4"><text:span text:style-name="T14">Tak sa rozhodol a usmieval sa v duchu.</text:span></text:span></text:p>
        <text:p text:style-name="P8"><text:span text:style-name="CharStyle4"><text:span text:style-name="T14">Pomaly sa zmrklo. Ani s</text:span></text:span><text:span text:style-name="CharStyle4"><text:span text:style-name="T2">ň</text:span></text:span><text:span text:style-name="CharStyle4"><text:span text:style-name="T14">ah už nerobil kruhy nad zemou, ale padal šikmým smerom. Pokryl vetvy agátov, ploty, strechy. Na uličných lampách bolo vidno celé čiapočky.</text:span></text:span></text:p>
        <text:p text:style-name="P8"><text:span text:style-name="CharStyle4"><text:span text:style-name="T14">Pán Sásik na to </text:span></text:span><text:span text:style-name="CharStyle4"><text:span text:style-name="T2">v</text:span></text:span><text:span text:style-name="CharStyle4"><text:span text:style-name="T14">šetko nedbal. Pripravoval sa na bál a úsmev radosti neschádzal mu s tvári.</text:span></text:span></text:p>
        <text:p text:style-name="P5"><text:span text:style-name="CharStyle34"><text:span text:style-name="T2"/></text:span></text:p>
        <text:p text:style-name="P8"><text:span text:style-name="CharStyle4"><text:span text:style-name="T14">Je po zábave. Celé mesto smeje sa n</text:span></text:span><text:span text:style-name="CharStyle4"><text:span text:style-name="T19">á</text:span></text:span><text:span text:style-name="CharStyle4"><text:span text:style-name="T14">d do­ktorom Sásikom, hodinárom z Hornej hrubej ulice. Prečo?</text:span></text:span></text:p>
        <text:p text:style-name="P8"><text:span text:style-name="CharStyle4"><text:span text:style-name="T14">Na zábave dlho okúňal sa </text:span></text:span><text:span text:style-name="CharStyle4"><text:span text:style-name="T19">í</text:span></text:span><text:span text:style-name="CharStyle4"><text:span text:style-name="T14">sť ku slečnám.</text:span></text:span></text:p>
        <text:p text:style-name="P8"><text:span text:style-name="CharStyle22"><text:span text:style-name="T14">— </text:span></text:span><text:span text:style-name="CharStyle4"><text:span text:style-name="T14">Neviem si vybrať, — myslel si, potrhávajúc frak.</text:span></text:span></text:p>
        <text:p text:style-name="P8"><text:span text:style-name="CharStyle4"><text:span text:style-name="T14">Tanečnice len tak sa hemžily. Jedna krajšia od druhej. Pokukávaly, smialy sa, šermujúc vejármi.</text:span></text:span></text:p>
        <text:p text:style-name="P8"><text:span text:style-name="CharStyle4"><text:span text:style-name="T14">Odrazu pánu doktorovi ziskrilo sa v očiach. Hmla padla mu do hlavy. Slečna Pavlínka po­zrela na neho.</text:span></text:span></text:p>
        <text:p text:style-name="P8"><text:span text:style-name="CharStyle4"><text:span text:style-name="T14">— Áno. Tejto budem dvoriť, — rozhodol hne</text:span></text:span><text:span text:style-name="CharStyle4"><text:span text:style-name="T2">ď </text:span></text:span><text:span text:style-name="CharStyle4"><text:span text:style-name="T14">a vbehol do bočnej izby, kde pred zrkadlom napravil si maš</text:span></text:span><text:span text:style-name="CharStyle4"><text:span text:style-name="T2">ľ</text:span></text:span><text:span text:style-name="CharStyle4"><text:span text:style-name="T14">u a utrúc krýdlom z fraku topánky, vážnym krokom vracal sa do dvorany.</text:span></text:span></text:p>
        <text:p text:style-name="P8"><text:span text:style-name="CharStyle4"><text:span text:style-name="T14">— Krása, krása, táto Pavlínk</text:span></text:span><text:span text:style-name="CharStyle4"><text:span text:style-name="T2">a</text:span></text:span><text:span text:style-name="CharStyle4"><text:span text:style-name="T14">... Široká, tučná tvár. Líca veľké, červen</text:span></text:span><text:span text:style-name="CharStyle4"><text:span text:style-name="T2">é</text:span></text:span><text:span text:style-name="CharStyle4"><text:span text:style-name="T14">... Vypuklé čierne oč</text:span></text:span><text:span text:style-name="CharStyle4"><text:span text:style-name="T2">i</text:span></text:span><text:span text:style-name="CharStyle4"><text:span text:style-name="T14">... Plné, okrúhle plecia. Vlasy čierne, ružička v nich.. Krása, krása </text:span></text:span><text:span text:style-name="CharStyle22"><text:span text:style-name="T14">— </text:span></text:span><text:span text:style-name="CharStyle4"><text:span text:style-name="T14">myslel si a pohrával sa guľkou retiazky, ktorá mu visela zpod fraku.</text:span></text:span></text:p>
        <text:p text:style-name="P8"><text:span text:style-name="CharStyle4"><text:span text:style-name="T14">Nemohol sa dl</text:span></text:span><text:span text:style-name="CharStyle4"><text:span text:style-name="T2">š</text:span></text:span><text:span text:style-name="CharStyle4"><text:span text:style-name="T14">ie zdržať. Pobehol k nej. Spu­stil hlavu na prsia, čo znamenalo poklonu, a mäkko zašeptal svoje meno, prosiac hneď o túru.</text:span></text:span></text:p>
        <text:p text:style-name="P8"><text:span text:style-name="CharStyle4"><text:span text:style-name="T14">Lenže, beda! Tanec nijako nešiel. Pán doktor ho vždy poplietol. Obrátil sa raz</text:span></text:span><text:span text:style-name="CharStyle4"><text:span text:style-name="T2">-d</text:span></text:span><text:span text:style-name="CharStyle4"><text:span text:style-name="T14">va a zastal, hľadajúc príhodný vpád do taktu. Ale darmo po­máhal si hlavou a pleciami — vždy poplietol.</text:span></text:span></text:p>
        <text:p text:style-name="P8"><text:span text:style-name="CharStyle4"><text:span text:style-name="T14">— Zle hrajú títo cigáni — prehovoril konečne zadychčaný.</text:span></text:span></text:p>
        <text:p text:style-name="P8"><text:span text:style-name="CharStyle4"><text:span text:style-name="T14">— Možno, že vám pôjde drajšrit, — pozname­nala Pavlínka.</text:span></text:span></text:p>
        <text:p text:style-name="P8"><text:span text:style-name="CharStyle4"><text:span text:style-name="T14">— Áno, drajšrit, — potvrdil doktor.</text:span></text:span></text:p>
        <text:p text:style-name="P8"><text:span text:style-name="CharStyle4"><text:span text:style-name="T14">Ani tento neišiel.</text:span></text:span></text:p>
        <text:p text:style-name="P8"><text:span text:style-name="CharStyle4"><text:span text:style-name="T14">— Netancujete sexšrit, pán doktor? — opýtala sa slečna. — To je ľahšie.</text:span></text:span></text:p>
        <text:p text:style-name="P8"><text:soft-page-break/><text:span text:style-name="CharStyle4"><text:span text:style-name="T14">— Áno, áno sexšrit, — zajakol sa doktor.</text:span></text:span></text:p>
        <text:p text:style-name="P8"><text:span text:style-name="CharStyle4"><text:span text:style-name="T14">Pán doktor nemal ani poňatia a takomto tanci.</text:span></text:span></text:p>
        <text:p text:style-name="P8"><text:span text:style-name="CharStyle4"><text:span text:style-name="T14">— A viedeňský viete alebo džentry valčík.</text:span></text:span></text:p>
        <text:p text:style-name="P8"><text:span text:style-name="CharStyle4"><text:span text:style-name="T14">Tanečník čosi zakoktal. Tanec nešiel ani tak, ani tak.</text:span></text:span></text:p>
        <text:p text:style-name="P8"><text:span text:style-name="CharStyle4"><text:span text:style-name="T14">Pavlínka naľakala sa ťarbavého tanečníka a zaďakovala.</text:span></text:span></text:p>
        <text:p text:style-name="P8"><text:span text:style-name="CharStyle4"><text:span text:style-name="T14">— Zle tancuje táto Pavlínka, — povrával si pán doktor a utieral si spotenú tvár. — Možno, že hen tá bude lepšie. Ale ani táto nevedela.</text:span></text:span></text:p>
        <text:p text:style-name="P8"><text:span text:style-name="CharStyle4"><text:span text:style-name="T2">Š</text:span></text:span><text:span text:style-name="CharStyle4"><text:span text:style-name="T14">iel radom a s každou poplietol.</text:span></text:span></text:p>
        <text:p text:style-name="P8"><text:span text:style-name="CharStyle4"><text:span text:style-name="T14">— Čo je to, že mi nejde</text:span></text:span><text:span text:style-name="CharStyle4"><text:span text:style-name="T2">,</text:span></text:span><text:span text:style-name="CharStyle4"><text:span text:style-name="T14"> tanec? Veď som sa</text:span></text:span><text:span text:style-name="CharStyle19"><text:span text:style-name="T14"> </text:span></text:span><text:span text:style-name="CharStyle4"><text:span text:style-name="T14">učil vo Viedni. Ale, tak to bude, že tu inakšie tancujú, </text:span></text:span><text:span text:style-name="CharStyle4"><text:span text:style-name="T2">—</text:span></text:span><text:span text:style-name="CharStyle4"><text:span text:style-name="T14"> filozofoval a čakal na čardáš.</text:span></text:span></text:p>
        <text:p text:style-name="P8"><text:span text:style-name="CharStyle4"><text:span text:style-name="T14">Slečny medzitým hovorily o novom doktorovi, ako strašnom tanečníkovi. Konečne, každý doktor je nie hneď aj výtečným tanečníkom, ale toto je čosi dešperátneho. Ako sa ho zbaviť, aby nemusely dať košík, lebo iste príde a košíky rozdávať sa d</text:span></text:span><text:span text:style-name="CharStyle4"><text:span text:style-name="T7">ľ</text:span></text:span><text:span text:style-name="CharStyle4"><text:span text:style-name="T14">a našich mravov nesvedčí. Povedaly to aj mládencom. „Aký doktor? Čo za doktor? Ale ten? Veď je to hodinár,“ povedal ktosi. „Tak sa vám predstavil? Nehanebník akýsi. No počkaj. Zamieňaš si remeslo s kadejakými titulami a robíš nám hanbu, akoby sme si my remeselníka ne­uctili.“ Pošuškali si medzi sebou tanečníci a vy­mysleli čertovský plán.</text:span></text:span></text:p>
        <text:p text:style-name="P8"><text:span text:style-name="CharStyle4"><text:span text:style-name="T14">Pán doktor tancoval čardáš so slečnou Vierou, peknou, útlou devuškou s ve</text:span></text:span><text:span text:style-name="CharStyle4"><text:span text:style-name="T19">ľ</text:span></text:span><text:span text:style-name="CharStyle4"><text:span text:style-name="T14">kopánskymi náhľadmi.</text:span></text:span></text:p>
        <text:p text:style-name="P8"><text:span text:style-name="CharStyle4"><text:span text:style-name="T14">— To mi už ide, — myslel si pán Sásik, ob­zerajúc sa hrdo dookola. Videl, že sa každý usmieva nad ním, ba i Viera. Ešte hrdšie a prudkejšie ju vykrúcal. Dvíhal nad hlavu mokrú šatku a triasol ňou. Radosť bola dívať sa. On sám kochal sa najväčšmi v svojom tanci... Teraz povedzte, že nevie</text:span></text:span><text:span text:style-name="CharStyle4"><text:span text:style-name="T2">m</text:span></text:span><text:span text:style-name="CharStyle4"><text:span text:style-name="T14">...</text:span></text:span></text:p>
        <text:p text:style-name="P8"><text:span text:style-name="CharStyle4"><text:span text:style-name="T14">Po tanci sa chcel hodiť do fotela vedľa Viery, tak ako to doma proboval. Hľadal krýdla fraku, aby ich zodvihol, ale našiel len jedno. Z počiatku len hmatal, hmatal, ale druhé krýdlo nedajbože</text:span></text:span><text:span text:style-name="CharStyle19"><text:span text:style-name="T14"> </text:span></text:span><text:span text:style-name="CharStyle4"><text:span text:style-name="T14">nájsť. Potom sa počal vrteť, ako pes za svojím chvostom. Krýdla nebolo. Pozrel na slečnu Vieru celý skonfundovaný. Tá už sa nevedela zdržať a vypukla napriek svojmu aristokratizmu v hlasný smiech, až sa musela prikrčiť, tak ju zaklalo v boku. Kládla si z počiatku šatku na ústa, ale to nepomohlo. Smiech srdečný, veselý, hlasný zunel dvoranou a chytal sa okolitých dám a pánov. Ko­nečne smialo sa všetko. Ešte aj pikolo z kasína vošiel a škriekal k vôli škreku.</text:span></text:span></text:p>
        <text:p text:style-name="P8"><text:span text:style-name="CharStyle4"><text:span text:style-name="T14">— Čo, čo je to? — jachtal pán doktor, vrtiac sa ešte vše okolo seba samého.</text:span></text:span></text:p>
        <text:p text:style-name="P8"><text:soft-page-break/><text:span text:style-name="CharStyle4"><text:span text:style-name="T14">Slečna Viera od smiechu nevedela mu to vysvetliť.</text:span></text:span></text:p>
        <text:p text:style-name="P8"><text:span text:style-name="CharStyle4"><text:span text:style-name="T14">Doktor vybehol z dvorany. Vo fojeri si svliekol frak, roztiahol ho za rukávy pred sebou, aby na­šiel aj druhé jeho krýdlo. Nebolo ho... Ký čert! Vedel určite, že frak máva dve krýdla a že a</text:span></text:span><text:span text:style-name="CharStyle4"><text:span text:style-name="T2">j </text:span></text:span><text:span text:style-name="CharStyle4"><text:span text:style-name="T14">jeho mal... Veď si ho dobre obzrel, keď si ho požičiaval a platil za</text:span></text:span><text:span text:style-name="CharStyle4"><text:span text:style-name="T2">ň</text:span></text:span><text:span text:style-name="CharStyle4"><text:span text:style-name="T14">...</text:span></text:span></text:p>
        <text:p text:style-name="P8"><text:span text:style-name="CharStyle4"><text:span text:style-name="T14">Ľudia počali vychádzať za ním aj do fojeru. Šuchol frak pod pazuchu a ako smyslov zbavený utekal do­mov. Ani sa nevrátil. Kto by sa opovážil po takej hanbe vrátiť sa na bál a tancovať? Vec nemožná...</text:span></text:span></text:p>
        <text:p text:style-name="P8"><text:span text:style-name="CharStyle4"><text:span text:style-name="T14">Na tretí deň dostal poštovou pouká</text:span></text:span><text:span text:style-name="CharStyle4"><text:span text:style-name="T2">ž</text:span></text:span><text:span text:style-name="CharStyle4"><text:span text:style-name="T14">kou 100 korún. Na kup</text:span></text:span><text:span text:style-name="CharStyle4"><text:span text:style-name="T7">o</text:span></text:span><text:span text:style-name="CharStyle4"><text:span text:style-name="T14">ne, ktorý odstrihol, bolo len toľko napísané, aby si kúpil nový frak.</text:span></text:span></text:p>
        <text:p text:style-name="P8"><text:span text:style-name="CharStyle4"><text:span text:style-name="T14">— Radšej ich vložím do obchodu, — zamrmľa</text:span></text:span><text:span text:style-name="CharStyle4"><text:span text:style-name="T19">l</text:span></text:span><text:span text:style-name="CharStyle4"><text:span text:style-name="T2"> </text:span></text:span><text:span text:style-name="CharStyle4"><text:span text:style-name="T14">pán „doktor“, zavierajúc asignáciu do stolíka.</text:span></text:span></text:p>
        <text:h text:style-name="P21" text:outline-level="1"><text:span text:style-name="CharStyle14"><text:span text:style-name="T14"/></text:span></text:h>
        <text:h text:style-name="P22" text:outline-level="1"><text:span text:style-name="CharStyle14"><text:span text:style-name="T14"/></text:span></text:h>
        <text:h text:style-name="P22" text:outline-level="1"><text:bookmark-start text:name="bookmark10"/><text:span text:style-name="CharStyle14"><text:span text:style-name="T14">Moja domáca pani.</text:span></text:span><text:bookmark-end text:name="bookmark10"/></text:h>
        <text:p text:style-name="P8"><text:span text:style-name="CharStyle4"><text:span text:style-name="T14"/></text:span></text:p>
        <text:p text:style-name="P29"><text:span text:style-name="CharStyle4"><text:span text:style-name="T14">Stalo sa to so mnou pred rokom. Prišiel som domov z úradu. Bolely ma nohy, ruky a driek. Tancoval som mnoho... Bol krásny, júnový deň. Všetky dámy a kamaráti odišli na majáles. Sobra</text:span></text:span><text:span text:style-name="CharStyle4"><text:span text:style-name="T2">l </text:span></text:span><text:span text:style-name="CharStyle4"><text:span text:style-name="T14">som sa i ja za nimi. Konečne, som mladým člo­vekom a spoločenským tvorom. Rád mám vese­losť, spev, hudbu a dievčatá. Nuž, na majálesi našli sa </text:span></text:span><text:span text:style-name="CharStyle4"><text:span text:style-name="T2">ľ</text:span></text:span><text:span text:style-name="CharStyle4"><text:span text:style-name="T14">udia veselí pri víne. Zapil a zaveseli</text:span></text:span><text:span text:style-name="CharStyle4"><text:span text:style-name="T19">l</text:span></text:span><text:span text:style-name="CharStyle4"><text:span text:style-name="T2"> </text:span></text:span><text:span text:style-name="CharStyle4"><text:span text:style-name="T14">som sa. Spievalo sa, zaspieval som si i ja. Cigáň zahral. Roztancovali sa všetci. Pustil som sa do tancu. Nevyberám, ako ostatní. Mne je jedno, od kraja, čo vidím. Všetko to malo dlhé vlasy, pekné líca a mäkké ramená. Pán Boh nepošle špatu do sveta. Je pôvab v každom človeku, dievčati, zvie­rati a predmete. Môj záujem je vyhove</text:span></text:span><text:span text:style-name="CharStyle4"><text:span text:style-name="T19">ť</text:span></text:span><text:span text:style-name="CharStyle4"><text:span text:style-name="T14"> pri ta­kýchto zábavách všeobecným požiadavkám. Uzná­vam, že sú druhí inakší. Vyhľadajú </text:span></text:span><text:span text:style-name="CharStyle4"><text:span text:style-name="T2">s</text:span></text:span><text:span text:style-name="CharStyle4"><text:span text:style-name="T14">i najkrajšiu tvár s utešenými očiami. Zaslepia sa a nevidia ostatných. Idú do hory k opustenej studničke a sbierajú chrobáky alebo králiky. Niektorí lovia s výšiny utešený obraz dolinky alebo barvu neba</text:span></text:span><text:span text:style-name="CharStyle19"><text:span text:style-name="T14"> </text:span></text:span><text:span text:style-name="CharStyle4"><text:span text:style-name="T14">a zabudnú ostatných. Druhí sa vláčia zrovn</text:span></text:span><text:span text:style-name="CharStyle4"><text:span text:style-name="T7">a</text:span></text:span><text:span text:style-name="CharStyle4"><text:span text:style-name="T14"> za hubami, keď by mali tancovať. Ja nie. Všeobecný záujem. Keď treba — spievať, keď tancovať — nuž tancovať.</text:span></text:span></text:p>
        <text:p text:style-name="P8"><text:span text:style-name="CharStyle4"><text:span text:style-name="T14">Bolo naozaj veselo. Ani som sa nenazdal, že som taký vážený. Jednoduchý bankový úradník — a predsa, ako laskave ma prijímali. Dcéry pána fabrikanta </text:span></text:span><text:soft-page-break/><text:span text:style-name="CharStyle4"><text:span text:style-name="T14">nevstaly, ale vyskočily, keď som sa uklonil. Slečne Malvínke som povedal:</text:span></text:span></text:p>
        <text:p text:style-name="P8"><text:span text:style-name="CharStyle4"><text:span text:style-name="T14">— Slečna, smiem prosiť?</text:span></text:span></text:p>
        <text:p text:style-name="P8"><text:span text:style-name="CharStyle4"><text:span text:style-name="T14">Ona zrovn</text:span></text:span><text:span text:style-name="CharStyle4"><text:span text:style-name="T7">a</text:span></text:span><text:span text:style-name="CharStyle4"><text:span text:style-name="T14"> vykríkla:</text:span></text:span></text:p>
        <text:p text:style-name="P8"><text:span text:style-name="CharStyle4"><text:span text:style-name="T14">— Ó, áno!</text:span></text:span></text:p>
        <text:p text:style-name="P11"><text:span text:style-name="CharStyle4"><text:span text:style-name="T14">Ako </text:span></text:span><text:span text:style-name="CharStyle4"><text:span text:style-name="T2">ľ</text:span></text:span><text:span text:style-name="CharStyle4"><text:span text:style-name="T14">ahúčko tancuje. Aká tanečnica, a predsa povedala: </text:span></text:span><text:span text:style-name="CharStyle4"><text:span text:style-name="T2">„</text:span></text:span><text:span text:style-name="CharStyle4"><text:span text:style-name="T7">Ó</text:span></text:span><text:span text:style-name="CharStyle4"><text:span text:style-name="T14">, áno!“ Muselo jej to radosť pôsobiť. Ináče by bola jednoducho vstala. Ale ona pove­dala s radosťou: „Ó, áno!“</text:span></text:span></text:p>
        <text:p text:style-name="P8"><text:span text:style-name="CharStyle4"><text:span text:style-name="T14">Slečne Žofii som sa len uklonil. Porozumela a hneď sa zavesila na moje rameno. Naklonila hlávku k môjmu plecu. Myslel som si, že som naozaj príjemným človekom. Prečo by bola naklonila hlávku? Bola by jednoducho rovno šla, keby som jej bol ľahostajným. Ale ona naklonila hlávku. Dovolil som si poznamenať:</text:span></text:span></text:p>
        <text:p text:style-name="P8"><text:span text:style-name="CharStyle4"><text:span text:style-name="T14">— Vy, slečna, musely ste mať znamenitého učiteľ</text:span></text:span><text:span text:style-name="CharStyle4"><text:span text:style-name="T2">a</text:span></text:span><text:span text:style-name="CharStyle4"><text:span text:style-name="T14">...</text:span></text:span></text:p>
        <text:p text:style-name="P8"><text:span text:style-name="CharStyle22"><text:span text:style-name="T14">— </text:span></text:span><text:span text:style-name="CharStyle4"><text:span text:style-name="T14">V čom? — pýtala sa.</text:span></text:span></text:p>
        <text:p text:style-name="P8"><text:span text:style-name="CharStyle4"><text:span text:style-name="T14">— V tanci.</text:span></text:span></text:p>
        <text:p text:style-name="P8"><text:span text:style-name="CharStyle4"><text:span text:style-name="T14">— Prečo?</text:span></text:span></text:p>
        <text:p text:style-name="P8"><text:span text:style-name="CharStyle4"><text:span text:style-name="T14">— Tak ľahúčko, krásne tancujete. Ani páper keď v povetrí lieta. Viete, fúknete naň s dola, vy­letí hore. Fúknete s hora, letí dolu. Fúknete s boku, letí protivným smerom. Kam vás človek chce po­tiahnuť, už to cítite a idet</text:span></text:span><text:span text:style-name="CharStyle4"><text:span text:style-name="T2">e</text:span></text:span><text:span text:style-name="CharStyle4"><text:span text:style-name="T14">...</text:span></text:span></text:p>
        <text:p text:style-name="P8"><text:span text:style-name="CharStyle4"><text:span text:style-name="T14">— Ale nevravte, — a zasmiala sa.</text:span></text:span></text:p>
        <text:p text:style-name="P8"><text:span text:style-name="CharStyle4"><text:span text:style-name="T14">Porovnanie podarilo sa mi, — dumal som. To ma tak rozveselilo, že počas prestávky neustále zvu­čala mi v hlave nóta:</text:span></text:span></text:p>
        <text:p text:style-name="P5"><text:span text:style-name="CharStyle33"><text:span text:style-name="T14"/></text:span></text:p>
        <text:p text:style-name="P39"><text:span text:style-name="CharStyle33"><text:span text:style-name="T14">„Fouknu na t</text:span></text:span><text:span text:style-name="CharStyle33"><text:span text:style-name="T7">ě</text:span></text:span><text:span text:style-name="CharStyle33"><text:span text:style-name="T14"> dvakrát,</text:span></text:span></text:p>
        <text:p text:style-name="P39"><text:span text:style-name="CharStyle33"><text:span text:style-name="T14">h</text:span></text:span><text:span text:style-name="CharStyle33"><text:span text:style-name="T19">o</text:span></text:span><text:span text:style-name="CharStyle33"><text:span text:style-name="T14">lka budeš plakat.“</text:span></text:span></text:p>
        <text:p text:style-name="P8"><text:span text:style-name="CharStyle4"><text:span text:style-name="T14"/></text:span></text:p>
        <text:p text:style-name="P29"><text:span text:style-name="CharStyle4"><text:span text:style-name="T14">Áno. Rozveselil som sa, cítil som sa slobodnej­ším. Zdalo sa mi, že celkom vo</text:span></text:span><text:span text:style-name="CharStyle4"><text:span text:style-name="T19">ľ</text:span></text:span><text:span text:style-name="CharStyle4"><text:span text:style-name="T14">ne kráčam a ne­mám veľké, nešikovné ruky. Keď si pomyslím, za akú pyšnú slečnu považoval som Ell</text:span></text:span><text:span text:style-name="CharStyle4"><text:span text:style-name="T2">u</text:span></text:span><text:span text:style-name="CharStyle4"><text:span text:style-name="T14">... Predsa bola v utešenej, celkom bielej toalete, biele topá­nočky, biele rukavičky, biela tvár, sivé oči, biele vlas</text:span></text:span><text:span text:style-name="CharStyle4"><text:span text:style-name="T2">y</text:span></text:span><text:span text:style-name="CharStyle4"><text:span text:style-name="T14">... Direktor banky jej dvor</text:span></text:span><text:span text:style-name="CharStyle4"><text:span text:style-name="T2">í</text:span></text:span><text:span text:style-name="CharStyle4"><text:span text:style-name="T14">... Husársky nadporučík jej dvoril na minulej zábave. Akýsi maliar-umelec ju maľoval. Notár chválil jej krok, že vraj, ako keď vietor duje a raž sa vlní — taký krok. Viedeňský šik a móda k tomu. Utešená. A notár sa predsa len rozumie. Bol dva roky v Pa­ríži! A hľa, ona je nie ani pyšná.</text:span></text:span></text:p>
        <text:p text:style-name="P8"><text:soft-page-break/><text:span text:style-name="CharStyle4"><text:span text:style-name="T14">Ani som nezaprosil, ani sa nepoklonil pred ňou. Jednoducho som zastal. Zadíval som sa na ňu a — šla. Bol čardáš a — šla. Šla a tancovala do konca — čardáš! Keby to druhý tanec. Potrvá</text:span></text:span><text:span text:style-name="CharStyle19"><text:span text:style-name="T14"> </text:span></text:span><text:span text:style-name="CharStyle4"><text:span text:style-name="T14">minútu-dve a </text:span></text:span><text:span text:style-name="CharStyle4"><text:span text:style-name="T2">—</text:span></text:span><text:span text:style-name="CharStyle4"><text:span text:style-name="T14"> dobre. Môžeš ho tancovať s najšpatnejším človekom, ale čardáš! Slečna Ella a ja. Čardáš! Nezabudnem nikdy. Tancujem ho pravda po peštiansky — pekne. Ničoho sa netý­kam, len sa trasiem a šuchám nohami. Ale slečna Ella — skvost. Nie. Nie. Na mne musí byť akási zvláštna krása — opätoval som si v mysli. Každá je voči mne taká príjemná, nežná.</text:span></text:span></text:p>
        <text:p text:style-name="P8"><text:span text:style-name="CharStyle4"><text:span text:style-name="T14">Áno. Slečne Elle pochválil som oči.</text:span></text:span></text:p>
        <text:p text:style-name="P8"><text:span text:style-name="CharStyle4"><text:span text:style-name="T14">— Utešené oči máte.</text:span></text:span></text:p>
        <text:p text:style-name="P8"><text:span text:style-name="CharStyle4"><text:span text:style-name="T14">— Nevravte, — povedala.</text:span></text:span></text:p>
        <text:p text:style-name="P8"><text:span text:style-name="CharStyle4"><text:span text:style-name="T14">— Viem, že vám to už mnohí povedali. Musel som to povedať i ja. Krása je krása. Dojíma. Človek rád vypovie svoj dojem. Ja som vám to sdelil, ako druhí...</text:span></text:span></text:p>
        <text:p text:style-name="P8"><text:span text:style-name="CharStyle4"><text:span text:style-name="T14">— Dojíma, — zašepla a prižmúrila oči, tak romanticky.</text:span></text:span></text:p>
        <text:p text:style-name="P8"><text:span text:style-name="CharStyle4"><text:span text:style-name="T14">Aspoň mne sa tak videlo. Srdce vo mne zvýsklo</text:span></text:span><text:span text:style-name="CharStyle4"><text:span text:style-name="T2">. </text:span></text:span><text:span text:style-name="CharStyle4"><text:span text:style-name="T14">Slečna Ella šepce, nezachmúri sa, ale šepce. Taká krásna dáma. Rozhodne, musím byť i ja pekný. Ináče by nešepkala.</text:span></text:span></text:p>
        <text:p text:style-name="P8"><text:span text:style-name="CharStyle4"><text:span text:style-name="T14">Slnce zašlo za hory. Chlad čo raz príjemnejší. Mrak pomaly sa púšťal, akoby prichádzal z hôr. Jedle a krovia spájaly sa jedno s druhým. Chodník hore k studničke tratil sa. Vatry boly svetlejšie a teplejšie. Hudba čo raz ďalej lepšie hýbala srdcami. Krajšie znel</text:span></text:span><text:span text:style-name="CharStyle4"><text:span text:style-name="T2">a</text:span></text:span><text:span text:style-name="CharStyle4"><text:span text:style-name="T14">; ako by nohami donášala so sebou nielen tóny, d</text:span></text:span><text:span text:style-name="CharStyle4"><text:span text:style-name="T19">ľ</text:span></text:span><text:span text:style-name="CharStyle4"><text:span text:style-name="T14">a ktorých treba hýbať a krútiť sa,</text:span></text:span><text:span text:style-name="CharStyle19"><text:span text:style-name="T14"> </text:span></text:span><text:span text:style-name="CharStyle4"><text:span text:style-name="T14">ale aj akýsi prúd, čo vniká do duší a otvára ich. Ako prekrásne je podvečer na majálesi!</text:span></text:span></text:p>
        <text:p text:style-name="P8"><text:span text:style-name="CharStyle4"><text:span text:style-name="T14">Ja som sa zrovn</text:span></text:span><text:span text:style-name="CharStyle4"><text:span text:style-name="T7">a</text:span></text:span><text:span text:style-name="CharStyle4"><text:span text:style-name="T14"> nemestil do kože. Zato, že som len jednoduchým úradníkom, prečo by som si nerozkázal liter vína? Kázal som si. Pili všetci bankoví. Druhí rečnia. Prečo by som nezarečnil? Zarečnil som na redaktora domáceho časopisu. Potom, druhí si svoju nótu rozkážu. Prečo by som si nerozkázal i ja? Rozkázal som si. Ťahal som tenor. Hory len tak hučaly. A konečne, že slečne Boženke dvorí kasír, prečo by som jej nevyznal lásku ja? Vyznal som. A ako krásne. Predchytil som mu ju v ostatnom tanci.</text:span></text:span></text:p>
        <text:p text:style-name="P8"><text:span text:style-name="CharStyle4"><text:span text:style-name="T14">— Viete, kto je najmocnejším tvorom na svete? — spýtal som sa jej.</text:span></text:span></text:p>
        <text:p text:style-name="P8"><text:span text:style-name="CharStyle22"><text:span text:style-name="T14">— </text:span></text:span><text:span text:style-name="CharStyle4"><text:span text:style-name="T14">Ako myslíte? Na tejto zemi?</text:span></text:span></text:p>
        <text:p text:style-name="P8"><text:span text:style-name="CharStyle22"><text:span text:style-name="T14">— </text:span></text:span><text:span text:style-name="CharStyle4"><text:span text:style-name="T14">Na zemi.</text:span></text:span></text:p>
        <text:p text:style-name="P8"><text:span text:style-name="CharStyle22"><text:span text:style-name="T14">— </text:span></text:span><text:span text:style-name="CharStyle4"><text:span text:style-name="T14">Povedala by som, že slon.</text:span></text:span></text:p>
        <text:p text:style-name="P8"><text:soft-page-break/><text:span text:style-name="CharStyle22"><text:span text:style-name="T14">— </text:span></text:span><text:span text:style-name="CharStyle4"><text:span text:style-name="T14">Ó, nie.</text:span></text:span></text:p>
        <text:p text:style-name="P8"><text:span text:style-name="CharStyle22"><text:span text:style-name="T14">— </text:span></text:span><text:span text:style-name="CharStyle4"><text:span text:style-name="T14">Teda lev.</text:span></text:span></text:p>
        <text:p text:style-name="P8"><text:span text:style-name="CharStyle22"><text:span text:style-name="T14">— </text:span></text:span><text:span text:style-name="CharStyle4"><text:span text:style-name="T14">Zle meriate silu, slečna Boženka. Myslím silu tvoriacu a boriacu.</text:span></text:span></text:p>
        <text:p text:style-name="P8"><text:span text:style-name="CharStyle4"><text:span text:style-name="T14">— Človek.</text:span></text:span></text:p>
        <text:p text:style-name="P8"><text:span text:style-name="CharStyle22"><text:span text:style-name="T14">— </text:span></text:span><text:span text:style-name="CharStyle4"><text:span text:style-name="T14">Ale medzi </text:span></text:span><text:span text:style-name="CharStyle4"><text:span text:style-name="T2">ľ</text:span></text:span><text:span text:style-name="CharStyle4"><text:span text:style-name="T14">uďmi?</text:span></text:span></text:p>
        <text:p text:style-name="P8"><text:span text:style-name="CharStyle22"><text:span text:style-name="T14">— </text:span></text:span><text:span text:style-name="CharStyle4"><text:span text:style-name="T14">Medzi ľuďmi? </text:span></text:span><text:span text:style-name="CharStyle22"><text:span text:style-name="T14">— </text:span></text:span><text:span text:style-name="CharStyle4"><text:span text:style-name="T14">a zamyslela sa.</text:span></text:span></text:p>
        <text:p text:style-name="P8"><text:span text:style-name="CharStyle22"><text:span text:style-name="T14">— </text:span></text:span><text:span text:style-name="CharStyle4"><text:span text:style-name="T14">Netrápte sa. Poviem vám: žena.</text:span></text:span></text:p>
        <text:p text:style-name="P8"><text:span text:style-name="CharStyle4"><text:span text:style-name="T14">— Ako?</text:span></text:span></text:p>
        <text:p text:style-name="P8"><text:span text:style-name="CharStyle4"><text:span text:style-name="T14">Nepočúval som na jej otázku. Bol som v otázkach a postavil som novú:</text:span></text:span></text:p>
        <text:p text:style-name="P8"><text:span text:style-name="CharStyle4"><text:span text:style-name="T14">— A viete, čo myslíte, ktorá dáma je najmoc­nejšia predo mnou?</text:span></text:span></text:p>
        <text:p text:style-name="P8"><text:span text:style-name="CharStyle4"><text:span text:style-name="T14">— To ja neviem. Čo ja môžem vedieť?</text:span></text:span></text:p>
        <text:p text:style-name="P8"><text:span text:style-name="CharStyle4"><text:span text:style-name="T14">— Poviem vám. Vy, slečna Boženka. Vy musíte vedieť, že vás ja rád, už dávno rád.</text:span></text:span></text:p>
        <text:p text:style-name="P8"><text:span text:style-name="CharStyle4"><text:span text:style-name="T14">Skutočne, v to okamženie i pocítil som lásku. Videlo sa mi, že jej malá tvár s nevinnými, det­skými očiami, je pre mňa najvzácnejšou. Že zau­jímať sa budem o ňu vždy, nie chvíľku, ale aj zajtra, i o týžde</text:span></text:span><text:span text:style-name="CharStyle4"><text:span text:style-name="T2">ň</text:span></text:span><text:span text:style-name="CharStyle4"><text:span text:style-name="T14">...</text:span></text:span></text:p>
        <text:p text:style-name="P8"><text:span text:style-name="CharStyle4"><text:span text:style-name="T14">— Áno, vy, — hovoril som, — vy máte v ru­kách moje šťastie a nešťastie. Díval som sa na vás, pozoroval...</text:span></text:span></text:p>
        <text:p text:style-name="P8"><text:span text:style-name="CharStyle4"><text:span text:style-name="T14">— Ale, prosím vás...</text:span></text:span></text:p>
        <text:p text:style-name="P8"><text:span text:style-name="CharStyle4"><text:span text:style-name="T14">Cigáň prestal hrať. Slečnu Boženku odprevadil som, nepovediac viac ani slova. Chcel som hrať urazeného. Nechcela si vypočuť. Dobre. Obanuješ. Však sa ty budeš trápiť a čihať za mnou, ale ja nedokončím. Láska ťa bude moriť. Obledneš — a ja nedokončím. Nepoviem ti viac, že ťa rád.</text:span></text:span></text:p>
        <text:p text:style-name="P8"><text:span text:style-name="CharStyle4"><text:span text:style-name="T14">Spotený chcel som sa ochladiť a prechádzal som po kole. Hľadal som lavičku, kde by som si mohol sadnúť. Cigáň zase spustil čardáš a ja som zastal. Kde si sadnem? Tam sedia. Tam sedí jedna dáma s druhou — a tam je miesto. Pošiel som proti ním a znovu som zastal. Menšia dáma</text:span></text:span><text:span text:style-name="CharStyle19"><text:span text:style-name="T14"> </text:span></text:span><text:span text:style-name="CharStyle4"><text:span text:style-name="T14">vstala a posla ku mne. Nazdala sa, že</text:span></text:span><text:span text:style-name="CharStyle4"><text:span text:style-name="T2"> </text:span></text:span><text:span text:style-name="CharStyle4"><text:span text:style-name="T14">ju vyzývam</text:span></text:span><text:span text:style-name="CharStyle4"><text:span text:style-name="T2"> </text:span></text:span><text:span text:style-name="CharStyle4"><text:span text:style-name="T14">do tanca.</text:span></text:span></text:p>
        <text:p text:style-name="P8"><text:span text:style-name="CharStyle22"><text:span text:style-name="T14">— </text:span></text:span><text:span text:style-name="CharStyle4"><text:span text:style-name="T14">Nie, s</text:span></text:span><text:span text:style-name="CharStyle4"><text:span text:style-name="T8">l</text:span></text:span><text:span text:style-name="CharStyle4"><text:span text:style-name="T14">ečna, netancujem, — povedal som, </text:span></text:span><text:span text:style-name="CharStyle22"><text:span text:style-name="T14">— </text:span></text:span><text:span text:style-name="CharStyle4"><text:span text:style-name="T14">len som si chcel sem sadnúť... </text:span></text:span><text:span text:style-name="CharStyle4"><text:span text:style-name="T2">O</text:span></text:span><text:span text:style-name="CharStyle4"><text:span text:style-name="T14"> minútku. Teraz mi srdce veľmi bije.</text:span></text:span></text:p>
        <text:p text:style-name="P8"><text:span text:style-name="CharStyle4"><text:span text:style-name="T14">Sadla si bez slova a ja neďaleko nej. Ja hľa­dím na všeobecný záujem, je pravda, ale i ja ustanem a spotím sa.</text:span></text:span></text:p>
        <text:p text:style-name="P8"><text:span text:style-name="CharStyle4"><text:span text:style-name="T14">Pozrel som na svoju súsedku. Chcelo sa mi hovoriť. Odrazu som sa zarazil. Veď </text:span></text:span><text:soft-page-break/><text:span text:style-name="CharStyle4"><text:span text:style-name="T14">je to domáca slečna a tá staršia pri nej, to je matka! Domáca pani!... Aká negalantnosť! Kdeže boly posiaľ, že som ich nevidel?</text:span></text:span></text:p>
        <text:p text:style-name="P8"><text:span text:style-name="CharStyle4"><text:span text:style-name="T14">Povstal som s miesta a ačpráve mi srdce ešte tuho bilo, po tvári tiekol mi pot cícerkami, šatka ako by ju do vody zamočil, žmýkať a nie utierať sa s ňou, — hlboko poklonil som sa pred do­mácou slečnou.</text:span></text:span></text:p>
        <text:p text:style-name="P8"><text:span text:style-name="CharStyle4"><text:span text:style-name="T14">Tá by bola nedbala, ale matka ju schytila za rukáv a zlostne riekla:</text:span></text:span></text:p>
        <text:p text:style-name="P8"><text:span text:style-name="CharStyle22"><text:span text:style-name="T14">— </text:span></text:span><text:span text:style-name="CharStyle4"><text:span text:style-name="T14">Nebudeš!</text:span></text:span></text:p>
        <text:p text:style-name="P8"><text:span text:style-name="CharStyle4"><text:span text:style-name="T14">Dcéra si sadla.</text:span></text:span></text:p>
        <text:p text:style-name="P8"><text:span text:style-name="CharStyle22"><text:span text:style-name="T14">— </text:span></text:span><text:span text:style-name="CharStyle4"><text:span text:style-name="T14">Ale prečo, milosťpani? — počal som.</text:span></text:span></text:p>
        <text:p text:style-name="P8"><text:span text:style-name="CharStyle22"><text:span text:style-name="T14">— </text:span></text:span><text:span text:style-name="CharStyle4"><text:span text:style-name="T14">Preto! </text:span></text:span><text:span text:style-name="CharStyle22"><text:span text:style-name="T14">— </text:span></text:span><text:span text:style-name="CharStyle4"><text:span text:style-name="T14">riekla ešte raz, ale tak určite, </text:span></text:span><text:span text:style-name="CharStyle22"><text:span text:style-name="T14">že </text:span></text:span><text:span text:style-name="CharStyle4"><text:span text:style-name="T14">som bol nútený odísť.</text:span></text:span></text:p>
        <text:p text:style-name="P8"><text:span text:style-name="CharStyle4"><text:span text:style-name="T14">Kameň som pocítil v duši, ktorý premenil sa v zlobu. Tieto baby naozaj chcú, — myslel som si, — aby bol človek ich otrokom. Ale ja hľadím</text:span></text:span><text:span text:style-name="CharStyle19"><text:span text:style-name="T14"> </text:span></text:span><text:span text:style-name="CharStyle4"><text:span text:style-name="T14">na všeobecný záujem. Musím to na budúce na­praviť. Prvú ju vykrútim a okrem toho ešte desať ráz. Veselosť vrátila sa mi a štastlive dotancoval som so slečnou Melankou. I domov som ju od­prevadil. Rúčka v pazuche. V pazuche ľúbostné fluidum. Plný mesiac. Biela cesta. Zemiaky z ľava, raž z prava. Cvrčky. Krása, cit, láska. Znamenitý majáles to bo</text:span></text:span><text:span text:style-name="CharStyle4"><text:span text:style-name="T2">l</text:span></text:span><text:span text:style-name="CharStyle4"><text:span text:style-name="T14">...</text:span></text:span></text:p>
        <text:p text:style-name="P8"><text:span text:style-name="CharStyle4"><text:span text:style-name="T14">Ľahol som si na diván a spomínal včerajšie udalosti. Všade som videl seba, ako hlavnú osobu. Melanka na príklad zaujíma sa </text:span></text:span><text:span text:style-name="CharStyle22"><text:span text:style-name="T14">— </text:span></text:span><text:span text:style-name="CharStyle4"><text:span text:style-name="T14">o mňa. Kama­ráti ma iste spomínajú. Redaktor je ešte vždy očarovaný </text:span></text:span><text:span text:style-name="CharStyle22"><text:span text:style-name="T14">— </text:span></text:span><text:span text:style-name="CharStyle4"><text:span text:style-name="T14">mnou. Slečne E</text:span></text:span><text:span text:style-name="CharStyle4"><text:span text:style-name="T9">ll</text:span></text:span><text:span text:style-name="CharStyle4"><text:span text:style-name="T14">e som ukázal, kto vie tancovať — ja. Na každý pád jej bude ľúto </text:span></text:span><text:span text:style-name="CharStyle22"><text:span text:style-name="T14">— </text:span></text:span><text:span text:style-name="CharStyle4"><text:span text:style-name="T14">za mnou. Jedna myšlienka za druhou prichádzala mi do hlavy. Všetky boly jasné, príjemné. Ukázal som, čo môžem. Videli, že som nie človek jednoduch</text:span></text:span><text:span text:style-name="CharStyle4"><text:span text:style-name="T2">ý</text:span></text:span><text:span text:style-name="CharStyle4"><text:span text:style-name="T14">...</text:span></text:span></text:p>
        <text:p text:style-name="P8"><text:span text:style-name="CharStyle4"><text:span text:style-name="T14">Privrel som v</text:span></text:span><text:span text:style-name="CharStyle4"><text:span text:style-name="T20">í</text:span></text:span><text:span text:style-name="CharStyle4"><text:span text:style-name="T14">čka.</text:span></text:span></text:p>
        <text:p text:style-name="P8"><text:span text:style-name="CharStyle22"><text:span text:style-name="T14">— </text:span></text:span><text:span text:style-name="CharStyle4"><text:span text:style-name="T14">Nech sa páči, tu je káva, — začul som nad hlavou.</text:span></text:span></text:p>
        <text:p text:style-name="P8"><text:span text:style-name="CharStyle4"><text:span text:style-name="T14">Slúžka Zuzka vošla s olevrantom.</text:span></text:span></text:p>
        <text:p text:style-name="P8"><text:span text:style-name="CharStyle4"><text:span text:style-name="T14">Spustil som nohy s divána.</text:span></text:span></text:p>
        <text:p text:style-name="P8"><text:span text:style-name="CharStyle4"><text:span text:style-name="T14">— No, čo nového, Zuzka? — spýtal som sa jej uveličený sám nad sebou. — A prečo len jeden rožtek? — pokračoval som, </text:span></text:span><text:span text:style-name="CharStyle22"><text:span text:style-name="T14">— </text:span></text:span><text:span text:style-name="CharStyle4"><text:span text:style-name="T14">a len tri cukríky? Vieš, že ja rád mám sladkú. Nože dones.</text:span></text:span></text:p>
        <text:p text:style-name="P8"><text:span text:style-name="CharStyle22"><text:span text:style-name="T14">— </text:span></text:span><text:span text:style-name="CharStyle4"><text:span text:style-name="T14">Milosťpani povedaly, že je to dosť.</text:span></text:span></text:p>
        <text:p text:style-name="P8"><text:span text:style-name="CharStyle4"><text:span text:style-name="T14">— Ale prečo len jeden rožtek?</text:span></text:span></text:p>
        <text:p text:style-name="P8"><text:span text:style-name="CharStyle22"><text:span text:style-name="T14">— </text:span></text:span><text:span text:style-name="CharStyle4"><text:span text:style-name="T14">Milosťpani myslia, že je to dosť.</text:span></text:span></text:p>
        <text:p text:style-name="P8"><text:soft-page-break/><text:span text:style-name="CharStyle4"><text:span text:style-name="T14">— To je nie dosť, Zuzka moja. Zajtra ráno aby bolo tak ako inokedy.</text:span></text:span></text:p>
        <text:p text:style-name="P8"><text:span text:style-name="CharStyle4"><text:span text:style-name="T14">Po olevrante vyšiel som na prechádzku. Po prechádzke šiel som na večeru a po večeri domov. Ako som vošiel, napadlo mi hneď, že nevidno lampy. Na jej mieste bola tenučká sviečka. Trochu ma to mrzelo, ale i tak chcelo sa mi spať. Ľahol som si. Zdalo sa mi, že mi je nízko pod hlavou. Pozrem. Malý vankúšik chybí. V izbe ho nebolo. Musím sa zajtra spýtať Zuzky.</text:span></text:span></text:p>
        <text:p text:style-name="P8"><text:span text:style-name="CharStyle4"><text:span text:style-name="T14">Ráno zavčasu zobudily ma dávno nepočuté hlasy. Baranca, ktorého na moju žiadosť nepúš</text:span></text:span><text:span text:style-name="CharStyle4"><text:span text:style-name="T2">ť</text:span></text:span><text:span text:style-name="CharStyle4"><text:span text:style-name="T14">ali ráno do dvora, zase vypustili so všetkými sliep­kami, kohútmi a husmi. Darmo kryl som svoje uši pod papl</text:span></text:span><text:span text:style-name="CharStyle4"><text:span text:style-name="T9">o</text:span></text:span><text:span text:style-name="CharStyle4"><text:span text:style-name="T14">n, nemohol som spať.</text:span></text:span></text:p>
        <text:p text:style-name="P8"><text:span text:style-name="CharStyle4"><text:span text:style-name="T14">O siedmej ráno našiel som topánky nevyčistené. Ležaly tak, ako som ich včera nechal.</text:span></text:span></text:p>
        <text:p text:style-name="P8"><text:span text:style-name="CharStyle4"><text:span text:style-name="T14">Vošla Zuzka s kávou. Zase len jeden rožtek a tri cukríky.</text:span></text:span></text:p>
        <text:p text:style-name="P8"><text:span text:style-name="CharStyle22"><text:span text:style-name="T14">— </text:span></text:span><text:span text:style-name="CharStyle4"><text:span text:style-name="T14">Ale, čo sa vám robí? — vykríkol som so zlosťou dávno zdržiavanou. — Potvora! Tebe treba rožtek a ty nemáš dosť sladkú kávu!</text:span></text:span></text:p>
        <text:p text:style-name="P8"><text:span text:style-name="CharStyle4"><text:span text:style-name="T14">— Ja nie, ale pan</text:span></text:span><text:span text:style-name="CharStyle4"><text:span text:style-name="T2">i</text:span></text:span><text:span text:style-name="CharStyle4"><text:span text:style-name="T14">...</text:span></text:span></text:p>
        <text:p text:style-name="P8"><text:span text:style-name="CharStyle4"><text:span text:style-name="T14">— Čuš! Kde je lampa?</text:span></text:span></text:p>
        <text:p text:style-name="P8"><text:span text:style-name="CharStyle4"><text:span text:style-name="T2">—</text:span></text:span><text:span text:style-name="CharStyle4"><text:span text:style-name="T14"> Ja...</text:span></text:span></text:p>
        <text:p text:style-name="P8"><text:span text:style-name="CharStyle4"><text:span text:style-name="T14">— Kde je vankúšik?</text:span></text:span></text:p>
        <text:p text:style-name="P8"><text:span text:style-name="CharStyle4"><text:span text:style-name="T14">— Pan</text:span></text:span><text:span text:style-name="CharStyle4"><text:span text:style-name="T2">i</text:span></text:span><text:span text:style-name="CharStyle4"><text:span text:style-name="T14">..</text:span></text:span><text:span text:style-name="CharStyle4"><text:span text:style-name="T2">.</text:span></text:span></text:p>
        <text:p text:style-name="P8"><text:span text:style-name="CharStyle22"><text:span text:style-name="T14">— </text:span></text:span><text:span text:style-name="CharStyle4"><text:span text:style-name="T14">Čo si mi topánky neočistila? Ja </text:span></text:span><text:span text:style-name="CharStyle4"><text:span text:style-name="T9">ť</text:span></text:span><text:span text:style-name="CharStyle4"><text:span text:style-name="T14">a naučím poriadku! Hneď a zaraz dones ešte jeden cukrík a rožtek! Ja budem pre teba horkú kávu pi</text:span></text:span><text:span text:style-name="CharStyle4"><text:span text:style-name="T20">ť</text:span></text:span><text:span text:style-name="CharStyle4"><text:span text:style-name="T14">?!</text:span></text:span></text:p>
        <text:p text:style-name="P8"><text:span text:style-name="CharStyle4"><text:span text:style-name="T14">Zuzka odišla a doniesla šuvix a kefu.</text:span></text:span></text:p>
        <text:p text:style-name="P8"><text:span text:style-name="CharStyle22"><text:span text:style-name="T14">— </text:span></text:span><text:span text:style-name="CharStyle4"><text:span text:style-name="T14">To si ty len v kuchyni urob, nie tu.</text:span></text:span></text:p>
        <text:p text:style-name="P8"><text:span text:style-name="CharStyle4"><text:span text:style-name="T14">— Ale pani povedali, aby si sam</text:span></text:span><text:span text:style-name="CharStyle4"><text:span text:style-name="T2">i</text:span></text:span><text:span text:style-name="CharStyle4"><text:span text:style-name="T14">...</text:span></text:span></text:p>
        <text:p text:style-name="P8"><text:span text:style-name="CharStyle4"><text:span text:style-name="T14">Nerozumel som. Zuzka vyšla a viac sa neuká­zala. Kávu som nechal tak a topánky som si sám očistil.</text:span></text:span></text:p>
        <text:p text:style-name="P8"><text:span text:style-name="CharStyle4"><text:span text:style-name="T14">Na obed našiel som miesto štyroch stoličiek už len dve. Stôl druhý. Starý politírovaný od­niesli a dali mi biely, hob</text:span></text:span><text:span text:style-name="CharStyle4"><text:span text:style-name="T20">ľ</text:span></text:span><text:span text:style-name="CharStyle4"><text:span text:style-name="T14">ovaný.</text:span></text:span></text:p>
        <text:p text:style-name="P8"><text:span text:style-name="CharStyle4"><text:span text:style-name="T14">Na večer zmizol so steny náš kráľ s kráľovnou. Zimnej krajinky a lovca, ako sa odporúča od svojej manželky a ako prichádza so zajacom, tiež nebolo. Miesto lampy zase len sviečka. V posteli našiel som už len jeden vankúš.</text:span></text:span></text:p>
        <text:p text:style-name="P8"><text:span text:style-name="CharStyle4"><text:span text:style-name="T14">Nevedel som si to nijako vysvetliť. To je nie preto, žeby na príklad mali hostí. V tom trčí na každý pád ženská zloba. Káva, topánky, vankúše, svieca... Ženská zloba. </text:span></text:span><text:soft-page-break/><text:span text:style-name="CharStyle4"><text:span text:style-name="T14">Rozhodne nič nie inšie... Vo mne zvrelo. V prvom okamihu chcel som vnís</text:span></text:span><text:span text:style-name="CharStyle4"><text:span text:style-name="T20">ť</text:span></text:span><text:span text:style-name="CharStyle4"><text:span text:style-name="T14"> k domácej panej žiadať vysvetlenie. Ale hneď mi napadlo, že by ma mohla ešte väčšmi slovom uraziť a ja by som jej prípadne nemohol trefne odpovedať. Nerád sa vadím. Ale predsa musím niečo povedať. Aspoň pred sebou sa ospravedlniť. Umieni</text:span></text:span><text:span text:style-name="CharStyle4"><text:span text:style-name="T20">l</text:span></text:span><text:span text:style-name="CharStyle4"><text:span text:style-name="T14"> som si, že zo zvedavosti budem čuša</text:span></text:span><text:span text:style-name="CharStyle4"><text:span text:style-name="T20">ť</text:span></text:span><text:span text:style-name="CharStyle4"><text:span text:style-name="T14">. Počkám, ako sa to skončí. Veď všetko nemôže odniesť. Diván a posteľ mi nechá.</text:span></text:span></text:p>
        <text:p text:style-name="P8"><text:span text:style-name="CharStyle4"><text:span text:style-name="T14">V nasledujúci deň bol jarmok. Po obede chcel som si pospať. Nedajbože! Každé decko v susedstve a vo dvore dostalo do daru rapkáč a trúby. Asi osem detvákov neprestajne rapkalo a trúbilo. Išiel ma čert vziať.</text:span></text:span></text:p>
        <text:p text:style-name="P8"><text:span text:style-name="CharStyle4"><text:span text:style-name="T14">— Ticho! — zakričal som.</text:span></text:span></text:p>
        <text:p text:style-name="P8"><text:span text:style-name="CharStyle4"><text:span text:style-name="T14">Neprestaly.</text:span></text:span></text:p>
        <text:p text:style-name="P8"><text:span text:style-name="CharStyle4"><text:span text:style-name="T14">Vyšiel som von s palicou.</text:span></text:span></text:p>
        <text:p text:style-name="P8"><text:span text:style-name="CharStyle4"><text:span text:style-name="T14">— Ak neprestanete, vyobšívam vás! A to si ony práve pod môj oblo</text:span></text:span><text:span text:style-name="CharStyle4"><text:span text:style-name="T2">k</text:span></text:span><text:span text:style-name="CharStyle4"><text:span text:style-name="T14">...</text:span></text:span></text:p>
        <text:p text:style-name="P8"><text:span text:style-name="CharStyle4"><text:span text:style-name="T14">— Nebojte sa nič, len rapkajte! — začul som z kuchyne.</text:span></text:span></text:p>
        <text:p text:style-name="P11"><text:span text:style-name="CharStyle4"><text:span text:style-name="T14">To zase domáca pani nastrojila. Ale, pre Boha, čo som jej len urobil? </text:span></text:span><text:span text:style-name="CharStyle4"><text:span text:style-name="T21">Č</text:span></text:span><text:span text:style-name="CharStyle4"><text:span text:style-name="T14">o ma prenasleduje? Riadne platím a riadne chodím domov. </text:span></text:span><text:span text:style-name="CharStyle4"><text:span text:style-name="T10">Č</text:span></text:span><text:span text:style-name="CharStyle4"><text:span text:style-name="T14">o chce?</text:span></text:span></text:p>
        <text:p text:style-name="P8"><text:span text:style-name="CharStyle4"><text:span text:style-name="T14">Deti rapkaly s dvojnásobnou silou. Odišiel som do kaviarne.</text:span></text:span></text:p>
        <text:p text:style-name="P8"><text:span text:style-name="CharStyle4"><text:span text:style-name="T14">Na večer zmizol diván. Knihy porozhadzované, polica preč. Miesto papl</text:span></text:span><text:span text:style-name="CharStyle4"><text:span text:style-name="T10">o</text:span></text:span><text:span text:style-name="CharStyle4"><text:span text:style-name="T14">na akési huňaté prikryvadlo. Smial som sa v zlosti a zacengal na Zuzku. Odkážem jej, — myslel som si, — aby skapala do rána.</text:span></text:span></text:p>
        <text:p text:style-name="P8"><text:span text:style-name="CharStyle4"><text:span text:style-name="T14">Zuzka neprišla.</text:span></text:span></text:p>
        <text:p text:style-name="P8"><text:span text:style-name="CharStyle4"><text:span text:style-name="T14">Zacengal som ešte raz.</text:span></text:span></text:p>
        <text:p text:style-name="P8"><text:span text:style-name="CharStyle4"><text:span text:style-name="T14">Zase nič.</text:span></text:span></text:p>
        <text:p text:style-name="P8"><text:span text:style-name="CharStyle4"><text:span text:style-name="T14">Pritisol som gombík a držal ho pritisnutý asi päť minút. Nikto neprišiel. Chcelo sa mi lámať a drúzgať, ale utíšil som sa. Asi o dve hodiny, keď som si líhal prišla Zuzka.</text:span></text:span></text:p>
        <text:p text:style-name="P8"><text:span text:style-name="CharStyle42"><text:span text:style-name="T14">— </text:span></text:span><text:span text:style-name="CharStyle4"><text:span text:style-name="T14">Zuzka, prosím ťa, povedz mi, čo sa to tu robí?</text:span></text:span></text:p>
        <text:p text:style-name="P8"><text:span text:style-name="CharStyle4"><text:span text:style-name="T14">— Pani sa hnevajú.</text:span></text:span></text:p>
        <text:p text:style-name="P8"><text:span text:style-name="CharStyle4"><text:span text:style-name="T14">— Ale prečo?</text:span></text:span></text:p>
        <text:p text:style-name="P8"><text:span text:style-name="CharStyle4"><text:span text:style-name="T14">— To nepoviem.</text:span></text:span></text:p>
        <text:p text:style-name="P8"><text:span text:style-name="CharStyle42"><text:span text:style-name="T14">— </text:span></text:span><text:span text:style-name="CharStyle4"><text:span text:style-name="T14">Povedz, prosím ťa.</text:span></text:span></text:p>
        <text:p text:style-name="P8"><text:span text:style-name="CharStyle4"><text:span text:style-name="T14">— Pani mi zabránily.</text:span></text:span></text:p>
        <text:p text:style-name="P8"><text:span text:style-name="CharStyle42"><text:span text:style-name="T14">— </text:span></text:span><text:span text:style-name="CharStyle4"><text:span text:style-name="T14">Tu máš korunu.</text:span></text:span></text:p>
        <text:p text:style-name="P8"><text:span text:style-name="CharStyle4"><text:span text:style-name="T14">Zuzka vzala korunu a povedala:</text:span></text:span></text:p>
        <text:p text:style-name="P8"><text:soft-page-break/><text:span text:style-name="CharStyle42"><text:span text:style-name="T14">— </text:span></text:span><text:span text:style-name="CharStyle4"><text:span text:style-name="T14">Dcéru im nevykrútili na majáles</text:span></text:span><text:span text:style-name="CharStyle4"><text:span text:style-name="T2">i</text:span></text:span><text:span text:style-name="CharStyle4"><text:span text:style-name="T14">...</text:span></text:span></text:p>
        <text:p text:style-name="P8"><text:span text:style-name="CharStyle4"><text:span text:style-name="T14">Na druhý deň ráno prilepil som veľk</text:span></text:span><text:span text:style-name="CharStyle4"><text:span text:style-name="T10">u</text:span></text:span><text:span text:style-name="CharStyle4"><text:span text:style-name="T14"> cedu</text:span></text:span><text:span text:style-name="CharStyle4"><text:span text:style-name="T21">l</text:span></text:span><text:span text:style-name="CharStyle4"><text:span text:style-name="T14">u na bránu s nasledujúcim textom:</text:span></text:span></text:p>
        <text:p text:style-name="P8"><text:span text:style-name="CharStyle4"><text:span text:style-name="T14">„Elegantnú izbu dostať do prenájmu pre mla­dého človeka, ktorý pri každej príležitosti vykrúti domácu slečnu.“</text:span></text:span></text:p>
        <text:p text:style-name="P8"><text:span text:style-name="CharStyle4"><text:span text:style-name="T14">Len kde ja nájdem byt bez domácich slečien?</text:span></text:span></text:p>
        <text:p text:style-name="P8"><text:span text:style-name="CharStyle4"><text:span text:style-name="T14">Poraďt</text:span></text:span><text:span text:style-name="CharStyle4"><text:span text:style-name="T2">e</text:span></text:span><text:span text:style-name="CharStyle4"><text:span text:style-name="T14">!</text:span></text:span></text:p>
        <text:h text:style-name="P21" text:outline-level="1"><text:span text:style-name="CharStyle14"><text:span text:style-name="T14"/></text:span></text:h>
        <text:h text:style-name="P22" text:outline-level="1"><text:span text:style-name="CharStyle14"><text:span text:style-name="T14"/></text:span></text:h>
        <text:h text:style-name="P22" text:outline-level="1"><text:bookmark-start text:name="bookmark12"/><text:span text:style-name="CharStyle14"><text:span text:style-name="T14">Vadium.</text:span></text:span><text:bookmark-end text:name="bookmark12"/></text:h>
        <text:p text:style-name="P3"><text:span text:style-name="CharStyle4"><text:span text:style-name="T14">(Skutočnosť.)</text:span></text:span></text:p>
        <text:p text:style-name="P8"><text:span text:style-name="CharStyle4"><text:span text:style-name="T14"/></text:span></text:p>
        <text:p text:style-name="P29"><text:span text:style-name="CharStyle4"><text:span text:style-name="T14">Licitovalo sa.</text:span></text:span></text:p>
        <text:p text:style-name="P8"><text:span text:style-name="CharStyle4"><text:span text:style-name="T14">— Roľa Cimenná, — vykríkol exekútor v jágerských šatoch s kostenými gombičkami, se­diaci medzi chudým farárom Remeným a rapavým advokátskym pisárom s vytrhanými fúzami. Veselo pozrel cez cviker na sedliakov, čo stáli neďaleko dvier a zamočil pero do fľaštičky s atramentom.</text:span></text:span></text:p>
        <text:p text:style-name="P8"><text:span text:style-name="CharStyle4"><text:span text:style-name="T14">— Výkričná cena 1000 korún, — pokračoval a počal robiť kolá nad protokolom, akoby chcel písať.</text:span></text:span></text:p>
        <text:p text:style-name="P8"><text:span text:style-name="CharStyle42"><text:span text:style-name="T14">— </text:span></text:span><text:span text:style-name="CharStyle4"><text:span text:style-name="T14">Počkať, počkať, — ozvalo sa pár hlasov odo dvier.</text:span></text:span></text:p>
        <text:p text:style-name="P8"><text:span text:style-name="CharStyle4"><text:span text:style-name="T14">— Dufek chce tiež licitovať, — povedal vážne rychtár, opretý o sud s kapustou a poškrabúc si veľký a ostrý nos postúpil pár krokov ku stolu, kde sedeli páni a doda</text:span></text:span><text:span text:style-name="CharStyle4"><text:span text:style-name="T2">l</text:span></text:span><text:span text:style-name="CharStyle4"><text:span text:style-name="T14">:</text:span></text:span></text:p>
        <text:p text:style-name="P8"><text:span text:style-name="CharStyle4"><text:span text:style-name="T14">— Prosím počkať, pán exekútor.</text:span></text:span></text:p>
        <text:p text:style-name="P8"><text:span text:style-name="CharStyle4"><text:span text:style-name="T14">— Vadium, </text:span></text:span><text:span text:style-name="CharStyle42"><text:span text:style-name="T14">— </text:span></text:span><text:span text:style-name="CharStyle4"><text:span text:style-name="T14">naštrkol chladno a krátko ra­pavý pisár.</text:span></text:span></text:p>
        <text:p text:style-name="P28"><text:span text:style-name="CharStyle4"><text:span text:style-name="T14">— 100 korún je vadium. Nech položí, </text:span></text:span><text:span text:style-name="CharStyle42"><text:span text:style-name="T14">— </text:span></text:span><text:span text:style-name="CharStyle4"><text:span text:style-name="T14">vysvetlil exekútor a ukázal prevrátenou rúčkou na stolík, hľadiac na rychtára.</text:span></text:span></text:p>
        <text:p text:style-name="P8"><text:span text:style-name="CharStyle4"><text:span text:style-name="T14">— Vadium složte, — obrátil sa rychtár k Dufekovi, nízkemu, čiernemu sedliakovi s chĺpkami v nose a ušiach, širokými pleciami a veľkými, kostnatými rukami, v bielej halene.</text:span></text:span></text:p>
        <text:p text:style-name="P8"><text:span text:style-name="CharStyle4"><text:span text:style-name="T14">Dufek pohodil halenou a začrel do sviazaného rukáva, akoby v nej mal peniaze a opýtal sa:</text:span></text:span></text:p>
        <text:p text:style-name="P8"><text:span text:style-name="CharStyle42"><text:span text:style-name="T14">— </text:span></text:span><text:span text:style-name="CharStyle4"><text:span text:style-name="T14">Koľko?</text:span></text:span></text:p>
        <text:p text:style-name="P8"><text:span text:style-name="CharStyle42"><text:span text:style-name="T14">— </text:span></text:span><text:span text:style-name="CharStyle4"><text:span text:style-name="T14">Sto korún, — povedal mu rychtár.</text:span></text:span></text:p>
        <text:p text:style-name="P8"><text:span text:style-name="CharStyle4"><text:span text:style-name="T14">Hľadal v rukáve a pohodil ešte raz halenou, aby mohol hlbšie načreť do rukáva. </text:span></text:span><text:soft-page-break/><text:span text:style-name="CharStyle4"><text:span text:style-name="T14">Po chvíli vy­tiahol ruku z neho a pozrel na rychtára, pričom dva razy mrdol pleciami, narovnajúc sa.</text:span></text:span></text:p>
        <text:p text:style-name="P8"><text:span text:style-name="CharStyle42"><text:span text:style-name="T14">— </text:span></text:span><text:span text:style-name="CharStyle4"><text:span text:style-name="T14">Nemáte, rychtárko? </text:span></text:span><text:span text:style-name="CharStyle42"><text:span text:style-name="T14">— </text:span></text:span><text:span text:style-name="CharStyle4"><text:span text:style-name="T14">šepol.</text:span></text:span></text:p>
        <text:p text:style-name="P8"><text:span text:style-name="CharStyle4"><text:span text:style-name="T14">— Kde by ich vzal? </text:span></text:span><text:span text:style-name="CharStyle42"><text:span text:style-name="T14">— </text:span></text:span><text:span text:style-name="CharStyle4"><text:span text:style-name="T14">na to rychtár tiež šeptom.</text:span></text:span></text:p>
        <text:p text:style-name="P8"><text:span text:style-name="CharStyle4"><text:span text:style-name="T14">Dufek pozrel tázavo na sedliakov okolo neho, ale i tí bez slova pokrútili hlavami na znak, že rozumejú nemú otázku, ale žiaľbohu nemajú.</text:span></text:span></text:p>
        <text:p text:style-name="P8"><text:span text:style-name="CharStyle42"><text:span text:style-name="T14">— </text:span></text:span><text:span text:style-name="CharStyle4"><text:span text:style-name="T14">Myslel by som, </text:span></text:span><text:span text:style-name="CharStyle42"><text:span text:style-name="T14">— </text:span></text:span><text:span text:style-name="CharStyle4"><text:span text:style-name="T14">počal Dufek váhavo a nahlas k pánom, </text:span></text:span><text:span text:style-name="CharStyle42"><text:span text:style-name="T14">— </text:span></text:span><text:span text:style-name="CharStyle4"><text:span text:style-name="T14">keby...</text:span></text:span></text:p>
        <text:p text:style-name="P8"><text:span text:style-name="CharStyle4"><text:span text:style-name="T14">— Poďme, </text:span></text:span><text:span text:style-name="CharStyle42"><text:span text:style-name="T14">— </text:span></text:span><text:span text:style-name="CharStyle4"><text:span text:style-name="T14">pretrhol ho rapavý a ukázal exekútorovi, na hodinky, ktoré ležaly pred týmto, chcejúc označiť, že sa čas míňa.</text:span></text:span></text:p>
        <text:p text:style-name="P8"><text:span text:style-name="CharStyle4"><text:span text:style-name="T14">— Licitujete, či nie? — spýtal sa exekútor Dufeka.</text:span></text:span></text:p>
        <text:p text:style-name="P8"><text:span text:style-name="CharStyle42"><text:span text:style-name="T14">— </text:span></text:span><text:span text:style-name="CharStyle4"><text:span text:style-name="T14">Áno, licitujem.</text:span></text:span></text:p>
        <text:p text:style-name="P8"><text:span text:style-name="CharStyle4"><text:span text:style-name="T14">— Slo</text:span></text:span><text:span text:style-name="CharStyle4"><text:span text:style-name="T2">ž</text:span></text:span><text:span text:style-name="CharStyle4"><text:span text:style-name="T14">te vadium.</text:span></text:span></text:p>
        <text:p text:style-name="P8"><text:span text:style-name="CharStyle4"><text:span text:style-name="T14">Dufek obrátil svoje malé čierne oči na farára. Schválne ho bol poprosil pred licitáciou, aby dal pozor, že by sa nejaká faleš nestala. Licitácia v Malobrež</text:span></text:span><text:span text:style-name="CharStyle4"><text:span text:style-name="T2">í</text:span></text:span><text:span text:style-name="CharStyle4"><text:span text:style-name="T14"> ešte tuším ani nebola a ľudia sa nevy­znali, čo treba a čo nie. Tak sa dostala aj cir­kevná osoba ku tejto najsvetskejšej veci. Farár videl pohľad Dufekov a zdvihol ruku, že smelo môže licitovať.</text:span></text:span></text:p>
        <text:p text:style-name="P8"><text:span text:style-name="CharStyle42"><text:span text:style-name="T14">— </text:span></text:span><text:span text:style-name="CharStyle4"><text:span text:style-name="T14">Dufek je majetný, — riekol istým, chladným hlasom. — Na moju zodpovednosť mu môžete sveri</text:span></text:span><text:span text:style-name="CharStyle4"><text:span text:style-name="T2">ť</text:span></text:span><text:span text:style-name="CharStyle4"><text:span text:style-name="T14"> to vadiu</text:span></text:span><text:span text:style-name="CharStyle4"><text:span text:style-name="T2">m</text:span></text:span><text:span text:style-name="CharStyle4"><text:span text:style-name="T14">... Zaplatí vám to, donesie.</text:span></text:span></text:p>
        <text:p text:style-name="P8"><text:span text:style-name="CharStyle42"><text:span text:style-name="T14">— </text:span></text:span><text:span text:style-name="CharStyle4"><text:span text:style-name="T14">Vaša milosť, mohli by ste mi pomôcť, </text:span></text:span><text:span text:style-name="CharStyle42"><text:span text:style-name="T14">— </text:span></text:span><text:span text:style-name="CharStyle4"><text:span text:style-name="T14">zaprosil licitujúci.</text:span></text:span></text:p>
        <text:p text:style-name="P8"><text:span text:style-name="CharStyle4"><text:span text:style-name="T14">— Ale, veď ti to pán exekútor sverí, — uspo­kojil ho farár, usmievajúc sa na exekútora, — </text:span></text:span><text:span text:style-name="CharStyle42"><text:span text:style-name="T14">však, </text:span></text:span><text:span text:style-name="CharStyle4"><text:span text:style-name="T14">blahorodý pane?</text:span></text:span></text:p>
        <text:p text:style-name="P8"><text:span text:style-name="CharStyle42"><text:span text:style-name="T14">— </text:span></text:span><text:span text:style-name="CharStyle4"><text:span text:style-name="T14">Nemožno, velebný pane, — odpovedal exekútor mračne.</text:span></text:span></text:p>
        <text:p text:style-name="P8"><text:span text:style-name="CharStyle42"><text:span text:style-name="T14">— </text:span></text:span><text:span text:style-name="CharStyle4"><text:span text:style-name="T14">Treba hotovým, — potvrdil rapavý.</text:span></text:span></text:p>
        <text:p text:style-name="P28"><text:span text:style-name="CharStyle4"><text:span text:style-name="T14">— Je to zákon? — spýtal sa farár nedôverčiv</text:span></text:span><text:span text:style-name="CharStyle4"><text:span text:style-name="T10">e</text:span></text:span><text:span text:style-name="CharStyle4"><text:span text:style-name="T14">.</text:span></text:span></text:p>
        <text:p text:style-name="P8"><text:span text:style-name="CharStyle4"><text:span text:style-name="T14">— Zákon, </text:span></text:span><text:span text:style-name="CharStyle42"><text:span text:style-name="T14">— </text:span></text:span><text:span text:style-name="CharStyle4"><text:span text:style-name="T14">odvrkol exekútor.</text:span></text:span></text:p>
        <text:p text:style-name="P8"><text:span text:style-name="CharStyle4"><text:span text:style-name="T14">Farár pokrútil hlavou, sťaby tomu neveril, že je taký zákon, ktorý káže hotovým platiť. Exekútor zdvihol plecia a vykríkol:</text:span></text:span></text:p>
        <text:p text:style-name="P8"><text:span text:style-name="CharStyle42"><text:span text:style-name="T14">— </text:span></text:span><text:span text:style-name="CharStyle4"><text:span text:style-name="T14">Roľa Cimenná!</text:span></text:span></text:p>
        <text:p text:style-name="P8"><text:span text:style-name="CharStyle42"><text:span text:style-name="T14">— </text:span></text:span><text:span text:style-name="CharStyle4"><text:span text:style-name="T14">Vaša milosť, prosím vás, </text:span></text:span><text:span text:style-name="CharStyle42"><text:span text:style-name="T14">— </text:span></text:span><text:span text:style-name="CharStyle4"><text:span text:style-name="T14">zaprosil zase </text:span></text:span><text:span text:style-name="CharStyle42"><text:span text:style-name="T14">Dufek, — </text:span></text:span><text:span text:style-name="CharStyle4"><text:span text:style-name="T14">zajtra si predám kravu a donesiem...</text:span></text:span></text:p>
        <text:p text:style-name="P8"><text:span text:style-name="CharStyle4"><text:span text:style-name="T14">Nijako nechcelo sa mu upustiť od role Cimennej, susediacej s jeho r</text:span></text:span><text:span text:style-name="CharStyle4"><text:span text:style-name="T10">á</text:span></text:span><text:span text:style-name="CharStyle4"><text:span text:style-name="T14">tou.</text:span></text:span><text:span text:style-name="CharStyle4"><text:span text:style-name="T2">..</text:span></text:span><text:span text:style-name="CharStyle4"><text:span text:style-name="T14"> Taký krásny kúsok, — prebehlo mu mysľou, </text:span></text:span><text:span text:style-name="CharStyle42"><text:span text:style-name="T14">— </text:span></text:span><text:span text:style-name="CharStyle4"><text:span text:style-name="T14">najkrajšia ro­ľa.</text:span></text:span><text:span text:style-name="CharStyle4"><text:span text:style-name="T2">.</text:span></text:span><text:span text:style-name="CharStyle4"><text:span text:style-name="T14">. Rovná, ako dľaň a pod </text:span></text:span><text:soft-page-break/><text:span text:style-name="CharStyle4"><text:span text:style-name="T14">nosom</text:span></text:span><text:span text:style-name="CharStyle4"><text:span text:style-name="T2">.</text:span></text:span><text:span text:style-name="CharStyle4"><text:span text:style-name="T14">.</text:span></text:span><text:span text:style-name="CharStyle4"><text:span text:style-name="T2">.</text:span></text:span><text:span text:style-name="CharStyle4"><text:span text:style-name="T14"> Skalky nenájde</text:span></text:span><text:span text:style-name="CharStyle4"><text:span text:style-name="T2">š</text:span></text:span><text:span text:style-name="CharStyle4"><text:span text:style-name="T14">... Aj škriepky s Lovásikom by prestaly ohľadom medze... Usporil by pravotu, ktorú len preto nezaviedol, lebo si myslel, že ju na licitácii aj tak kúpi... A tu ti tak odrazu príde licitácia. Nik nevedel nič, len čo dnes ráno zabubnovali ... Aj splnilo by sa, čo Lovásikovi predpovedal, že na rok on Dufek bude orať na tej roli. Lovásik mu vtedy na zuboch ukázal, že čo bude orať. A teraz ľa... Nepustím, nepustím...</text:span></text:span></text:p>
        <text:p text:style-name="P8"><text:span text:style-name="CharStyle4"><text:span text:style-name="T14">— Nemám, syn moj, — povedal farár skormútene.</text:span></text:span></text:p>
        <text:p text:style-name="P8"><text:span text:style-name="CharStyle4"><text:span text:style-name="T14">— Ani doma?</text:span></text:span></text:p>
        <text:p text:style-name="P8"><text:span text:style-name="CharStyle42"><text:span text:style-name="T14">— </text:span></text:span><text:span text:style-name="CharStyle4"><text:span text:style-name="T14">Ani, — a zavzdychol.</text:span></text:span></text:p>
        <text:p text:style-name="P8"><text:span text:style-name="CharStyle4"><text:span text:style-name="T14">Dufekovi napadlo, že azda bude mať krčmár Edelstein. Ale aj ten vydával dcéru predvčerom, aby ho... Lenže ten sa nenechá bez peňaz</text:span></text:span><text:span text:style-name="CharStyle4"><text:span text:style-name="T10">i</text:span></text:span><text:span text:style-name="CharStyle4"><text:span text:style-name="T14">... Iste bude mať Treba probovať.</text:span></text:span></text:p>
        <text:p text:style-name="P8"><text:span text:style-name="CharStyle4"><text:span text:style-name="T14">Poprosil pánov, aby počkali, že donesie tých 100 korún a ani nečakajúc položil čapicu na hlavu a vybehol.</text:span></text:span></text:p>
        <text:p text:style-name="P8"><text:span text:style-name="CharStyle4"><text:span text:style-name="T14">— Poďme, — posúril opätovne pisár.</text:span></text:span></text:p>
        <text:p text:style-name="P8"><text:span text:style-name="CharStyle42"><text:span text:style-name="T14">— </text:span></text:span><text:span text:style-name="CharStyle4"><text:span text:style-name="T14">Roľa Cimenn</text:span></text:span><text:span text:style-name="CharStyle4"><text:span text:style-name="T2">á</text:span></text:span><text:span text:style-name="CharStyle4"><text:span text:style-name="T14">! — zavolal. — Výkričná cena 1000 korún, — a zamočiac pero do atramentu zase rozkrútil sa ní</text:span></text:span><text:span text:style-name="CharStyle4"><text:span text:style-name="T21">m</text:span></text:span><text:span text:style-name="CharStyle4"><text:span text:style-name="T14"> nad papierom.</text:span></text:span></text:p>
        <text:p text:style-name="P8"><text:span text:style-name="CharStyle4"><text:span text:style-name="T2">—</text:span></text:span><text:span text:style-name="CharStyle4"><text:span text:style-name="T14"> Počkať by sme mali, </text:span></text:span><text:span text:style-name="CharStyle42"><text:span text:style-name="T14">— </text:span></text:span><text:span text:style-name="CharStyle4"><text:span text:style-name="T14">nadmietol farár a vytiahol cigarník zo zadného vrecka svojho dlhého kabáta. Otvoril a pošuchol ho pred exekútora. Exekútor si vzal s poďakovaním a uspokojil ho, že sa počkať môže. Aj rapavý svolil, keď aj pred neho postavili cigarník.</text:span></text:span></text:p>
        <text:p text:style-name="P8"><text:span text:style-name="CharStyle4"><text:span text:style-name="T14">— Počkáme, </text:span></text:span><text:span text:style-name="CharStyle42"><text:span text:style-name="T14">— </text:span></text:span><text:span text:style-name="CharStyle4"><text:span text:style-name="T14">rozhodol, krútiac cigaru v ústach a fúkajúc do nej, či bude dobre dýchať.</text:span></text:span></text:p>
        <text:p text:style-name="P8"><text:span text:style-name="CharStyle42"><text:span text:style-name="T14">— </text:span></text:span><text:span text:style-name="CharStyle4"><text:span text:style-name="T14">A po licitácii nech sa páči pánom na malý fru</text:span></text:span><text:span text:style-name="CharStyle4"><text:span text:style-name="T2">š</text:span></text:span><text:span text:style-name="CharStyle4"><text:span text:style-name="T14">tik, — vravel farár, chcejúc sa ukázať vďačným, že čakajú. — Taký malinký predobedík nepo­škodí... Mám vínečko pitné, neškodné. Dá sa pri ňom poshovárať. </text:span></text:span><text:span text:style-name="CharStyle42"><text:span text:style-name="T14">— </text:span></text:span><text:span text:style-name="CharStyle4"><text:span text:style-name="T14">Poklepkajúc prostredným prstom cigaru, otriasol s nej popol a vyfúkol dym nad svoju hlav</text:span></text:span><text:span text:style-name="CharStyle4"><text:span text:style-name="T2">u</text:span></text:span><text:span text:style-name="CharStyle4"><text:span text:style-name="T14">.</text:span></text:span><text:span text:style-name="CharStyle4"><text:span text:style-name="T2">..</text:span></text:span><text:span text:style-name="CharStyle4"><text:span text:style-name="T14"> — Tohoročné vína nebudú chýrne, </text:span></text:span><text:span text:style-name="CharStyle42"><text:span text:style-name="T14">— </text:span></text:span><text:span text:style-name="CharStyle4"><text:span text:style-name="T14">pokračoval. Hrozno nedozrelo od p</text:span></text:span><text:span text:style-name="CharStyle4"><text:span text:style-name="T10">ľ</text:span></text:span><text:span text:style-name="CharStyle4"><text:span text:style-name="T14">úšť a zimy. Dva mesiace už nesvietilo slnce.</text:span></text:span></text:p>
        <text:p text:style-name="P8"><text:span text:style-name="CharStyle4"><text:span text:style-name="T14">Rozprávali o úrode vína a o rozdielnych faj­tách tohoto. Sedliaci si medzitým posadali pod pec na lavicu a ktorémusi</text:span></text:span><text:span text:style-name="CharStyle4"><text:span text:style-name="T2"> </text:span></text:span><text:span text:style-name="CharStyle4"><text:span text:style-name="T14">z nich sa nahlas začkalo. Druhý vystierajúc údy hlasno zívol. Rychtár pre­šiel od suda k oknu a díval sa na cestu, majúc ruky na kríž položené. Von neprestával padať sňah s dážďom.</text:span></text:span></text:p>
        <text:p text:style-name="P8"><text:soft-page-break/><text:span text:style-name="CharStyle4"><text:span text:style-name="T14">Dufek o štvrťhodinu pribehol spotený a mokrý. Utrel si rukávom tvár a pár ráz smrknúc prišiel až ku stolu</text:span></text:span></text:p>
        <text:p text:style-name="P8"><text:span text:style-name="CharStyle42"><text:span text:style-name="T14">— </text:span></text:span><text:span text:style-name="CharStyle4"><text:span text:style-name="T14">Tu je 100 korún, — povedal hlasno.</text:span></text:span></text:p>
        <text:p text:style-name="P8"><text:span text:style-name="CharStyle4"><text:span text:style-name="T14">Rychtár videl cez okno, že Dufek doviedol so sebou aj kravu, veľkú, strakavú </text:span></text:span><text:span text:style-name="CharStyle4"><text:span text:style-name="T21">š</text:span></text:span><text:span text:style-name="CharStyle4"><text:span text:style-name="T14">vaj</text:span></text:span><text:span text:style-name="CharStyle4"><text:span text:style-name="T2">č</text:span></text:span><text:span text:style-name="CharStyle4"><text:span text:style-name="T14">iarku. Pri­viazal ju o hrušku pred domom.</text:span></text:span></text:p>
        <text:p text:style-name="P8"><text:span text:style-name="CharStyle4"><text:span text:style-name="T14">Exekútor ani nepozrúc hodil rukou, aby ich složil. Ale Dufek stál a neskladal.</text:span></text:span></text:p>
        <text:p text:style-name="P8"><text:span text:style-name="CharStyle4"><text:span text:style-name="T14">— No, čo je? Složte, </text:span></text:span><text:span text:style-name="CharStyle22"><text:span text:style-name="T14">— </text:span></text:span><text:span text:style-name="CharStyle4"><text:span text:style-name="T14">súril.</text:span></text:span></text:p>
        <text:p text:style-name="P8"><text:span text:style-name="CharStyle22"><text:span text:style-name="T14">— </text:span></text:span><text:span text:style-name="CharStyle4"><text:span text:style-name="T14">Tam sú na dvore.</text:span></text:span></text:p>
        <text:p text:style-name="P8"><text:span text:style-name="CharStyle22"><text:span text:style-name="T2">—</text:span></text:span><text:span text:style-name="CharStyle22"><text:span text:style-name="T14"> </text:span></text:span><text:span text:style-name="CharStyle4"><text:span text:style-name="T14">Čo?</text:span></text:span></text:p>
        <text:p text:style-name="P8"><text:span text:style-name="CharStyle4"><text:span text:style-name="T14">— Krava.</text:span></text:span></text:p>
        <text:p text:style-name="P8"><text:span text:style-name="CharStyle4"><text:span text:style-name="T14">— Aká krava?</text:span></text:span></text:p>
        <text:p text:style-name="P8"><text:span text:style-name="CharStyle4"><text:span text:style-name="T14">— Vadium... Hodna je štyristo korún.</text:span></text:span></text:p>
        <text:p text:style-name="P8"><text:span text:style-name="CharStyle4"><text:span text:style-name="T14">Exekútor nerozumel. Pozrel najprv na Dufeka, potom dookola a zastavil sa pohľadom na </text:span></text:span><text:span text:style-name="CharStyle22"><text:span text:style-name="T14">faráro­</text:span></text:span><text:span text:style-name="CharStyle4"><text:span text:style-name="T14">vej tvári, aby tento vysvetlil.</text:span></text:span></text:p>
        <text:p text:style-name="P8"><text:span text:style-name="CharStyle4"><text:span text:style-name="T14">— Skladám ju, </text:span></text:span><text:span text:style-name="CharStyle22"><text:span text:style-name="T14">— </text:span></text:span><text:span text:style-name="CharStyle4"><text:span text:style-name="T14">povedal Dufek, — ako va­dium. </text:span></text:span><text:span text:style-name="CharStyle4"><text:span text:style-name="T21">Ak </text:span></text:span><text:span text:style-name="CharStyle4"><text:span text:style-name="T14">chcú, aj sem ju dovediem. O stôl pri­viažem, aby nepochyboval</text:span></text:span><text:span text:style-name="CharStyle4"><text:span text:style-name="T2">i</text:span></text:span><text:span text:style-name="CharStyle4"><text:span text:style-name="T14">.</text:span></text:span><text:span text:style-name="CharStyle22"><text:span text:style-name="T14">.</text:span></text:span><text:span text:style-name="CharStyle4"><text:span text:style-name="T14">. Dvesto z</text:span></text:span><text:span text:style-name="CharStyle4"><text:span text:style-name="T10">l</text:span></text:span><text:span text:style-name="CharStyle4"><text:span text:style-name="T14">atých </text:span></text:span><text:span text:style-name="CharStyle22"><text:span text:style-name="T14">je </text:span></text:span><text:span text:style-name="CharStyle4"><text:span text:style-name="T14">hodna... Nie, rychtárko?</text:span></text:span></text:p>
        <text:p text:style-name="P8"><text:span text:style-name="CharStyle4"><text:span text:style-name="T14">Rychtár pokýval hlavou a povedal krátko:</text:span></text:span></text:p>
        <text:p text:style-name="P8"><text:span text:style-name="CharStyle22"><text:span text:style-name="T14">— </text:span></text:span><text:span text:style-name="CharStyle4"><text:span text:style-name="T14">Otcu, materi.</text:span></text:span></text:p>
        <text:p text:style-name="P8"><text:span text:style-name="CharStyle4"><text:span text:style-name="T14">Aj farár sa nahol ponad chrbát </text:span></text:span><text:span text:style-name="CharStyle22"><text:span text:style-name="T14">exekútorov a </text:span></text:span><text:span text:style-name="CharStyle4"><text:span text:style-name="T14">pozrel von oknom, aby ocenil kravu.</text:span></text:span></text:p>
        <text:p text:style-name="P8"><text:span text:style-name="CharStyle22"><text:span text:style-name="T14">— </text:span></text:span><text:span text:style-name="CharStyle4"><text:span text:style-name="T14">300 korún odčítam, — povedal.</text:span></text:span></text:p>
        <text:p text:style-name="P8"><text:span text:style-name="CharStyle4"><text:span text:style-name="T14">Sedliaci povstávali zpod pece </text:span></text:span><text:span text:style-name="CharStyle22"><text:span text:style-name="T14">a podišli k oknu, </text:span></text:span><text:span text:style-name="CharStyle4"><text:span text:style-name="T14">aby sa presvedčili, čo je </text:span></text:span><text:span text:style-name="CharStyle22"><text:span text:style-name="T14">asi </text:span></text:span><text:span text:style-name="CharStyle4"><text:span text:style-name="T14">tá </text:span></text:span><text:span text:style-name="CharStyle4"><text:span text:style-name="T21">š</text:span></text:span><text:span text:style-name="CharStyle22"><text:span text:style-name="T14">vaj</text:span></text:span><text:span text:style-name="CharStyle22"><text:span text:style-name="T2">č</text:span></text:span><text:span text:style-name="CharStyle22"><text:span text:style-name="T14">iarka </text:span></text:span><text:span text:style-name="CharStyle4"><text:span text:style-name="T14">hodna. Cenili ju rozdielne. Jeden povedal za </text:span></text:span><text:span text:style-name="CharStyle22"><text:span text:style-name="T14">fa­</text:span></text:span><text:span text:style-name="CharStyle4"><text:span text:style-name="T14">rárom 300. Druhý 360. Tretí aj vyše 400 </text:span></text:span><text:span text:style-name="CharStyle22"><text:span text:style-name="T14">Krásna, </text:span></text:span><text:span text:style-name="CharStyle4"><text:span text:style-name="T14">veľká </text:span></text:span><text:span text:style-name="CharStyle22"><text:span text:style-name="T14">krava </text:span></text:span><text:span text:style-name="CharStyle4"><text:span text:style-name="T14">— </text:span></text:span><text:span text:style-name="CharStyle22"><text:span text:style-name="T14">hovorili. </text:span></text:span><text:span text:style-name="CharStyle4"><text:span text:style-name="T14">Dobrá </text:span></text:span><text:span text:style-name="CharStyle22"><text:span text:style-name="T14">fajta. </text:span></text:span><text:span text:style-name="CharStyle4"><text:span text:style-name="T14">Celý </text:span></text:span><text:span text:style-name="CharStyle22"><text:span text:style-name="T14">majetok.</text:span></text:span><text:span text:style-name="CharStyle20"><text:span text:style-name="T14"> </text:span></text:span><text:span text:style-name="CharStyle4"><text:span text:style-name="T14">Keď sa otelí, dá denne 12—14 litrov mieka. Všetci chválili. Ale exekútora to nedojalo. Hodil rukou, že sú to všetko daromnice a so stiahnutým obočím zase len vykríkol:</text:span></text:span></text:p>
        <text:p text:style-name="P8"><text:span text:style-name="CharStyle4"><text:span text:style-name="T14">— Roľa Cimenná</text:span></text:span><text:span text:style-name="CharStyle4"><text:span text:style-name="T2">!</text:span></text:span><text:span text:style-name="CharStyle4"><text:span text:style-name="T14">... Výkričná cena 1000 kor. </text:span></text:span><text:span text:style-name="CharStyle42"><text:span text:style-name="T14">— </text:span></text:span><text:span text:style-name="CharStyle4"><text:span text:style-name="T14">Po chvíli dodal ešte hlasnejšie.</text:span></text:span></text:p>
        <text:p text:style-name="P8"><text:span text:style-name="CharStyle42"><text:span text:style-name="T14">— </text:span></text:span><text:span text:style-name="CharStyle4"><text:span text:style-name="T14">Spúšťam na deväťsto... Na osemsto...</text:span></text:span></text:p>
        <text:p text:style-name="P8"><text:span text:style-name="CharStyle42"><text:span text:style-name="T14">— </text:span></text:span><text:span text:style-name="CharStyle4"><text:span text:style-name="T14">Osemsto! — zavolal Dufek.</text:span></text:span></text:p>
        <text:p text:style-name="P8"><text:span text:style-name="CharStyle4"><text:span text:style-name="T14">— Nemôžete licitovať, — zahriakol ho exekútor, </text:span></text:span><text:span text:style-name="CharStyle42"><text:span text:style-name="T14">— </text:span></text:span><text:span text:style-name="CharStyle4"><text:span text:style-name="T14">složte vadium.</text:span></text:span></text:p>
        <text:p text:style-name="P8"><text:span text:style-name="CharStyle4"><text:span text:style-name="T14">— Tam je krava, — duplikoval Dufek.</text:span></text:span></text:p>
        <text:p text:style-name="P8"><text:span text:style-name="CharStyle42"><text:span text:style-name="T14">— </text:span></text:span><text:span text:style-name="CharStyle4"><text:span text:style-name="T14">Krava je nie peniaz, — strmo zahriakol ho exekútor už namrzený.</text:span></text:span></text:p>
        <text:p text:style-name="P8"><text:span text:style-name="CharStyle42"><text:span text:style-name="T14">— </text:span></text:span><text:span text:style-name="CharStyle4"><text:span text:style-name="T14">Poďme! </text:span></text:span><text:span text:style-name="CharStyle42"><text:span text:style-name="T14">— </text:span></text:span><text:span text:style-name="CharStyle4"><text:span text:style-name="T14">súril rapavý.</text:span></text:span></text:p>
        <text:p text:style-name="P8"><text:span text:style-name="CharStyle4"><text:span text:style-name="T14">— Že nie peniaz? — zasmial sa rychtár po­smešne. Zdalo sa mu, že Dufekovi </text:span></text:span><text:soft-page-break/><text:span text:style-name="CharStyle4"><text:span text:style-name="T14">vlastne ne­chcú dať licitovať a podržať mieňa roľu pre seba. Jeden sedliak pod pecou, s krátkymi bakombardami, ako by mu bolo veľmi smiešno nad tým, že je krava nie peniaz, dupnul nohou, ako v tanci a otočiac sa, zavolal: „Že nie!“ Druhý bledý s nakríveným plecom, sťa by ho zuby bolely, priti­sol si dlaň k lícu a povedal: „Bože, nie peniaze?“</text:span></text:span></text:p>
        <text:p text:style-name="P8"><text:span text:style-name="CharStyle42"><text:span text:style-name="T14">— </text:span></text:span><text:span text:style-name="CharStyle4"><text:span text:style-name="T14">No už odpustíte, — počal farár, — ako by</text:span></text:span><text:span text:style-name="CharStyle49"><text:span text:style-name="T2"> </text:span></text:span><text:span text:style-name="CharStyle4"><text:span text:style-name="T14">krava nebola peniazom... </text:span></text:span><text:span text:style-name="CharStyle4"><text:span text:style-name="T2">Č</text:span></text:span><text:span text:style-name="CharStyle4"><text:span text:style-name="T14">ože by ste ju teda ako vadium neprijali, ctení pán</text:span></text:span><text:span text:style-name="CharStyle4"><text:span text:style-name="T2">i</text:span></text:span><text:span text:style-name="CharStyle4"><text:span text:style-name="T14">... Vieme my, čo je záko</text:span></text:span><text:span text:style-name="CharStyle4"><text:span text:style-name="T2">n</text:span></text:span><text:span text:style-name="CharStyle4"><text:span text:style-name="T14">... Veď za tú kravu, kedykoľvek, dosta­nete peniaze... Ako vravím, ja sám </text:span></text:span><text:span text:style-name="CharStyle4"><text:span text:style-name="T21">by očítal </text:span></text:span><text:span text:style-name="CharStyle4"><text:span text:style-name="T14">300 korún hneď, keby mal totižt</text:span></text:span><text:span text:style-name="CharStyle4"><text:span text:style-name="T2">o</text:span></text:span><text:span text:style-name="CharStyle4"><text:span text:style-name="T14">... Ide predsa len o to, či je Dufek dobrý na 100 korún. Nuž a my všetci dobre vieme, že je Dufek dobrý aj na 4000 korú</text:span></text:span><text:span text:style-name="CharStyle4"><text:span text:style-name="T2">n</text:span></text:span><text:span text:style-name="CharStyle4"><text:span text:style-name="T14">... A potiahnúc si spodnú peru prstami, tak, že mu bolo vidno čierne od fajčenia zuby, doložil dôrazne:</text:span></text:span></text:p>
        <text:p text:style-name="P8"><text:span text:style-name="CharStyle4"><text:span text:style-name="T14">— Licitovať teda musíte dovoliť tým skôr</text:span></text:span><text:span text:style-name="CharStyle4"><text:span text:style-name="T2">, </text:span></text:span><text:span text:style-name="CharStyle4"><text:span text:style-name="T14">lebo vám tu deponuje kravu.</text:span></text:span></text:p>
        <text:p text:style-name="P8"><text:span text:style-name="CharStyle4"><text:span text:style-name="T14">— Pravda, pravda, — zavolali sedliaci. — Treba prijať, — kričali. — Licitovať! Nezákonnitos</text:span></text:span><text:span text:style-name="CharStyle4"><text:span text:style-name="T2">ť</text:span></text:span><text:span text:style-name="CharStyle4"><text:span text:style-name="T14">... Treba podľa regul</text:span></text:span><text:span text:style-name="CharStyle4"><text:span text:style-name="T2">e</text:span></text:span><text:span text:style-name="CharStyle4"><text:span text:style-name="T14">... Netrpíme...</text:span></text:span></text:p>
        <text:p text:style-name="P8"><text:span text:style-name="CharStyle4"><text:span text:style-name="T14">— Ale, pán exekútor, — dôvodil farár ďalej a potľapkal ho po pleci, — nechže už len licituje ten Dufek. Krava je dobrá, môžete uveriť. Vyznám sa v lichve.</text:span></text:span></text:p>
        <text:p text:style-name="P8"><text:span text:style-name="CharStyle4"><text:span text:style-name="T14">Malobrežania čím diaľ tým viac si dovoľovali. Sväto-sväte chcú tu človeka o práva obrať, mysleli si. Krik sa vzmáhal a ostrel. Počali husto máchať rukami a pohyby ich stávali sa prudkými a rýchlymi. Exekútor si už myslel, že zase bude muse</text:span></text:span><text:span text:style-name="CharStyle4"><text:span text:style-name="T22">ť</text:span></text:span><text:span text:style-name="CharStyle4"><text:span text:style-name="T14"> ploty preskakovať. Rapavý už aj hľadal zimný kabát a palicu, aby uvrznul. Začul, ako mu ktorýsi sedliak nadáva do rapavých opíc. Drmal exekútora za ru­káv, aby hľadel tiež nejakým činom ufujazdiť. Dufek pristúpil ku stolu a buchol oň kostnatou rukou, že žiada licitáciu a dáva za roľu 800 kor. Exekútor trhol hlavou. Nazdal sa, že ho už bijú A v tomto okamžení akosi srdito zakričal:</text:span></text:span></text:p>
        <text:p text:style-name="P8"><text:span text:style-name="CharStyle4"><text:span text:style-name="T2">—</text:span></text:span><text:span text:style-name="CharStyle4"><text:span text:style-name="T14"> Čo, ja tú kravu budem hnať do mesta?</text:span></text:span></text:p>
        <text:p text:style-name="P8"><text:span text:style-name="CharStyle42"><text:span text:style-name="T14">— </text:span></text:span><text:span text:style-name="CharStyle4"><text:span text:style-name="T14">Poženieme, — odvetil mu ktorýsi.</text:span></text:span></text:p>
        <text:p text:style-name="P8"><text:span text:style-name="CharStyle4"><text:span text:style-name="T14">— Štajrant je nie maštaľ, </text:span></text:span><text:span text:style-name="CharStyle42"><text:span text:style-name="T14">— </text:span></text:span><text:span text:style-name="CharStyle4"><text:span text:style-name="T14">volal.</text:span></text:span></text:p>
        <text:p text:style-name="P8"><text:span text:style-name="CharStyle4"><text:span text:style-name="T14">— Sú tam obecné, — odvrkli mu.</text:span></text:span></text:p>
        <text:p text:style-name="P8"><text:span text:style-name="CharStyle4"><text:span text:style-name="T14">— Ja ju budem kŕmiť a dojiť?</text:span></text:span></text:p>
        <text:p text:style-name="P8"><text:span text:style-name="CharStyle4"><text:span text:style-name="T14">— Tam sú mestskí sluhovia.</text:span></text:span></text:p>
        <text:p text:style-name="P8"><text:span text:style-name="CharStyle4"><text:span text:style-name="T14">— Diabla, veď je to pre dievky.</text:span></text:span></text:p>
        <text:p text:style-name="P8"><text:span text:style-name="CharStyle42"><text:span text:style-name="T14">— </text:span></text:span><text:span text:style-name="CharStyle4"><text:span text:style-name="T14">Fero podojí, </text:span></text:span><text:span text:style-name="CharStyle42"><text:span text:style-name="T14">— </text:span></text:span><text:span text:style-name="CharStyle4"><text:span text:style-name="T14">zasmial sa ktosi.</text:span></text:span></text:p>
        <text:p text:style-name="P8"><text:span text:style-name="CharStyle4"><text:span text:style-name="T14">— Nič nepomáha, nič nepomáha, — myslel exe­kútor, </text:span></text:span><text:span text:style-name="CharStyle42"><text:span text:style-name="T14">— </text:span></text:span><text:span text:style-name="CharStyle4"><text:span text:style-name="T14">musím zadržať licitáciu. </text:span></text:span><text:soft-page-break/><text:span text:style-name="CharStyle4"><text:span text:style-name="T14">Nech licituje ten sprosták. Možno že ho prebijú. Pozrel na fa­rára. Ten sa usmieval. Neutíši ic</text:span></text:span><text:span text:style-name="CharStyle4"><text:span text:style-name="T2">h</text:span></text:span><text:span text:style-name="CharStyle4"><text:span text:style-name="T14">... Ba dráždi...</text:span></text:span></text:p>
        <text:p text:style-name="P8"><text:span text:style-name="CharStyle4"><text:span text:style-name="T14">— Ale, pre Krista pána! </text:span></text:span><text:span text:style-name="CharStyle42"><text:span text:style-name="T14">— </text:span></text:span><text:span text:style-name="CharStyle4"><text:span text:style-name="T14">povedal nahlas,</text:span></text:span><text:span text:style-name="CharStyle42"><text:span text:style-name="T14">— </text:span></text:span><text:span text:style-name="CharStyle4"><text:span text:style-name="T14">čušte už, nekričte, budeme licitova</text:span></text:span><text:span text:style-name="CharStyle4"><text:span text:style-name="T2">ť</text:span></text:span><text:span text:style-name="CharStyle4"><text:span text:style-name="T14">... Ale kravu soberiem, lebo ju musím ku písmam priložiť... </text:span></text:span><text:span text:style-name="CharStyle4"><text:span text:style-name="T22">I</text:span></text:span><text:span text:style-name="CharStyle4"><text:span text:style-name="T14"> </text:span></text:span><text:span text:style-name="CharStyle42"><text:span text:style-name="T14">seno, </text:span></text:span><text:span text:style-name="CharStyle4"><text:span text:style-name="T14">i slamu, i dievk</text:span></text:span><text:span text:style-name="CharStyle4"><text:span text:style-name="T2">u</text:span></text:span><text:span text:style-name="CharStyle4"><text:span text:style-name="T14">... To všetko v štajrante deponova</text:span></text:span><text:span text:style-name="CharStyle4"><text:span text:style-name="T2">ť</text:span></text:span><text:span text:style-name="CharStyle4"><text:span text:style-name="T14">... Na tento kúsok ľahkého papieru treba korunový štempeľ, — a ukázal im písmo... Koľko štempľov bude treba na kravu, dievku a slamu..</text:span></text:span><text:span text:style-name="CharStyle42"><text:span text:style-name="T14">.</text:span></text:span></text:p>
        <text:p text:style-name="P8"><text:span text:style-name="CharStyle4"><text:span text:style-name="T14">— Veď je tak, — ozval sa ry</text:span></text:span><text:span text:style-name="CharStyle4"><text:span text:style-name="T11">c</text:span></text:span><text:span text:style-name="CharStyle4"><text:span text:style-name="T14">htár, </text:span></text:span><text:span text:style-name="CharStyle42"><text:span text:style-name="T2">—</text:span></text:span><text:span text:style-name="CharStyle42"><text:span text:style-name="T14"> </text:span></text:span><text:span text:style-name="CharStyle4"><text:span text:style-name="T14">teraz ide na všetko štempeľ.</text:span></text:span></text:p>
        <text:p text:style-name="P8"><text:span text:style-name="CharStyle4"><text:span text:style-name="T14">Sedliaci počali tíchnuť.</text:span></text:span></text:p>
        <text:p text:style-name="P8"><text:span text:style-name="CharStyle4"><text:span text:style-name="T14">— A potom, </text:span></text:span><text:span text:style-name="CharStyle42"><text:span text:style-name="T14">— </text:span></text:span><text:span text:style-name="CharStyle4"><text:span text:style-name="T14">pokračoval exekútor, — písma musia byť čisté, aby ich slávny súd mohol prečí­tať a súdi</text:span></text:span><text:span text:style-name="CharStyle4"><text:span text:style-name="T2">ť</text:span></text:span><text:span text:style-name="CharStyle42"><text:span text:style-name="T14">... </text:span></text:span><text:span text:style-name="CharStyle4"><text:span text:style-name="T14">A keby tak krava, nedajbože niečo, šanujem vás, spravila... Ako by prečítali? Odkia</text:span></text:span><text:span text:style-name="CharStyle4"><text:span text:style-name="T2">ľ</text:span></text:span><text:span text:style-name="CharStyle4"><text:span text:style-name="T14"> by sa dozvedeli, že tú roľu Dufek vylicitoval a tamtú pán rychtá</text:span></text:span><text:span text:style-name="CharStyle4"><text:span text:style-name="T2">r.</text:span></text:span><text:span text:style-name="CharStyle4"><text:span text:style-name="T14">..</text:span></text:span></text:p>
        <text:p text:style-name="P8"><text:span text:style-name="CharStyle4"><text:span text:style-name="T14">Sedliaci celkom zatíchli. Uznali pravdu a tá im všetkým jazyky razom poodrezúvala. I farár sklonil hlavu a pozeral niečo pod stolom. Oči­stom si odpľul a zatrel čižmou.</text:span></text:span></text:p>
        <text:p text:style-name="P8"><text:span text:style-name="CharStyle4"><text:span text:style-name="T14">— Roľa Cimenná! — vykríkol exekútor.</text:span></text:span></text:p>
        <text:p text:style-name="P4"><text:span text:style-name="CharStyle49"><text:span text:style-name="T14"/></text:span></text:p>
        <text:p text:style-name="P8"><text:span text:style-name="CharStyle4"><text:span text:style-name="T14">Dufek nelicitoval. Darmo je.</text:span></text:span></text:p>
        <text:p text:style-name="P8"><text:span text:style-name="CharStyle4"><text:span text:style-name="T14">Keď sa Lovásik vrátil do Malobrežia a roz­právali mu o licitácii, smutno a zároveň s pote­šením len toľko poveda</text:span></text:span><text:span text:style-name="CharStyle4"><text:span text:style-name="T2">l</text:span></text:span><text:span text:style-name="CharStyle4"><text:span text:style-name="T14">:</text:span></text:span></text:p>
        <text:p text:style-name="P8"><text:span text:style-name="CharStyle4"><text:span text:style-name="T14">— Čo po ne</text:span></text:span><text:span text:style-name="CharStyle4"><text:span text:style-name="T2">j</text:span></text:span><text:span text:style-name="CharStyle4"><text:span text:style-name="T14">! Dufek ju nepoore.</text:span></text:span></text:p>
        <text:p text:style-name="P7"><text:span text:style-name="CharStyle25"><text:span text:style-name="T2"/></text:span></text:p>
        <text:p text:style-name="P25"><text:span text:style-name="CharStyle25"><text:span text:style-name="T2"/></text:span></text:p>
        <text:h text:style-name="P21" text:outline-level="1"><text:bookmark-start text:name="bookmark14"/><text:span text:style-name="CharStyle14"><text:span text:style-name="T14">Redaktor.</text:span></text:span><text:bookmark-end text:name="bookmark14"/></text:h>
        <text:p text:style-name="P8"><text:span text:style-name="CharStyle4"><text:span text:style-name="T14"/></text:span></text:p>
        <text:p text:style-name="P29"><text:span text:style-name="CharStyle4"><text:span text:style-name="T14">Vladimír Štilec, redaktor miestnych novín „Hlasu Ľudu</text:span></text:span><text:span text:style-name="CharStyle4"><text:span text:style-name="T2">“</text:span></text:span><text:span text:style-name="CharStyle4"><text:span text:style-name="T14">, sedel vo svojej pracovni. Jednu bosú nohu podložil pod seba, na druhej, tiež bez pun</text:span></text:span><text:span text:style-name="CharStyle4"><text:span text:style-name="T2">č</text:span></text:span><text:span text:style-name="CharStyle4"><text:span text:style-name="T14">ochy, hompáľala sa mu červená papuča. Bol vyzlečený do košele. Rukávy na nej si vyhrnul</text:span></text:span><text:span text:style-name="CharStyle4"><text:span text:style-name="T2">,</text:span></text:span><text:span text:style-name="CharStyle4"><text:span text:style-name="T14"> a prse obnažil. Do spustených žal</text:span></text:span><text:span text:style-name="CharStyle4"><text:span text:style-name="T11">u</text:span></text:span><text:span text:style-name="CharStyle4"><text:span text:style-name="T14">zií opieralo sa júlové poobedňajšie slnce a v izbe bolo už du­sno od neobyčajnej spary. Svetlo vnikalo otvo­renými dvermi z dvora, na ktorom vrieskaly deti.</text:span></text:span></text:p>
        <text:p text:style-name="P8"><text:span text:style-name="CharStyle4"><text:span text:style-name="T14">Oprel si lakťami hlavu o p</text:span></text:span><text:span text:style-name="CharStyle4"><text:span text:style-name="T11">i</text:span></text:span><text:span text:style-name="CharStyle4"><text:span text:style-name="T14">sací stolík a krú­tiac prstami käčku, čítal posledné číslo </text:span></text:span><text:soft-page-break/><text:span text:style-name="CharStyle4"><text:span text:style-name="T14">svojho časopisu. Vidno, páčilo sa mu, lebo sa usmieval. Kedy-tedy zdvihol hlavu, od</text:span></text:span><text:span text:style-name="CharStyle4"><text:span text:style-name="T2">fú</text:span></text:span><text:span text:style-name="CharStyle4"><text:span text:style-name="T14">kol si a zahľadel sa do otvorených dverí, akoby počúval krik detí.</text:span></text:span></text:p>
        <text:p text:style-name="P8"><text:span text:style-name="CharStyle4"><text:span text:style-name="T14">Tieto si vymyslely akúsi podivnú hru. Jedno zakikiríkalo a druhé na to odpovedalo „Turek“. Po tomto sa všetky deti zasmialy. Kikirikí. Turek. Smiech. Trafilo sa však, že namiesto Turka, po­vedalo Maďar. Vtedy sa deti nesmialy. Smysel zábavy bol iste ten, že na Turka sa mal</text:span></text:span><text:span text:style-name="CharStyle4"><text:span text:style-name="T11">y</text:span></text:span><text:span text:style-name="CharStyle4"><text:span text:style-name="T14"> smiať, na Maďara však nie, a ktoré sa smialo na Maďara, to spraly.</text:span></text:span></text:p>
        <text:p text:style-name="P8"><text:span text:style-name="CharStyle22"><text:span text:style-name="T14">Redaktor bol s číslom skutočne spokojný. Niektoré state si aj dva razy prečítal, aby sa v nich ešte pokochal. Na chvíľu rozmýšľal o tom, prečo sa decko rovnako nespýta: „Čo si?“ Ale cel­kom nerozumne kikiríka. To nemá smyslu. Potom odložil číslo, spustil nohu, pohľadal s ňou druhú papuču pod p</text:span></text:span><text:span text:style-name="CharStyle22"><text:span text:style-name="T11">i</text:span></text:span><text:span text:style-name="CharStyle22"><text:span text:style-name="T14">sacím stolíkom, nahmatal ju, na­strčil na nohu a chcel ísť do dvora, aby utíšil re­hotajúce sa detváky, keď prišla do pracovne jeho žena Katka, mladá, pekná, ale trošku nízka a tučná osôbka. Bola svetlovlasá, s bielou tvárou, veľkými modrými očami a</text:span></text:span><text:span text:style-name="CharStyle22"><text:span text:style-name="T2"> </text:span></text:span><text:span text:style-name="CharStyle22"><text:span text:style-name="T14">tuho červenými perami. Na ušiach mala veľké čierne kokardy. Župan modrej farby s čiernym zamatovým golierom jej veľmi dobre slušal.</text:span></text:span></text:p>
        <text:p text:style-name="P8"><text:span text:style-name="CharStyle22"><text:span text:style-name="T14">— </text:span></text:span><text:span text:style-name="CharStyle22"><text:span text:style-name="T22">Č</text:span></text:span><text:span text:style-name="CharStyle22"><text:span text:style-name="T14">o je, Kata? — privítal ju muž, zapínajúc si na hrdle košeľu.</text:span></text:span></text:p>
        <text:p text:style-name="P35"><text:span text:style-name="CharStyle22"><text:span text:style-name="T14">— Zase majú židáci sviatky? </text:span></text:span><text:span text:style-name="CharStyle42"><text:span text:style-name="T14">— </text:span></text:span><text:span text:style-name="CharStyle22"><text:span text:style-name="T14">spýtala sa ho.</text:span></text:span></text:p>
        <text:p text:style-name="P31"><text:span text:style-name="CharStyle42"><text:span text:style-name="T14">— </text:span></text:span><text:span text:style-name="CharStyle22"><text:span text:style-name="T14">Prečo? </text:span></text:span><text:span text:style-name="CharStyle42"><text:span text:style-name="T14">— </text:span></text:span><text:span text:style-name="CharStyle22"><text:span text:style-name="T14">zarazil sa muž nad otázkou.</text:span></text:span></text:p>
        <text:p text:style-name="P31"><text:span text:style-name="CharStyle42"><text:span text:style-name="T14">— </text:span></text:span><text:span text:style-name="CharStyle22"><text:span text:style-name="T14">U Kupfsteina nedostať rožkov.</text:span></text:span></text:p>
        <text:p text:style-name="P8"><text:span text:style-name="CharStyle22"><text:span text:style-name="T14">— Pošli k Rumesovi, — hodil redaktor s pleca, akoby urazený a namyslený, že ho žena s takými maličkosťami unúva.</text:span></text:span></text:p>
        <text:p text:style-name="P8"><text:span text:style-name="CharStyle42"><text:span text:style-name="T14">— </text:span></text:span><text:span text:style-name="CharStyle22"><text:span text:style-name="T14">Ale veď sú nie sviatky, — povedal po chvíli, </text:span></text:span><text:span text:style-name="CharStyle42"><text:span text:style-name="T14">— </text:span></text:span><text:span text:style-name="CharStyle22"><text:span text:style-name="T14">dostaneš aj u žida.</text:span></text:span></text:p>
        <text:p text:style-name="P8"><text:span text:style-name="CharStyle42"><text:span text:style-name="T14">— </text:span></text:span><text:span text:style-name="CharStyle22"><text:span text:style-name="T14">Odkázal, že nepečie.</text:span></text:span></text:p>
        <text:p text:style-name="P8"><text:span text:style-name="CharStyle42"><text:span text:style-name="T14">— </text:span></text:span><text:span text:style-name="CharStyle22"><text:span text:style-name="T14">No, tak pošli k Rumesovi... S každou hlúposťou mi prídeš hneď na krk. Ja som predsa</text:span></text:span><text:span text:style-name="CharStyle4"><text:span text:style-name="T14">nie pekárom a rožky nepredávam. Keď nie u žida, nuž u Rumesa, keď nie u Rumesa, tak u Tuchlík</text:span></text:span><text:span text:style-name="CharStyle4"><text:span text:style-name="T2">a</text:span></text:span><text:span text:style-name="CharStyle4"><text:span text:style-name="T14">... Nikdy si nevieš poradi</text:span></text:span><text:span text:style-name="CharStyle4"><text:span text:style-name="T2">ť</text:span></text:span><text:span text:style-name="CharStyle4"><text:span text:style-name="T14">, — zahovoril redaktor chytro a podráždene, sťahujúc vyhrnuté rukávy košele. — Z teba by bola moderná žena, to je pravda, — pokračoval posmešne, </text:span></text:span><text:span text:style-name="CharStyle42"><text:span text:style-name="T14">— </text:span></text:span><text:span text:style-name="CharStyle4"><text:span text:style-name="T14">ty si súca na samostatnosť. Vše aby druhý myslel miesto teba. Ba keby sa ti šnúrka na poltopán­kach roztrhla, aj vtedy by si sa prišla radiť, čo máš robiť </text:span></text:span><text:span text:style-name="CharStyle42"><text:span text:style-name="T14">— </text:span></text:span><text:span text:style-name="CharStyle4"><text:span text:style-name="T14">há?</text:span></text:span></text:p>
        <text:p text:style-name="P8"><text:span text:style-name="CharStyle42"><text:span text:style-name="T14">— </text:span></text:span><text:span text:style-name="CharStyle4"><text:span text:style-name="T14">Netáraj, — zahriakla ho žena, urazená. </text:span></text:span><text:span text:style-name="CharStyle42"><text:span text:style-name="T14">— </text:span></text:span><text:span text:style-name="CharStyle4"><text:span text:style-name="T14">Ani u Rumesa, ani u Tuchl</text:span></text:span><text:span text:style-name="CharStyle4"><text:span text:style-name="T2">í</text:span></text:span><text:span text:style-name="CharStyle4"><text:span text:style-name="T14">ka nedostať.</text:span></text:span></text:p>
        <text:p text:style-name="P8"><text:soft-page-break/><text:span text:style-name="CharStyle4"><text:span text:style-name="T14">Redaktor, ktorý si práve natiahol punčochy a obul topánky, vyskočil.</text:span></text:span></text:p>
        <text:p text:style-name="P8"><text:span text:style-name="CharStyle4"><text:span text:style-name="T14">— </text:span></text:span><text:span text:style-name="CharStyle4"><text:span text:style-name="T2">Č</text:span></text:span><text:span text:style-name="CharStyle4"><text:span text:style-name="T14">ert ma po vás, — zavolal, </text:span></text:span><text:span text:style-name="CharStyle42"><text:span text:style-name="T14">— </text:span></text:span><text:span text:style-name="CharStyle4"><text:span text:style-name="T14">ja vám ich nenapečiem. Ty si len poraď. Ja z</text:span></text:span><text:span text:style-name="CharStyle4"><text:span text:style-name="T11">a</text:span></text:span><text:span text:style-name="CharStyle4"><text:span text:style-name="T14">jdem do „Extravurštu“ a tam si zajiem.</text:span></text:span></text:p>
        <text:p text:style-name="P8"><text:span text:style-name="CharStyle4"><text:span text:style-name="T14">Natiahol si manžety, založil kráglik, ktorý podviazal bielou mašľou. Pritlačil slamený klobúk na hlavu. Zavesil paličku na kabátové vrecko a počal naťahovať rukavičky.</text:span></text:span></text:p>
        <text:p text:style-name="P8"><text:span text:style-name="CharStyle42"><text:span text:style-name="T14">— </text:span></text:span><text:span text:style-name="CharStyle4"><text:span text:style-name="T14">Iste bude dnes nejaký sviatok, </text:span></text:span><text:span text:style-name="CharStyle42"><text:span text:style-name="T14">— </text:span></text:span><text:span text:style-name="CharStyle4"><text:span text:style-name="T14">násto­jila žena. — Prečo by neboli piekli pekári? Ale kalendár neukazuje.</text:span></text:span></text:p>
        <text:p text:style-name="P35"><text:span text:style-name="CharStyle42"><text:span text:style-name="T14">— </text:span></text:span><text:span text:style-name="CharStyle4"><text:span text:style-name="T14">Pozrela si?</text:span></text:span></text:p>
        <text:p text:style-name="P8"><text:span text:style-name="CharStyle4"><text:span text:style-name="T14">— Pozrela.</text:span></text:span></text:p>
        <text:p text:style-name="P8"><text:span text:style-name="CharStyle42"><text:span text:style-name="T14">— </text:span></text:span><text:span text:style-name="CharStyle4"><text:span text:style-name="T14">No, tak pozri ešte raz.</text:span></text:span></text:p>
        <text:p text:style-name="P8"><text:span text:style-name="CharStyle4"><text:span text:style-name="T14">Žena mu podala kalendár, ktorý mala v ruke.</text:span></text:span></text:p>
        <text:p text:style-name="P8"><text:span text:style-name="CharStyle22"><text:span text:style-name="T14">— </text:span></text:span><text:span text:style-name="CharStyle4"><text:span text:style-name="T14">Pozri ty. Ja nenachádzam.</text:span></text:span></text:p>
        <text:p text:style-name="P8"><text:span text:style-name="CharStyle4"><text:span text:style-name="T14">Redaktor pozrel. Sviatku v ten deň nija­kého nebolo. Preskúmal i to, či je to kalendár z tohoto roku, lebo, aká je žena, môže mu do­niesť aj pred</text:span></text:span><text:span text:style-name="CharStyle4"><text:span text:style-name="T11">l</text:span></text:span><text:span text:style-name="CharStyle4"><text:span text:style-name="T14">anský.</text:span></text:span></text:p>
        <text:p text:style-name="P8"><text:span text:style-name="CharStyle22"><text:span text:style-name="T14">— </text:span></text:span><text:span text:style-name="CharStyle4"><text:span text:style-name="T14">No, — súrila ho.</text:span></text:span></text:p>
        <text:p text:style-name="P8"><text:span text:style-name="CharStyle4"><text:span text:style-name="T14">— Niet, </text:span></text:span><text:span text:style-name="CharStyle22"><text:span text:style-name="T14">— </text:span></text:span><text:span text:style-name="CharStyle4"><text:span text:style-name="T14">povedal muž a hodil kalendár na stolík. </text:span></text:span><text:span text:style-name="CharStyle4"><text:span text:style-name="T11">Z</text:span></text:span><text:span text:style-name="CharStyle4"><text:span text:style-name="T14">atým, ako by mu bolo napadlo niečo, zadíval sa na ženu a vážne predniesol, že to bude iste štrajk. Musí sa presvedčiť, ako a prečo sa to stalo. Zvedeť príčiny a motívy. A odbehol.</text:span></text:span></text:p>
        <text:p text:style-name="P8"><text:span text:style-name="CharStyle4"><text:span text:style-name="T14">Uháňal rovno do „Ex</text:span></text:span><text:span text:style-name="CharStyle4"><text:span text:style-name="T2">travur</text:span></text:span><text:span text:style-name="CharStyle4"><text:span text:style-name="T14">štu“, z čiastky pre vypátranie štrajku, ale z väčšej čiastky preto, aby si zaolevrantoval a menovite smäd zahasil. Hostí sedelo pod plachtou veľa. Aj slúžny Péterfy, mladý, namyslený pánik s končitou hlavou upíjal si pivo s komandantom hasičov, pánom Antonom Lalo­kom v športovej čapici, s tučnými, opuchnutými lí­cami a hrubými, šedivými fúzami. Redaktor sa im pozdravil, ale ani slúžny, ani komandant nezaďakovali za jeho pozdrav. To ho </text:span></text:span><text:span text:style-name="CharStyle22"><text:span text:style-name="T14">troška </text:span></text:span><text:span text:style-name="CharStyle4"><text:span text:style-name="T14">zara­zilo. Prešiel k malému stolku, složil klobúk a pa­ličku na súsednú stoličku </text:span></text:span><text:span text:style-name="CharStyle22"><text:span text:style-name="T14">a </text:span></text:span><text:span text:style-name="CharStyle4"><text:span text:style-name="T14">uvelebil </text:span></text:span><text:span text:style-name="CharStyle22"><text:span text:style-name="T14">sa, </text:span></text:span><text:span text:style-name="CharStyle4"><text:span text:style-name="T14">čakajúc sklepníka.</text:span></text:span></text:p>
        <text:p text:style-name="P8"><text:span text:style-name="CharStyle4"><text:span text:style-name="T14">Mladý, čierny sklepník s nakaderenými vlas­mi, s ustrihnutým, zakyckaným frakom a bielou zaf</text:span></text:span><text:span text:style-name="CharStyle4"><text:span text:style-name="T11">ľ</text:span></text:span><text:span text:style-name="CharStyle4"><text:span text:style-name="T14">akovanou zásterou motal sa medzi stolíkmi, ale ani nepozrel na neho.</text:span></text:span></text:p>
        <text:p text:style-name="P8"><text:span text:style-name="CharStyle4"><text:span text:style-name="T14">Zaklepal snubným prsteňom na stolíku.</text:span></text:span></text:p>
        <text:p text:style-name="P8"><text:span text:style-name="CharStyle42"><text:span text:style-name="T14">— </text:span></text:span><text:span text:style-name="CharStyle4"><text:span text:style-name="T14">Áno, — zakričal sklepník, ale ani hlavou neotočil.</text:span></text:span></text:p>
        <text:p text:style-name="P35"><text:span text:style-name="CharStyle42"><text:span text:style-name="T14">— </text:span></text:span><text:span text:style-name="CharStyle4"><text:span text:style-name="T14">Sklepník, sklepník, </text:span></text:span><text:span text:style-name="CharStyle42"><text:span text:style-name="T14">— </text:span></text:span><text:span text:style-name="CharStyle4"><text:span text:style-name="T14">zavolal, ale sklep­ník len toľko povedal, že hneď. Zato nepodišie</text:span></text:span><text:span text:style-name="CharStyle4"><text:span text:style-name="T22">l</text:span></text:span><text:span text:style-name="CharStyle4"><text:span text:style-name="T2"> </text:span></text:span><text:span text:style-name="CharStyle4"><text:span text:style-name="T14">k jeho stolku.</text:span></text:span></text:p>
        <text:p text:style-name="P8"><text:soft-page-break/><text:span text:style-name="CharStyle4"><text:span text:style-name="T14">Prešlo asi päť minúť. Redaktor opätovne za­klepal. Potom ešte raz zaklepal, potom zaklepal a zavolal, za tým vstal, aby ho na seba upozor­nil. Sklepník, ako čo by bol hluchý... A hľa! Slúžny tiež zaťukal penicírom na poháriku a sklep­ník rovno k nemu neuteká, ale letí. O chvíľu do­náša pivo.</text:span></text:span></text:p>
        <text:p text:style-name="P8"><text:span text:style-name="CharStyle4"><text:span text:style-name="T14">Povstal s miesta a pošiel k sklepníkovi, že ho schytí za rameno a nadá mu do hlúpych a nepozorných. Ten ho zbadal a zas len zakričal:</text:span></text:span></text:p>
        <text:p text:style-name="P8"><text:span text:style-name="CharStyle4"><text:span text:style-name="T14">— Áno, hneď.</text:span></text:span></text:p>
        <text:p text:style-name="P8"><text:span text:style-name="CharStyle4"><text:span text:style-name="T14">Štilec sa posadil a čakal. Čakal zase asi de­sať minút, ale sklepník neprišiel. Urazený a rozsŕdený redaktor sa vzchopil, zahrešil, a schválne búchajúc palicou po dlážke, demonštratívne vy­šiel </text:span></text:span><text:span text:style-name="CharStyle42"><text:span text:style-name="T14">z kiosku. </text:span></text:span><text:span text:style-name="CharStyle4"><text:span text:style-name="T14">Zdalo sa mu, že sa niekto smeje, ale </text:span></text:span><text:span text:style-name="CharStyle42"><text:span text:style-name="T14">sa </text:span></text:span><text:span text:style-name="CharStyle4"><text:span text:style-name="T14">neobrátil. Hromžil, hundral v duchu na krčmu a obsluhu. Keby ste boli na niečo súci, do novín by vás da</text:span></text:span><text:span text:style-name="CharStyle4"><text:span text:style-name="T2">l</text:span></text:span><text:span text:style-name="CharStyle4"><text:span text:style-name="T14">..</text:span></text:span><text:span text:style-name="CharStyle42"><text:span text:style-name="T14">. </text:span></text:span><text:span text:style-name="CharStyle4"><text:span text:style-name="T14">Ale vás i dám. Otroci akýsi. Chvosty pánske. Budete vy mňa ešte rešpektovať...</text:span></text:span></text:p>
        <text:p text:style-name="P3"><text:span text:style-name="CharStyle4"><text:span text:style-name="T14">V druhej krčme u Kolesníka sa mu práve tak vodilo. Tu sa naďabil aj asekuračný agent, mladý, drobný židáčik Blumberg, s tvárou vyhádzanou samými červenými pupenčekami a nápadne od­stávajúcimi ušami. Oznámil mu, že jeho aseku- rácia vyšla, a aby odpustil, ale aby sa obrátil na druhú firmu. Povinný je chrániť záujmy firmy. V prípade takom, v akom sa octol pán Štilec, by bolo zrovn</text:span></text:span><text:span text:style-name="CharStyle4"><text:span text:style-name="T11">a</text:span></text:span><text:span text:style-name="CharStyle4"><text:span text:style-name="T14"> trestuhodné asekuráciu predlžova</text:span></text:span><text:span text:style-name="CharStyle4"><text:span text:style-name="T2">ť</text:span></text:span><text:span text:style-name="CharStyle4"><text:span text:style-name="T14"> atď., atď.</text:span></text:span></text:p>
        <text:p text:style-name="P8"><text:span text:style-name="CharStyle4"><text:span text:style-name="T14">— Aký prípad? Choďte do pekla, </text:span></text:span><text:span text:style-name="CharStyle42"><text:span text:style-name="T14">— </text:span></text:span><text:span text:style-name="CharStyle4"><text:span text:style-name="T14">rozhodil sa redaktor.</text:span></text:span></text:p>
        <text:p text:style-name="P8"><text:span text:style-name="CharStyle4"><text:span text:style-name="T14">Blumberg odišiel, ale aj Štilec odpálil, ako sa hovorí. Cestou sa mu ani stolár Medený ne­pozdravil. Stretol sa aj s krajčírom, ale i ten len čosi zamrmlal, čo sa ani zďaleka pozdravu nepo­dobalo.</text:span></text:span></text:p>
        <text:p text:style-name="P8"><text:span text:style-name="CharStyle4"><text:span text:style-name="T14">— Chrapúni, chrapúni, </text:span></text:span><text:span text:style-name="CharStyle42"><text:span text:style-name="T14">— </text:span></text:span><text:span text:style-name="CharStyle4"><text:span text:style-name="T14">nadával v duchu celou cestou. Bol rád, keď sa dostal domov. Mohol sa pre­obliecť. Pot lial sa mu cícerkom s čela. Košeľa premoknutá, ani čo by zmokol. Vypil so desať pohárov vody a svalil sa na diván, rozmýšľajúc o všetkom, čo sa mu prihodilo a nič nechápajúc. Myslel do večera. Najmä obsluha v „Extravuršte“ ho ponižovala a dráždila. Ani cez noc nemohol dobre spať. Strhávalo ho. Ráno už o polpiatej sa zobudil a myslel, ako by sa vypomstil na hotelierovi a ostatných.</text:span></text:span></text:p>
        <text:p text:style-name="P8"><text:span text:style-name="CharStyle4"><text:span text:style-name="T14">Asi na tretí deň navštívila ho žena </text:span></text:span><text:span text:style-name="CharStyle42"><text:span text:style-name="T14">zase </text:span></text:span><text:span text:style-name="CharStyle4"><text:span text:style-name="T14">v pracovni.</text:span></text:span></text:p>
        <text:p text:style-name="P8"><text:span text:style-name="CharStyle42"><text:span text:style-name="T14">— </text:span></text:span><text:span text:style-name="CharStyle4"><text:span text:style-name="T14">Tu si? </text:span></text:span><text:span text:style-name="CharStyle42"><text:span text:style-name="T14">— </text:span></text:span><text:span text:style-name="CharStyle4"><text:span text:style-name="T14">spýtala sa potichu, odchýliac dvere.</text:span></text:span></text:p>
        <text:p text:style-name="P8"><text:span text:style-name="CharStyle4"><text:span text:style-name="T14">— Tu. Čo je?</text:span></text:span></text:p>
        <text:p text:style-name="P8"><text:soft-page-break/><text:span text:style-name="CharStyle4"><text:span text:style-name="T14">Podala mu akési písmo modrej farby.</text:span></text:span></text:p>
        <text:p text:style-name="P8"><text:span text:style-name="CharStyle42"><text:span text:style-name="T14">— </text:span></text:span><text:span text:style-name="CharStyle4"><text:span text:style-name="T14">Toto doniesli od súdu.</text:span></text:span></text:p>
        <text:p text:style-name="P8"><text:span text:style-name="CharStyle42"><text:span text:style-name="T14">— </text:span></text:span><text:span text:style-name="CharStyle4"><text:span text:style-name="T14">Od súdu?</text:span></text:span></text:p>
        <text:p text:style-name="P8"><text:span text:style-name="CharStyle42"><text:span text:style-name="T14">— </text:span></text:span><text:span text:style-name="CharStyle42"><text:span text:style-name="T22">Č</text:span></text:span><text:span text:style-name="CharStyle4"><text:span text:style-name="T14">o si zas neplatil?</text:span></text:span></text:p>
        <text:p text:style-name="P8"><text:span text:style-name="CharStyle4"><text:span text:style-name="T14">Redaktor vzal písmo a letmo ho prezrel.</text:span></text:span></text:p>
        <text:p text:style-name="P8"><text:span text:style-name="CharStyle42"><text:span text:style-name="T14">— </text:span></text:span><text:span text:style-name="CharStyle4"><text:span text:style-name="T14">Horšie, — povedal a zbledol.</text:span></text:span></text:p>
        <text:p text:style-name="P8"><text:span text:style-name="CharStyle4"><text:span text:style-name="T14">— Čo, pre Boha? Hovor!</text:span></text:span></text:p>
        <text:p text:style-name="P8"><text:span text:style-name="CharStyle42"><text:span text:style-name="T14">— </text:span></text:span><text:span text:style-name="CharStyle4"><text:span text:style-name="T14">Volajú ma k vyšetrujúcemu sudcovi, </text:span></text:span><text:span text:style-name="CharStyle42"><text:span text:style-name="T14">— </text:span></text:span><text:span text:style-name="CharStyle4"><text:span text:style-name="T14">vysvetlil a sadol si. </text:span></text:span><text:span text:style-name="CharStyle42"><text:span text:style-name="T14">— </text:span></text:span><text:span text:style-name="CharStyle4"><text:span text:style-name="T14">Ukáž posledné číslo... Čo tam mohlo byť napísané .. Ešte by mi toho bolo treba ...</text:span></text:span></text:p>
        <text:p text:style-name="P8"><text:span text:style-name="CharStyle4"><text:span text:style-name="T14">Zadýchal sa od ľaku a pár razy glgol, čo mu ústa v</text:span></text:span><text:span text:style-name="CharStyle4"><text:span text:style-name="T2">yschl</text:span></text:span><text:span text:style-name="CharStyle4"><text:span text:style-name="T14">y.</text:span></text:span></text:p>
        <text:p text:style-name="P8"><text:span text:style-name="CharStyle4"><text:span text:style-name="T14">— Chytro, chytro, — súril.</text:span></text:span></text:p>
        <text:p text:style-name="P11"><text:span text:style-name="CharStyle4"><text:span text:style-name="T14">Žena doniesla číslo, tiež celá naľakaná.</text:span></text:span></text:p>
        <text:p text:style-name="P8"><text:span text:style-name="CharStyle42"><text:span text:style-name="T2">—</text:span></text:span><text:span text:style-name="CharStyle42"><text:span text:style-name="T14"> </text:span></text:span><text:span text:style-name="CharStyle4"><text:span text:style-name="T2">Č</text:span></text:span><text:span text:style-name="CharStyle4"><text:span text:style-name="T14">ítaj od začiatku do konca, — rozkázal, — ani jednu literu nevynechaj. Aj punkty i čiarky spomeň. Chytro.</text:span></text:span></text:p>
        <text:p text:style-name="P8"><text:span text:style-name="CharStyle4"><text:span text:style-name="T14">Žena prečítala číslo verne od slova do slova s punktami a čiarkami. Nevynechala ani meno tlačiara.</text:span></text:span></text:p>
        <text:p text:style-name="P8"><text:span text:style-name="CharStyle42"><text:span text:style-name="T14">— </text:span></text:span><text:span text:style-name="CharStyle4"><text:span text:style-name="T14">Je tam volačo?</text:span></text:span></text:p>
        <text:p text:style-name="P8"><text:span text:style-name="CharStyle42"><text:span text:style-name="T14">— </text:span></text:span><text:span text:style-name="CharStyle4"><text:span text:style-name="T14">Nič nenachádzam, — ubezpečila ho žena.</text:span></text:span></text:p>
        <text:p text:style-name="P8"><text:span text:style-name="CharStyle4"><text:span text:style-name="T14">— Nič trestuhodného?</text:span></text:span></text:p>
        <text:p text:style-name="P8"><text:span text:style-name="CharStyle4"><text:span text:style-name="T14">— Nič.</text:span></text:span></text:p>
        <text:p text:style-name="P8"><text:span text:style-name="CharStyle4"><text:span text:style-name="T14">— Prečítaj ešte raz.</text:span></text:span></text:p>
        <text:p text:style-name="P8"><text:span text:style-name="CharStyle4"><text:span text:style-name="T14">Žena ešte raz prečítala. Redaktor neveril a sám prečítal. Prečo ho tedy volajú k sudcovi? Čo vy­konal? Aký hriech spáchal? Čím ho obviňujú? Večer v posteli prečítal číslo ešte dva razy. Ale nenašiel nič.</text:span></text:span></text:p>
        <text:p text:style-name="P8"><text:span text:style-name="CharStyle4"><text:span text:style-name="T14">Až u vyšetrujúceho sudcu sa dozvedel, prečo ho volajú. Tento obstarný pán s obstrihanou okrúhlou bradou, s okuliarmi na hrbatom nose, čibukujúc, prečítal mu inkriminovaný článok. Znel nasledovne:</text:span></text:span></text:p>
        <text:p text:style-name="P8"><text:span text:style-name="CharStyle4"><text:span text:style-name="T14">„Dopis z Lužian. Dvadsaťpäťročné jubileum ohňohasičské. Na znak dvadsaťpäťročnej vernej služby a hasenia dostali 16. hasičia nášho dobro­voľného hasičského spolku po jednom metáli z bronzu s kráľovou hlavou a r</text:span></text:span><text:span text:style-name="CharStyle4"><text:span text:style-name="T11">i</text:span></text:span><text:span text:style-name="CharStyle4"><text:span text:style-name="T14">mskou č</text:span></text:span><text:span text:style-name="CharStyle4"><text:span text:style-name="T11">i</text:span></text:span><text:span text:style-name="CharStyle4"><text:span text:style-name="T14">slicou XXV. Slúžny Péterfi im ich odovzdal v sprievode maďarskej reči. Ktosi mu za to z klobúka po ma­ďarsky ďakoval. Večer bol banket v hoteli „Extravuršt“, na ktorom sa dávala varená prasacina namiesto pečenej a nedovarené halušky so syrom, ktoré sa </text:span></text:span><text:soft-page-break/><text:span text:style-name="CharStyle4"><text:span text:style-name="T14">v hrnci postretávaly a tak skamarátily, že sa ani na mise nevedely jedna od druhej roz­lúčiť. Dali aj rozvareného pelendreku v pohári­koch, bez lyžičiek, tak že si jubilanti museli mie­šať vreckovými nožíkami, čakanami a prstami. Slúžny pripil na kráľa po maďarsky. Ondrej Ka­lina na pána slúžneho po slovensky. Tunajší kaplán vravel o sile náboženstva po slovensky. Antal Lalok, hasičský komandant, po maďarsky a nemecky pripil hosťom. Hosť Eduard Valentín, no­tár z Lendašoviec, vysvetlil po slovensky, na čo sme sa na bankete sišli a jubilanti sa až pri reči tohoto dozvedeli, že sú jubilantmi a hasičmi už 25 rokov. Bola aj hudba. Cigáň len na päťdesiaty raz zahral slovenskú nótu, pri ktorej sme sa vše­tci rozveselili. Po bankete bol aj tanec, spojený s kartovaním a pitím. A všetko toto stálo len tri koruny.“</text:span></text:span></text:p>
        <text:p text:style-name="P3"><text:span text:style-name="CharStyle4"><text:span text:style-name="T22">Š</text:span></text:span><text:span text:style-name="CharStyle4"><text:span text:style-name="T14">tilec počúval ako omráčený.</text:span></text:span></text:p>
        <text:p text:style-name="P8"><text:span text:style-name="CharStyle42"><text:span text:style-name="T14">— </text:span></text:span><text:span text:style-name="CharStyle4"><text:span text:style-name="T14">Toto inkriminujú? </text:span></text:span><text:span text:style-name="CharStyle42"><text:span text:style-name="T14">— </text:span></text:span><text:span text:style-name="CharStyle4"><text:span text:style-name="T14">spýtal sa ticho.</text:span></text:span></text:p>
        <text:p text:style-name="P8"><text:span text:style-name="CharStyle4"><text:span text:style-name="T14">— Toto.</text:span></text:span></text:p>
        <text:p text:style-name="P8"><text:span text:style-name="CharStyle42"><text:span text:style-name="T14">— </text:span></text:span><text:span text:style-name="CharStyle4"><text:span text:style-name="T14">A čo z toho bude?</text:span></text:span></text:p>
        <text:p text:style-name="P8"><text:span text:style-name="CharStyle4"><text:span text:style-name="T14">— Všeličo. Poburovanie proti národnosti na každý pád. Urazenie jeho Veličenstva krá</text:span></text:span><text:span text:style-name="CharStyle4"><text:span text:style-name="T2">ľ</text:span></text:span><text:span text:style-name="CharStyle4"><text:span text:style-name="T14">a, iste. Podnecovanie proti náboženstvu, celkom určite. Urážka vrchnosti, ako vrchnosti a ublíženie na cti pána slúžneho, eventuelne komandanta hasičov, hoteliera „Extravurštu“ a jeho kuchárky, cigáň-primáša a všetkých kartárov.</text:span></text:span><text:span text:style-name="CharStyle42"><text:span text:style-name="T14">.</text:span></text:span><text:span text:style-name="CharStyle4"><text:span text:style-name="T14">.</text:span></text:span></text:p>
        <text:p text:style-name="P8"><text:span text:style-name="CharStyle4"><text:span text:style-name="T14">Redaktor sa udrel do čela a zvolal, pretrhnúc sudcu v reč</text:span></text:span><text:span text:style-name="CharStyle4"><text:span text:style-name="T2">i</text:span></text:span><text:span text:style-name="CharStyle4"><text:span text:style-name="T14">:</text:span></text:span></text:p>
        <text:p text:style-name="P8"><text:span text:style-name="CharStyle42"><text:span text:style-name="T14">— </text:span></text:span><text:span text:style-name="CharStyle4"><text:span text:style-name="T14">Rumesa, Tuchlíka, Kupfsteina a ostatných pekárov a hasičo</text:span></text:span><text:span text:style-name="CharStyle4"><text:span text:style-name="T2">v</text:span></text:span><text:span text:style-name="CharStyle42"><text:span text:style-name="T14">.</text:span></text:span><text:span text:style-name="CharStyle4"><text:span text:style-name="T14">.. Ani asekurovať ma nechcú, čert aby ich vza</text:span></text:span><text:span text:style-name="CharStyle4"><text:span text:style-name="T2">l</text:span></text:span><text:span text:style-name="CharStyle4"><text:span text:style-name="T14">... Teraz už viem... To preto bola taká obsluh</text:span></text:span><text:span text:style-name="CharStyle4"><text:span text:style-name="T2">a</text:span></text:span><text:span text:style-name="CharStyle4"><text:span text:style-name="T14">... Ešte aj slúžka Zuza ma</text:span></text:span><text:span text:style-name="CharStyle19"><text:span text:style-name="T14"> </text:span></text:span><text:span text:style-name="CharStyle4"><text:span text:style-name="T14">prestala počúvať. Iste má nejakého hasiča... Už to mám... Chápem... Dobre je.</text:span></text:span></text:p>
        <text:p text:style-name="P8"><text:span text:style-name="CharStyle42"><text:span text:style-name="T14">— </text:span></text:span><text:span text:style-name="CharStyle4"><text:span text:style-name="T14">Nie je dobre, — preriekol sudca. Vy ste písali ten článok?</text:span></text:span></text:p>
        <text:p text:style-name="P8"><text:span text:style-name="CharStyle4"><text:span text:style-name="T14">— </text:span></text:span><text:span text:style-name="CharStyle4"><text:span text:style-name="T22">Ja.</text:span></text:span></text:p>
        <text:p text:style-name="P8"><text:span text:style-name="CharStyle4"><text:span text:style-name="T14">— Dajte si pozor. A menovite nech vás chráni Pán Boh od oh</text:span></text:span><text:span text:style-name="CharStyle4"><text:span text:style-name="T2">ň</text:span></text:span><text:span text:style-name="CharStyle4"><text:span text:style-name="T14">a.</text:span></text:span></text:p>
        <text:p text:style-name="P8"><text:span text:style-name="CharStyle4"><text:span text:style-name="T14">— A od redaktorstva, </text:span></text:span><text:span text:style-name="CharStyle42"><text:span text:style-name="T14">— </text:span></text:span><text:span text:style-name="CharStyle4"><text:span text:style-name="T14">doložil Štilec...</text:span></text:span></text:p>
        <text:h text:style-name="P21" text:outline-level="1"><text:span text:style-name="CharStyle14"><text:span text:style-name="T14"/></text:span></text:h>
        <text:h text:style-name="P22" text:outline-level="1"><text:span text:style-name="CharStyle14"><text:span text:style-name="T14"/></text:span></text:h>
        <text:h text:style-name="P22" text:outline-level="1"><text:bookmark-start text:name="bookmark16"/><text:span text:style-name="CharStyle14"><text:span text:style-name="T14">Vydaj.</text:span></text:span><text:bookmark-end text:name="bookmark16"/></text:h>
        <text:p text:style-name="P8"><text:span text:style-name="CharStyle4"><text:span text:style-name="T14"/></text:span></text:p>
        <text:p text:style-name="P29"><text:span text:style-name="CharStyle4"><text:span text:style-name="T14">Keď sa dievča vydá, akoby umrelo, vraví prí­slovie. Ono tie príslovia obyčajne prestre</text:span></text:span><text:span text:style-name="CharStyle4"><text:span text:style-name="T2">ľ</text:span></text:span><text:span text:style-name="CharStyle4"><text:span text:style-name="T14">ujú, ale toto menovite nemá ani za necheť pravdy. Keby sa vydaj rovnal </text:span></text:span><text:soft-page-break/><text:span text:style-name="CharStyle4"><text:span text:style-name="T14">smrti, nuž by neliply dievčatá za mužskými, ako muchy za cukrom. Akonáhle počnú okrúhleť, už sú zvedavé na svojho budúceho. Po­čujeme síce od nich: „Ach, ja sa nevydám. Ach, čože by sa vydávala! Lepšie je dievčaťu, jak ne­veste.“ Ale čo vidíme? Na Ondreja lejú olovo. Prečo lejú? Varia halušky s papierikami. Prečo varia? Od Lucie až do Vianoc každý deň ráno na lačný žalúdok hryzú do jablka. Na kieho helementa im je to? Berú do náručia drevo a od­čitujú, či do páru nabraly, či nie? Nuž? Horký tam smrť. Každej preletí hlavou: „Bohdaj by sko­rej takto zomrela.“</text:span></text:span></text:p>
        <text:p text:style-name="P8"><text:span text:style-name="CharStyle4"><text:span text:style-name="T14">Ako dievčatá, tak aj ich rodičia. Veď by ich varovali pred istou smrťou. Či ich varujú? Šušku borovú ich varujú! Tiskajú ich, aby im len pre Boha na krkoch nezostaly, ale aby sa radšej ne­jakému bohatému, mladému, hodnému, poriadnemu, zdravému, z dobrej famílie pochádzajúcemu na krk</text:span></text:span><text:span text:style-name="CharStyle4"><text:span text:style-name="T22">y </text:span></text:span><text:span text:style-name="CharStyle4"><text:span text:style-name="T14">zavesily. Navešajú na ne všetky možné </text:span></text:span><text:span text:style-name="CharStyle4"><text:span text:style-name="T2">č</text:span></text:span><text:span text:style-name="CharStyle4"><text:span text:style-name="T14">a</text:span></text:span><text:span text:style-name="CharStyle4"><text:span text:style-name="T2">č</text:span></text:span><text:span text:style-name="CharStyle4"><text:span text:style-name="T14">ky</text:span></text:span><text:span text:style-name="CharStyle4"><text:span text:style-name="T2">, </text:span></text:span><text:span text:style-name="CharStyle4"><text:span text:style-name="T14">stužtičky, perličky, až sa tak ligocú, keď idú na slnci, len aby sa popáčily a aby už raz dosť bolo tých všeli</text:span></text:span><text:span text:style-name="CharStyle4"><text:span text:style-name="T2">j</text:span></text:span><text:span text:style-name="CharStyle4"><text:span text:style-name="T14">akých mašličiek. Do kostola vyháňajú každú nedeľu tri razy a v robotný deň aspoň dva, len aby padl</text:span></text:span><text:span text:style-name="CharStyle4"><text:span text:style-name="T11">y</text:span></text:span><text:span text:style-name="CharStyle4"><text:span text:style-name="T14"> do oka. A tie zábavy! Doma toľko ráz nevymetú, koľko ráz zametú tanečnú izbu v ho­stinci u „Mesiaca“, čo je na r</text:span></text:span><text:span text:style-name="CharStyle4"><text:span text:style-name="T2">yn</text:span></text:span><text:span text:style-name="CharStyle4"><text:span text:style-name="T14">ku.</text:span></text:span></text:p>
        <text:p text:style-name="P8"><text:span text:style-name="CharStyle4"><text:span text:style-name="T14">Nie preto píšem, že by im vari závidel. Ale sa jedujem, keď vravia o smrti. Krásna smrť. Nie, to mi nikto na nos nezavesí.</text:span></text:span></text:p>
        <text:p text:style-name="P8"><text:span text:style-name="CharStyle4"><text:span text:style-name="T14">O Zuzke Bírešovie som sa nazdal, že je vý­nimka. Ovdovela a bez detí zostala. Šla slúžiť ku kníhkupcovi Mirzákovi v Hornej ulici. Povedala, že vydaju mala dosť a nechce viac z tej sladkosti. A veru nevyzerala ani tá, ako čo by z mŕtvych vstala, ani tak, ako čo by ju boli s márov sniesli. Skorej sa podobala ruži, štepenej len minulej jari do ohybného, mladého tŕňového prúta. Tvár jej aspoň tak kvitla a driek sa jej tak ohýbal. Nebolo ani takej driečnej slúžky v meste. Nechcem uraziť, ale je pravda, že tak v nedeľu, keď šla z kostola, nejeden mešťan pozrel za ňou. Obyčajne nosila čiernu hodvábnu šatku na hlave, čiernu zamatovú kabaňku, tmavobelasú satínovú sukňu a v ruke pátričky, malú modlitebnú knižku a bielu šatku. V robotný deň bola ešte krajšia. Keď zavrtela že­lezným kolesom na studni pred vihňou kováča</text:span></text:span><text:span text:style-name="CharStyle19"><text:span text:style-name="T14"> </text:span></text:span><text:span text:style-name="CharStyle4"><text:span text:style-name="T14">Miklúša, krátka biela sukňa sa jej oháňala, úzky driek ohýbal a bosé nohy blýskaly, ako voda, keď svieti na ňu slnce. Postála ak musela čakať, ale keď si putne naplnila, už sa aj zohla, chytila ich a narovnajúc sa, hneď sa aj domov ponáhľala. Napäté, silné a ohorené ramená niesly nehybne plné nádoby. Neobzerala sa, ako straka, neskla­dala putne pri každej bráne, aby si poklebetila a neškerila sa na paholkov.</text:span></text:span></text:p>
        <text:p text:style-name="P8"><text:soft-page-break/><text:span text:style-name="CharStyle4"><text:span text:style-name="T14">A slúžka bola znamenitá. Panie závidely Mirzákovej tento ôsmy div sveta. Druhým aby si hneď za rána hodinu vyzváňal nad hlavou, aby oči rozdrapily a prestaly fučať. Zuzka sliepky budí. Ani ju zrakom nedostihneš, tak lieta. Sukňa jej je ešte v kuchyni a hlava v sklepe, alebo naopak. Jednou rukou skladá smeták v pitvore a druhou odťahuje mlieko so sporáka v kuchyni. Načre rukou do pá­novej čižmy a v tom momente už aj spravila ra­ňajky a nesie ich aj s čižmami. Ktoráže slúžka pozerá za pec, ktoráže sa škriabe po rebríkoch na kasne, hádže na brucho, aby videla, čo je pod posteľou a nepotrebné odmietla? Mimo Zuzky ani jedna. Tá panie učí na poriadok.</text:span></text:span></text:p>
        <text:p text:style-name="P8"><text:span text:style-name="CharStyle4"><text:span text:style-name="T14">Pani kníhkupcová je aj spokojná s ňou. Len jedno ju trápi. Neraz povedala Zuzke:</text:span></text:span></text:p>
        <text:p text:style-name="P8"><text:span text:style-name="CharStyle4"><text:span text:style-name="T14">— Dobre, Zuzka moja, dobre. Ale, ak sa mi vydáš, čo si ja počnem.</text:span></text:span></text:p>
        <text:p text:style-name="P8"><text:span text:style-name="CharStyle4"><text:span text:style-name="T14">Zuzka sa zachichotala:</text:span></text:span></text:p>
        <text:p text:style-name="P8"><text:span text:style-name="CharStyle4"><text:span text:style-name="T14">— Ale, milosťpani, nikdy. Radšej by som si ruku odťala.</text:span></text:span></text:p>
        <text:p text:style-name="P8"><text:span text:style-name="CharStyle42"><text:span text:style-name="T14">— </text:span></text:span><text:span text:style-name="CharStyle4"><text:span text:style-name="T14">Nono.</text:span></text:span></text:p>
        <text:p text:style-name="P8"><text:span text:style-name="CharStyle4"><text:span text:style-name="T14">— Veru áno.</text:span></text:span></text:p>
        <text:p text:style-name="P8"><text:span text:style-name="CharStyle4"><text:span text:style-name="T14">Pani sa tešila. Zuzka vo svojom predsavzatí zotrvávala. Mala aj dvoch pytačov. Prvého na fľaku vyhodila. Druhý bol nebezpečný, lebo sa ho aj jej rodina zaujala a bol dobrým gazdom, vdovcom s piatimi deťmi. Bol to Becko, gazda z Rub</text:span></text:span><text:span text:style-name="CharStyle4"><text:span text:style-name="T11">i</text:span></text:span><text:span text:style-name="CharStyle4"><text:span text:style-name="T14">novej, tej istej dediny, odkiaľ bola aj Zuzka. Odrazu ná­hlo zomrela mu žena. Čo bolo robiť? Pán Boh dal, pán Boh vzal. Chybovala žena v dome, lebo boly deti, majetok, dobytok. Všetko treba opatriť. Najímať veľa stojí a na cudzieho sveriť majetok sa nedá. Uchytí tu, uchytí tam, dá tej rodine, dá onej, seba neukráti a po chvíli ťa celého roznesie. Člo­vek nemá tisíc očí. Najlepšie by bolo oženiť sa.</text:span></text:span></text:p>
        <text:p text:style-name="P8"><text:span text:style-name="CharStyle4"><text:span text:style-name="T14">Ponosoval sa susede Ule.</text:span></text:span></text:p>
        <text:p text:style-name="P8"><text:span text:style-name="CharStyle4"><text:span text:style-name="T14">— No, čože, — povedala aj táto, </text:span></text:span><text:span text:style-name="CharStyle42"><text:span text:style-name="T14">— </text:span></text:span><text:span text:style-name="CharStyle4"><text:span text:style-name="T14">ožeňte sa.</text:span></text:span></text:p>
        <text:p text:style-name="P8"><text:span text:style-name="CharStyle4"><text:span text:style-name="T14">— Ktože pôjde za mňa, za vdovca s piatimi deťmi, — zavzdychol, tešiac sa pri tom v duchu, že aj Uľa narádza oženiť sa. Tedy je to nie taká nemožnosť.</text:span></text:span></text:p>
        <text:p text:style-name="P8"><text:span text:style-name="CharStyle4"><text:span text:style-name="T14">— Čo, vdovec?... Len roľa. „Koncom na Pažiť“ je 12 meríc. A deti?... Nuž a „Krídlatá?“ „Jedlište“, „Vyšníky“ sú od čoho? Ktože hľadí na deti, keď môže role pozerať? Zuza Bírešovie by</text:span></text:span><text:span text:style-name="CharStyle19"><text:span text:style-name="T14"> </text:span></text:span><text:span text:style-name="CharStyle4"><text:span text:style-name="T14">hneď šla. Vdovica bez detí a má hotových 500 z</text:span></text:span><text:span text:style-name="CharStyle4"><text:span text:style-name="T22">l.</text:span></text:span><text:span text:style-name="CharStyle4"><text:span text:style-name="T14"> nagazdovaných.</text:span></text:span></text:p>
        <text:p text:style-name="P8"><text:span text:style-name="CharStyle4"><text:span text:style-name="T14">S</text:span></text:span><text:span text:style-name="CharStyle4"><text:span text:style-name="T11">ú</text:span></text:span><text:span text:style-name="CharStyle4"><text:span text:style-name="T14">seda nevravela zle. Akokoľvek je to s roľami, ale dievčatá sa nerady vydávajú za vdovcov, vdovy zase mládenci neberú veľmi. </text:span></text:span><text:span text:style-name="CharStyle4"><text:span text:style-name="T11">Č</text:span></text:span><text:span text:style-name="CharStyle4"><text:span text:style-name="T14">o vdoviciam pozo­stáva? Vdovci... </text:span></text:span><text:soft-page-break/><text:span text:style-name="CharStyle4"><text:span text:style-name="T14">A potom takých 500 zlatých v hotovosti, to aj vdovu povýši nad hocijaké dievča. Hotový peniaz je duplovaná hodnot</text:span></text:span><text:span text:style-name="CharStyle4"><text:span text:style-name="T2">a</text:span></text:span><text:span text:style-name="CharStyle4"><text:span text:style-name="T14">... Hneď sa môže prikúpiť niečo. Gazdovstvo sa rozšíri.</text:span></text:span></text:p>
        <text:p text:style-name="P8"><text:span text:style-name="CharStyle4"><text:span text:style-name="T14">— Nebolo by zle, </text:span></text:span><text:span text:style-name="CharStyle42"><text:span text:style-name="T14">— </text:span></text:span><text:span text:style-name="CharStyle4"><text:span text:style-name="T14">zamrmľal Becko a zamrdal fúzami, akoby bol glgol z hriateho. Nahol sa k Ule a čosi pošuškal. Uľa prikývla.</text:span></text:span></text:p>
        <text:p text:style-name="P8"><text:span text:style-name="CharStyle4"><text:span text:style-name="T14">Šla Uľa ku Zuzke aj so sestrou tejto, Marinou</text:span></text:span><text:span text:style-name="CharStyle4"><text:span text:style-name="T2">,</text:span></text:span><text:span text:style-name="CharStyle4"><text:span text:style-name="T14"> chudobnou bíreškou.</text:span></text:span></text:p>
        <text:p text:style-name="P8"><text:span text:style-name="CharStyle4"><text:span text:style-name="T14">Zuzka práve umývala riad po obede. Utrela si chytro ruky. Postierala zásterkou stoličky a usa­dila hosťov.</text:span></text:span></text:p>
        <text:p text:style-name="P8"><text:span text:style-name="CharStyle4"><text:span text:style-name="T14">— Čože ste mi doniesly? </text:span></text:span><text:span text:style-name="CharStyle42"><text:span text:style-name="T14">— </text:span></text:span><text:span text:style-name="CharStyle4"><text:span text:style-name="T14">opýtala sa hrkajúc zase taniermi v teplej vode a vykladajúc ich na táflu.</text:span></text:span></text:p>
        <text:p text:style-name="P8"><text:span text:style-name="CharStyle42"><text:span text:style-name="T14">— </text:span></text:span><text:span text:style-name="CharStyle4"><text:span text:style-name="T14">Nahovárať sme </text:span></text:span><text:span text:style-name="CharStyle4"><text:span text:style-name="T2">ť</text:span></text:span><text:span text:style-name="CharStyle4"><text:span text:style-name="T14">a prišly. Či by si sa reku nevydala, — počala Uľa rovno.</text:span></text:span></text:p>
        <text:p text:style-name="P8"><text:span text:style-name="CharStyle4"><text:span text:style-name="T14">— Nie hocijaký, </text:span></text:span><text:span text:style-name="CharStyle42"><text:span text:style-name="T14">— </text:span></text:span><text:span text:style-name="CharStyle4"><text:span text:style-name="T14">dodala Marina.</text:span></text:span></text:p>
        <text:p text:style-name="P8"><text:span text:style-name="CharStyle4"><text:span text:style-name="T14">— A čo je kto, ja sa nevydám.</text:span></text:span></text:p>
        <text:p text:style-name="P8"><text:span text:style-name="CharStyle4"><text:span text:style-name="T14">— Štyri osminy majetku, — bastvila Uľa.</text:span></text:span></text:p>
        <text:p text:style-name="P8"><text:span text:style-name="CharStyle42"><text:span text:style-name="T14">— </text:span></text:span><text:span text:style-name="CharStyle4"><text:span text:style-name="T14">Nech má koľko chce.</text:span></text:span></text:p>
        <text:p text:style-name="P8"><text:span text:style-name="CharStyle42"><text:span text:style-name="T14">— </text:span></text:span><text:span text:style-name="CharStyle4"><text:span text:style-name="T14">Tri kravy, </text:span></text:span><text:span text:style-name="CharStyle42"><text:span text:style-name="T14">— </text:span></text:span><text:span text:style-name="CharStyle4"><text:span text:style-name="T14">licitovala Marina.</text:span></text:span></text:p>
        <text:p text:style-name="P8"><text:span text:style-name="CharStyle42"><text:span text:style-name="T14">— </text:span></text:span><text:span text:style-name="CharStyle22"><text:span text:style-name="T14">Pár kon</text:span></text:span><text:span text:style-name="CharStyle22"><text:span text:style-name="T2">í</text:span></text:span><text:span text:style-name="CharStyle22"><text:span text:style-name="T14">..</text:span></text:span><text:span text:style-name="CharStyle22"><text:span text:style-name="T2">.</text:span></text:span><text:span text:style-name="CharStyle22"><text:span text:style-name="T14"> Keď chceš vedeť, Becko, </text:span></text:span><text:span text:style-name="CharStyle42"><text:span text:style-name="T14">— </text:span></text:span><text:span text:style-name="CharStyle22"><text:span text:style-name="T14">vy­svetlila U</text:span></text:span><text:span text:style-name="CharStyle22"><text:span text:style-name="T22">ľ</text:span></text:span><text:span text:style-name="CharStyle22"><text:span text:style-name="T14">a, aby ju Marina neprevýšila, ačpráve sa Zuzka ani nespytovala, kto je to.</text:span></text:span></text:p>
        <text:p text:style-name="P8"><text:span text:style-name="CharStyle22"><text:span text:style-name="T14">— Becko? — zhýkla Zuzka a zakryjúc si dlaňou tvár, rozosmiala sa. Veď ten má päť detí. Choďte mi a ako čo by sa o vec celkom nič nezaujímala, drhla ďalej suchou handrou umyté taniere. Potom sa ešte spýtala Mar</text:span></text:span><text:span text:style-name="CharStyle22"><text:span text:style-name="T11">i</text:span></text:span><text:span text:style-name="CharStyle22"><text:span text:style-name="T14">ny, ako sa majú otec, len aby nepočaly ešte raz o Beckovi.</text:span></text:span></text:p>
        <text:p text:style-name="P8"><text:span text:style-name="CharStyle22"><text:span text:style-name="T14">Ufa s Marinou nafúkané odišly. Keď ich od­prevadila a zavrela za nimi kuchynské dvere, zase sa len hlasno rozosmiala. Keď odložila riad, za­stala pri okne a zadívala sa do sadu. Keď ku­chyňu zametala, už si spievala a myslela si pri tom, že sa naozaj nevydá. By sa jej chcelo zase lopotiť sa od svitu do noc</text:span></text:span><text:span text:style-name="CharStyle22"><text:span text:style-name="T2">i</text:span></text:span><text:span text:style-name="CharStyle42"><text:span text:style-name="T14">.</text:span></text:span><text:span text:style-name="CharStyle22"><text:span text:style-name="T14">.. Kravy, role a na tých päť; možno, že by ešte deti prišly... A tu, ani roboty to</text:span></text:span><text:span text:style-name="CharStyle22"><text:span text:style-name="T2">ľ</text:span></text:span><text:span text:style-name="CharStyle22"><text:span text:style-name="T14">ko. Aj si zarobí, aj vyslúži, aj má čo jesť. Pani dobrá. Nie skúpa. Nevydelí na tanier, ako druhé. Chlieb v kredenci. Keď chce si od­krojí... Čo jarmok, jarmočné ju neminie. Odídu, iste donesú niečo. Na Vianoce vše dostane na celé šaty a hostia takí, čo odmenia za poslúženi</text:span></text:span><text:span text:style-name="CharStyle22"><text:span text:style-name="T2">e</text:span></text:span><text:span text:style-name="CharStyle22"><text:span text:style-name="T14">... Čo by sa ona vydávala.</text:span></text:span></text:p>
        <text:p text:style-name="P8"><text:span text:style-name="CharStyle22"><text:span text:style-name="T14">Na druhú nedeľu Uľa sa zase dostavila aj so sestrou Zuzkinou.</text:span></text:span></text:p>
        <text:p text:style-name="P8"><text:span text:style-name="CharStyle22"><text:span text:style-name="T14">Zuzka stála na svojom.</text:span></text:span></text:p>
        <text:p text:style-name="P8"><text:soft-page-break/><text:span text:style-name="CharStyle22"><text:span text:style-name="T14">— Čo budeš vždy druhému slúžiť? Lepšie je</text:span></text:span><text:span text:style-name="CharStyle20"><text:span text:style-name="T14"> </text:span></text:span><text:span text:style-name="CharStyle4"><text:span text:style-name="T14">byť paňou samej sebe, — vysvetľovala Uľa. Čože si takto? Slúžka, slúžka, slúžka.</text:span></text:span></text:p>
        <text:p text:style-name="P8"><text:span text:style-name="CharStyle4"><text:span text:style-name="T14">— Rodine pomôžeš, </text:span></text:span><text:span text:style-name="CharStyle42"><text:span text:style-name="T14">— </text:span></text:span><text:span text:style-name="CharStyle4"><text:span text:style-name="T14">na to Marina, — z ta­kého gazdovstva sa aj nám ujde.</text:span></text:span></text:p>
        <text:p text:style-name="P8"><text:span text:style-name="CharStyle4"><text:span text:style-name="T14">Nič nepomáhalo.</text:span></text:span></text:p>
        <text:p text:style-name="P8"><text:span text:style-name="CharStyle42"><text:span text:style-name="T14">— </text:span></text:span><text:span text:style-name="CharStyle4"><text:span text:style-name="T14">Čo ma po ňom, čo ma po ňom, </text:span></text:span><text:span text:style-name="CharStyle42"><text:span text:style-name="T14">— </text:span></text:span><text:span text:style-name="CharStyle4"><text:span text:style-name="T14">od­vrkla za každou chválou Zuzka.</text:span></text:span></text:p>
        <text:p text:style-name="P8"><text:span text:style-name="CharStyle4"><text:span text:style-name="T14">Konečne bez výsledku odišly, ešte väčšmi na­fúkané.</text:span></text:span></text:p>
        <text:p text:style-name="P8"><text:span text:style-name="CharStyle4"><text:span text:style-name="T14">Zuzka cez týždeň dostala až tri listy. Od Ma­r</text:span></text:span><text:span text:style-name="CharStyle4"><text:span text:style-name="T12">i</text:span></text:span><text:span text:style-name="CharStyle4"><text:span text:style-name="T14">ny, od mladšej sestry Anny a od otca. Tento bol celkom prísny a bola v ňom vyhrážka, že ak sa nevydá za Becku, aby viac domov nechodila.</text:span></text:span></text:p>
        <text:p text:style-name="P8"><text:span text:style-name="CharStyle4"><text:span text:style-name="T14">Zuzka len plecom mrdla:</text:span></text:span></text:p>
        <text:p text:style-name="P8"><text:span text:style-name="CharStyle42"><text:span text:style-name="T14">— </text:span></text:span><text:span text:style-name="CharStyle4"><text:span text:style-name="T14">Nuž nepôjdem.</text:span></text:span></text:p>
        <text:p text:style-name="P8"><text:span text:style-name="CharStyle4"><text:span text:style-name="T14">Pani Mirzáková, keď sa o týchto pytačkách dozvedela, hneď povýšila Zuzke slúžobné o celú zlatku, len aby jej nenapadlo vydať sa. Čiernymi barvami jej líčila stav sedliačkin, ako musí robiť, ťahať, ako taký koník a len pre cudzieho. Bude iba macochou a horšou slúžkou ako u nej. Zuzka uspokojila paniu, aby sa len netrápila. Ona sa nevydá.</text:span></text:span></text:p>
        <text:p text:style-name="P8"><text:span text:style-name="CharStyle4"><text:span text:style-name="T14">Uľa zase Beckovi húdla, že to inak nepôjde, iba ak by dal na ňu prepísať nejakú roľu. Možno, že by sa tým dala nakriatnuť. Becko váhal, ale konečne privolil.</text:span></text:span></text:p>
        <text:p text:style-name="P8"><text:span text:style-name="CharStyle4"><text:span text:style-name="T14">Zuzka dostala zase v jedno nedeľné odpoludnie</text:span></text:span><text:span text:style-name="CharStyle19"><text:span text:style-name="T14"> </text:span></text:span><text:span text:style-name="CharStyle4"><text:span text:style-name="T14">návštevu. Prišla U</text:span></text:span><text:span text:style-name="CharStyle4"><text:span text:style-name="T12">ľ</text:span></text:span><text:span text:style-name="CharStyle4"><text:span text:style-name="T14">a, Marina, Anna a otec. Ani ich nemala kam usadiť, to</text:span></text:span><text:span text:style-name="CharStyle4"><text:span text:style-name="T2">ľ</text:span></text:span><text:span text:style-name="CharStyle4"><text:span text:style-name="T14">ko ich bolo. Ufa bola rečníkom. Ostatní len tak niekedy skákali do reči.</text:span></text:span></text:p>
        <text:p text:style-name="P8"><text:span text:style-name="CharStyle4"><text:span text:style-name="T14">— Dá ti prepísať Krídlatú, — vravela Ufa, roz­kladajúc suchými, čiernymi rukami. Budeš paňou.</text:span></text:span></text:p>
        <text:p text:style-name="P8"><text:span text:style-name="CharStyle4"><text:span text:style-name="T14">— Hneď, ako sľúbiš, pôjdete spolu k notárovi, — doplňovala Marina.</text:span></text:span></text:p>
        <text:p text:style-name="P8"><text:span text:style-name="CharStyle4"><text:span text:style-name="T14">— Krásny kus zeme, — zamrmľal otec, zaký­vajúc hlavou s dlhými namastenými vlasmi a si­navými, hrubými perami.</text:span></text:span></text:p>
        <text:p text:style-name="P8"><text:span text:style-name="CharStyle4"><text:span text:style-name="T14">— Ja neviem, čo sa ty, Zuza, toľko onačíš, — zatrepotala chytro jazykom mladšia sestra Anna, ohorená a pehavá a tiež chudobne vydatá.</text:span></text:span></text:p>
        <text:p text:style-name="P8"><text:span text:style-name="CharStyle4"><text:span text:style-name="T14">— K majetku prídeš a nič nedáš za to, — po­kračovala Uľa. — Akoby ti pečený holub padol do huby. S deťmi nebudeš mať oštary. Najstaršia má už 14 rokov. Tá dopatrí a pomôže ti vo všetkom.</text:span></text:span></text:p>
        <text:p text:style-name="P8"><text:span text:style-name="CharStyle4"><text:span text:style-name="T14">— No už tá Krídlatá je krásny kúštik, opä­toval otec svoje, pozerajúc si na čižmy a odlupu­júc si prstami soschnuté blato na sárach.</text:span></text:span></text:p>
        <text:p text:style-name="P8"><text:soft-page-break/><text:span text:style-name="CharStyle4"><text:span text:style-name="T14">— A do daru, pre nič za nič, — duplikovala Marina.</text:span></text:span></text:p>
        <text:p text:style-name="P8"><text:span text:style-name="CharStyle4"><text:span text:style-name="T14">Anna nahnevano hodila hlavou, sťaby chcela povedať: komu niet rady, tomu niet pomoci.</text:span></text:span></text:p>
        <text:p text:style-name="P8"><text:span text:style-name="CharStyle4"><text:span text:style-name="T14">— Musíš h</text:span></text:span><text:span text:style-name="CharStyle4"><text:span text:style-name="T2">ľ</text:span></text:span><text:span text:style-name="CharStyle4"><text:span text:style-name="T14">adeť aj na svoju rodinu, Zuzka, nielen na seba, — dovrávala Uľa.</text:span></text:span></text:p>
        <text:p text:style-name="P8"><text:span text:style-name="CharStyle4"><text:span text:style-name="T14">— Vždy bola najhoršia medzi nami, — sekla Marina.</text:span></text:span></text:p>
        <text:p text:style-name="P8"><text:span text:style-name="CharStyle4"><text:span text:style-name="T14">— Nedrážď, — chlácholila U</text:span></text:span><text:span text:style-name="CharStyle4"><text:span text:style-name="T12">ľ</text:span></text:span><text:span text:style-name="CharStyle4"><text:span text:style-name="T14">a.</text:span></text:span></text:p>
        <text:p text:style-name="P8"><text:span text:style-name="CharStyle4"><text:span text:style-name="T14">— Len jej aby bolo dobre, — uštipla Anna.</text:span></text:span></text:p>
        <text:p text:style-name="P8"><text:span text:style-name="CharStyle42"><text:span text:style-name="T14">— </text:span></text:span><text:span text:style-name="CharStyle4"><text:span text:style-name="T14">No, už sa k nám neukazuj, ak toto od­mietneš, — pohrozil sa zase otec a vstal s lavice, že aby šli. Aj sa pobrali, teraz už celkom rozpaprčen</text:span></text:span><text:span text:style-name="CharStyle4"><text:span text:style-name="T2">í</text:span></text:span><text:span text:style-name="CharStyle4"><text:span text:style-name="T14">.</text:span></text:span></text:p>
        <text:p text:style-name="P8"><text:span text:style-name="CharStyle4"><text:span text:style-name="T14">Zuzka odolala. Z hlbok</text:span></text:span><text:span text:style-name="CharStyle4"><text:span text:style-name="T12">a</text:span></text:span><text:span text:style-name="CharStyle4"><text:span text:style-name="T14"> si vydýchla, keď od­išli. Smutná si sadla ku oknu a zadumala sa hlboko, hľadiac na čap kotla na sporáku. Slnce zapadalo a blýskalo sa vo vyleštenej me</text:span></text:span><text:span text:style-name="CharStyle4"><text:span text:style-name="T12">ď</text:span></text:span><text:span text:style-name="CharStyle4"><text:span text:style-name="T14">ovej ploche.</text:span></text:span></text:p>
        <text:p text:style-name="P8"><text:span text:style-name="CharStyle4"><text:span text:style-name="T14">Taká bola Zuzka a ja som sa nazdal, ako som už povedal, že bude výnimkou medzi dievčatmi a bezdetnými vdovami. Tešil som sa, že naše pore­kadlá predsa len nekuľhajú, ale sú v nich skutočné zlaté zrná pravdy, ktoré nemožno pozobať. A tu máš! </text:span></text:span><text:span text:style-name="CharStyle4"><text:span text:style-name="T23">Č</text:span></text:span><text:span text:style-name="CharStyle4"><text:span text:style-name="T14">o sa stalo asi o mesiac na to? Zuzka sa predsa len vydala, akokoľvek je vydaj smrťou.</text:span></text:span></text:p>
        <text:p text:style-name="P8"><text:span text:style-name="CharStyle4"><text:span text:style-name="T14">Ako sa to len mohlo stať?</text:span></text:span></text:p>
        <text:p text:style-name="P8"><text:span text:style-name="CharStyle4"><text:span text:style-name="T14">Nuž prišla aj po štvrtý raz Uľa aj s B</text:span></text:span><text:span text:style-name="CharStyle4"><text:span text:style-name="T12">ec</text:span></text:span><text:span text:style-name="CharStyle4"><text:span text:style-name="T14">kom.</text:span></text:span></text:p>
        <text:p text:style-name="P8"><text:span text:style-name="CharStyle4"><text:span text:style-name="T14">Zuzka, pokorná a tichá, usadila ich a zdvihla svoje oči na Uľu s nemou otázkou, akoby sa bála čohosi. Becko sa usmieval a pokukával tu na Uľu, tu na Zuzku a fúzy si vykrúcal a prekladal si každú chvíľu nohy. Raz pravú na ľavú, raz ľavú na pravú. Vyleštené čižmy svietily sa ako jeho tučné líca. Vyzeral najviac 40-ročný. Čelo vysoké, ale bez vráskov, len okolo kútikov očí bolo badať strakačie labky.</text:span></text:span></text:p>
        <text:p text:style-name="P8"><text:span text:style-name="CharStyle4"><text:span text:style-name="T14">— Zuza, — povedala vážne, so sníženým hla</text:span></text:span><text:span text:style-name="CharStyle22"><text:span text:style-name="T14">som U</text:span></text:span><text:span text:style-name="CharStyle22"><text:span text:style-name="T12">ľ</text:span></text:span><text:span text:style-name="CharStyle22"><text:span text:style-name="T14">a, </text:span></text:span><text:span text:style-name="CharStyle4"><text:span text:style-name="T14">— </text:span></text:span><text:span text:style-name="CharStyle22"><text:span text:style-name="T14">ešte raz sme prišli, ale ostatný raz. Ty si nie ľahkomyseľnic</text:span></text:span><text:span text:style-name="CharStyle22"><text:span text:style-name="T2">a</text:span></text:span><text:span text:style-name="CharStyle22"><text:span text:style-name="T14">... Zakašľala očistom a ukázala na Becku. — Pozri si, budeš mať nielen Krí­dlatú, ale ti dá pán Becko 100 zlatých, ktoré si hneď môžeš da</text:span></text:span><text:span text:style-name="CharStyle22"><text:span text:style-name="T12">ť</text:span></text:span><text:span text:style-name="CharStyle22"><text:span text:style-name="T14"> do špárkasy, ak sľúbi</text:span></text:span><text:span text:style-name="CharStyle22"><text:span text:style-name="T2">š</text:span></text:span><text:span text:style-name="CharStyle22"><text:span text:style-name="T14">... Šťastie sa ti usmieva... Neodoháňaj ho! Uletí a nepríde. Ty si chudobná a budeš boháčko</text:span></text:span><text:span text:style-name="CharStyle22"><text:span text:style-name="T2">u</text:span></text:span><text:span text:style-name="CharStyle22"><text:span text:style-name="T14">...</text:span></text:span></text:p>
        <text:p text:style-name="P8"><text:span text:style-name="CharStyle22"><text:span text:style-name="T14">Zuzka sklonila hlavu. Stovka jej prelietla my­sľou a zas sa jej len do hlavy vrátila. Tam aj zostala </text:span></text:span><text:span text:style-name="CharStyle4"><text:span text:style-name="T14">trčať. </text:span></text:span><text:span text:style-name="CharStyle22"><text:span text:style-name="T14">Potom sa k nej aj celá roľa Krídlatá priva­lila. </text:span></text:span><text:span text:style-name="CharStyle4"><text:span text:style-name="T14">Na </text:span></text:span><text:span text:style-name="CharStyle22"><text:span text:style-name="T14">to jej zakvičali so tri bravy, zaručaly tri kravy, zaerdžali </text:span></text:span><text:span text:style-name="CharStyle4"><text:span text:style-name="T14">kone. </text:span></text:span><text:span text:style-name="CharStyle22"><text:span text:style-name="T14">K tomu ešte </text:span></text:span><text:span text:style-name="CharStyle4"><text:span text:style-name="T14">aj </text:span></text:span><text:span text:style-name="CharStyle22"><text:span text:style-name="T14">Uľa zahučal</text:span></text:span><text:span text:style-name="CharStyle22"><text:span text:style-name="T12">a:</text:span></text:span></text:p>
        <text:p text:style-name="P8"><text:span text:style-name="CharStyle4"><text:span text:style-name="T14">— </text:span></text:span><text:span text:style-name="CharStyle22"><text:span text:style-name="T14">Sľúb </text:span></text:span><text:span text:style-name="CharStyle4"><text:span text:style-name="T14">sa, </text:span></text:span><text:span text:style-name="CharStyle22"><text:span text:style-name="T14">sľ</text:span></text:span><text:span text:style-name="CharStyle22"><text:span text:style-name="T2">ú</text:span></text:span><text:span text:style-name="CharStyle22"><text:span text:style-name="T14">b sa...</text:span></text:span></text:p>
        <text:p text:style-name="P8"><text:soft-page-break/><text:span text:style-name="CharStyle22"><text:span text:style-name="T14">V </text:span></text:span><text:span text:style-name="CharStyle4"><text:span text:style-name="T14">toľkom </text:span></text:span><text:span text:style-name="CharStyle22"><text:span text:style-name="T14">hukote ani anjel by nebol </text:span></text:span><text:span text:style-name="CharStyle4"><text:span text:style-name="T14">odolal, nie </text:span></text:span><text:span text:style-name="CharStyle22"><text:span text:style-name="T14">to Zuzka. No napriek tomuto lomozu zretedlne </text:span></text:span><text:span text:style-name="CharStyle4"><text:span text:style-name="T14">bolo počuť </text:span></text:span><text:span text:style-name="CharStyle22"><text:span text:style-name="T14">v kuchyni hlas Zuzkin:</text:span></text:span></text:p>
        <text:p text:style-name="P8"><text:span text:style-name="CharStyle4"><text:span text:style-name="T14">— Nech </text:span></text:span><text:span text:style-name="CharStyle22"><text:span text:style-name="T14">odčíta!</text:span></text:span></text:p>
        <text:p text:style-name="P8"><text:span text:style-name="CharStyle4"><text:span text:style-name="T14">Riekla </text:span></text:span><text:span text:style-name="CharStyle22"><text:span text:style-name="T14">to ticho, snáď len sama </text:span></text:span><text:span text:style-name="CharStyle4"><text:span text:style-name="T14">sebe, </text:span></text:span><text:span text:style-name="CharStyle22"><text:span text:style-name="T14">snáď nie­</text:span></text:span><text:span text:style-name="CharStyle4"><text:span text:style-name="T14">komu na dvore, lebo sa </text:span></text:span><text:span text:style-name="CharStyle22"><text:span text:style-name="T14">k </text:span></text:span><text:span text:style-name="CharStyle4"><text:span text:style-name="T14">oknu odvrátila. Zakryla </text:span></text:span><text:span text:style-name="CharStyle22"><text:span text:style-name="T14">si zásterou tvár a </text:span></text:span><text:span text:style-name="CharStyle4"><text:span text:style-name="T14">odklonená </text:span></text:span><text:span text:style-name="CharStyle22"><text:span text:style-name="T14">čakala, </text:span></text:span><text:span text:style-name="CharStyle4"><text:span text:style-name="T14">kým nepo­čula, </text:span></text:span><text:span text:style-name="CharStyle22"><text:span text:style-name="T14">ako Becko odčituje pokrčené </text:span></text:span><text:span text:style-name="CharStyle4"><text:span text:style-name="T14">banknóty, ticho ich vystierajúc na táfli a mrmľajúc </text:span></text:span><text:span text:style-name="CharStyle22"><text:span text:style-name="T14">si </text:span></text:span><text:span text:style-name="CharStyle4"><text:span text:style-name="T14">popod nos. Uľa prizerala sa mu, </text:span></text:span><text:span text:style-name="CharStyle22"><text:span text:style-name="T14">mihajúc </text:span></text:span><text:span text:style-name="CharStyle4"><text:span text:style-name="T14">drobnými očima a ma­júc ruky na </text:span></text:span><text:span text:style-name="CharStyle22"><text:span text:style-name="T14">bruchu. Na </text:span></text:span><text:span text:style-name="CharStyle4"><text:span text:style-name="T14">koniec aj </text:span></text:span><text:span text:style-name="CharStyle22"><text:span text:style-name="T14">Zuzka </text:span></text:span><text:span text:style-name="CharStyle4"><text:span text:style-name="T14">fľochla </text:span></text:span><text:span text:style-name="CharStyle22"><text:span text:style-name="T14">a </text:span></text:span><text:span text:style-name="CharStyle4"><text:span text:style-name="T14">keď </text:span></text:span><text:span text:style-name="CharStyle22"><text:span text:style-name="T14">Becko </text:span></text:span><text:span text:style-name="CharStyle4"><text:span text:style-name="T14">povedal „sto“, vše ešte nehľadiac do očí mladoženíchovi, podala </text:span></text:span><text:span text:style-name="CharStyle22"><text:span text:style-name="T14">mu ruku </text:span></text:span><text:span text:style-name="CharStyle4"><text:span text:style-name="T14">do jeho na­tiahnutej ruky </text:span></text:span><text:span text:style-name="CharStyle22"><text:span text:style-name="T14">a zašepkala:</text:span></text:span></text:p>
        <text:p text:style-name="P8"><text:span text:style-name="CharStyle42"><text:span text:style-name="T14">— Nech sa stane vôľa božia!</text:span></text:span></text:p>
        <text:h text:style-name="P21" text:outline-level="1"><text:span text:style-name="CharStyle14"><text:span text:style-name="T14"/></text:span></text:h>
        <text:h text:style-name="P22" text:outline-level="1"><text:span text:style-name="CharStyle14"><text:span text:style-name="T14"/></text:span></text:h>
        <text:h text:style-name="P22" text:outline-level="1"><text:bookmark-start text:name="bookmark18"/><text:span text:style-name="CharStyle14"><text:span text:style-name="T14">Strašidlo.</text:span></text:span><text:bookmark-end text:name="bookmark18"/></text:h>
        <text:p text:style-name="P8"><text:span text:style-name="CharStyle4"><text:span text:style-name="T14"/></text:span></text:p>
        <text:p text:style-name="P29"><text:span text:style-name="CharStyle4"><text:span text:style-name="T14">Nad tmavými vrchami stál mesiac. Ve</text:span></text:span><text:span text:style-name="CharStyle4"><text:span text:style-name="T2">ľ</text:span></text:span><text:span text:style-name="CharStyle4"><text:span text:style-name="T14">ký a okrúhly, ako peceň chleba, lial svoje striebristé svetlo na krajinu. Všetko bolo zatiahnuté riedkym tmavomodrým závojom. Len hradská sa belela ako vápno a kvitnúce slivky po obidvoch stra­nách cesty zdaly sa zasňaženými. Ich tône šikmo padaly a obrubovaly ju ľahkými priezračnými čipkami. Niekedy zadul ešte dosť chladný aprílový vietor a zašumel vrchom krátkeho žita, rozprestie­rajúceho sa dookola na dvoch veľkých tablách. Drobné stromové lísťa zatrepotalo. Tiene na ce­ste pohýbaly sa. Ináče bolo mŕtvo a ticho. Blížila sa polnoc.</text:span></text:span></text:p>
        <text:p text:style-name="P8"><text:span text:style-name="CharStyle4"><text:span text:style-name="T14">Kaplán Červenák v tvrdom klobúku, s veľ­kým plášťom na pleciach a dáždnikom, vracal sa domov do Rozkaloviec z Búrneho, kam skoro každý deň chodieval k pánu dekanovi Veselému. Farníci síce vraveli, že chodí k nemu k vôli jeho dcére, slečne Anne, lebo aj rozkalovský pán farár má dobré víno, tak ako dekan, aj dobré cigary kúri, práve tak ako dekan, aj tartílk si rád zahrá, ako Veselý, ale dcéry nemá. Tedy len slečna Anička môže byť tým magn</text:span></text:span><text:span text:style-name="CharStyle4"><text:span text:style-name="T12">é</text:span></text:span><text:span text:style-name="CharStyle4"><text:span text:style-name="T14">tom, ktorý pána ka­plána priťahuje. Možno. Pravda je, že sa pán ka­plán najradšej prechádzal smerom k Búrnemu. Aj to je pravda, že sa tieto prechádzky končievaly Búrnym. Starý dekan ho vďačne prijímal a Anička najradšej s ním filozofovala. Filozofovanie pre­tiahlo sa obyčajne do desiatej večer. O tomto čase chodil pán dekan spať. Rozduril ich aj v najživšej debate.</text:span></text:span></text:p>
        <text:p text:style-name="P8"><text:span text:style-name="CharStyle4"><text:span text:style-name="T14">— Desať hodín, — prehlásil. — Spať.</text:span></text:span></text:p>
        <text:p text:style-name="P8"><text:span text:style-name="CharStyle4"><text:span text:style-name="T14">A pán kaplán len po tomto odchádzal</text:span></text:span></text:p>
        <text:p text:style-name="P8"><text:soft-page-break/><text:span text:style-name="CharStyle4"><text:span text:style-name="T14">Dnes nebol doma. Šiel k rozkalovskému fará­rovi, šéfovi Červenákovmu, v akejsi cirkevnej zá­ležitosti. Nevracal sa a mladí zabŕdli vo filozofii. Sedeli po prvý raz v z</text:span></text:span><text:span text:style-name="CharStyle4"><text:span text:style-name="T12">a</text:span></text:span><text:span text:style-name="CharStyle4"><text:span text:style-name="T14">hradke a pán kaplán bol neobyčajne citlivý.</text:span></text:span></text:p>
        <text:p text:style-name="P8"><text:span text:style-name="CharStyle42"><text:span text:style-name="T14">— </text:span></text:span><text:span text:style-name="CharStyle4"><text:span text:style-name="T14">Veru, slečna Anička</text:span></text:span><text:span text:style-name="CharStyle4"><text:span text:style-name="T2">,</text:span></text:span><text:span text:style-name="CharStyle4"><text:span text:style-name="T14"> </text:span></text:span><text:span text:style-name="CharStyle42"><text:span text:style-name="T14">— </text:span></text:span><text:span text:style-name="CharStyle4"><text:span text:style-name="T14">hovoril, — život je večný. Neprestane pri tom, čo smrťou menu­jeme. Svoju podobu premieňa, ale zostáva tu, okolo ná</text:span></text:span><text:span text:style-name="CharStyle4"><text:span text:style-name="T2">s</text:span></text:span><text:span text:style-name="CharStyle4"><text:span text:style-name="T14">...</text:span></text:span></text:p>
        <text:p text:style-name="P8"><text:span text:style-name="CharStyle4"><text:span text:style-name="T14">Popri tomto skúmal jej vysokú, štihlú postavu a grécky účes, prihladený k slychám a malú riedku šticu, padajúcu na vysoké, okrúhle čelo Uvažoval, že ku gréckemu účesu sa štica nehodí. Chcel jej povedať, že sa zle češe, keď kuvik náhle zaku</text:span></text:span><text:span text:style-name="CharStyle4"><text:span text:style-name="T23">vikal.</text:span></text:span><text:span text:style-name="CharStyle4"><text:span text:style-name="T14"> Od volakial zo sadu šiel tento nepríjemný </text:span></text:span><text:span text:style-name="CharStyle4"><text:span text:style-name="T23">desiac</text:span></text:span><text:span text:style-name="CharStyle4"><text:span text:style-name="T14">i hlas. Anička sa striasla a spýtala sa:</text:span></text:span></text:p>
        <text:p text:style-name="P8"><text:span text:style-name="CharStyle42"><text:span text:style-name="T14">— </text:span></text:span><text:span text:style-name="CharStyle4"><text:span text:style-name="T14">Komu ozaj kuviká?</text:span></text:span></text:p>
        <text:p text:style-name="P8"><text:span text:style-name="CharStyle4"><text:span text:style-name="T14">S kuvika prešla na mátohy.</text:span></text:span></text:p>
        <text:p text:style-name="P8"><text:span text:style-name="CharStyle4"><text:span text:style-name="T14">— U nás ich je hrúza, — podotkla.</text:span></text:span></text:p>
        <text:p text:style-name="P8"><text:span text:style-name="CharStyle42"><text:span text:style-name="T14">— </text:span></text:span><text:span text:style-name="CharStyle4"><text:span text:style-name="T14">Ako všade, </text:span></text:span><text:span text:style-name="CharStyle42"><text:span text:style-name="T14">— </text:span></text:span><text:span text:style-name="CharStyle4"><text:span text:style-name="T14">nadhodil kaplán</text:span></text:span></text:p>
        <text:p text:style-name="P8"><text:span text:style-name="CharStyle42"><text:span text:style-name="T14">— </text:span></text:span><text:span text:style-name="CharStyle4"><text:span text:style-name="T14">Ale u nás sú skutočné, — vravela — Naj­istejšia je tá, čo sa ukazuje pri Skalke.</text:span></text:span></text:p>
        <text:p text:style-name="P8"><text:span text:style-name="CharStyle4"><text:span text:style-name="T14">— Pri Skalke? Ale pri tej, čo je neďaleko nás?</text:span></text:span></text:p>
        <text:p text:style-name="P8"><text:span text:style-name="CharStyle42"><text:span text:style-name="T14">— </text:span></text:span><text:span text:style-name="CharStyle4"><text:span text:style-name="T14">Tam.</text:span></text:span></text:p>
        <text:p text:style-name="P8"><text:span text:style-name="CharStyle4"><text:span text:style-name="T14">— </text:span></text:span><text:span text:style-name="CharStyle4"><text:span text:style-name="T2">O</text:span></text:span><text:span text:style-name="CharStyle4"><text:span text:style-name="T14"> tej som nepočul. Čo je to?</text:span></text:span></text:p>
        <text:p text:style-name="P8"><text:span text:style-name="CharStyle4"><text:span text:style-name="T14">— Ukazuje sa o polnoci farár, čo akési decko zamordoval. Kamenie hádže na okolo idúcich.</text:span></text:span><text:span text:style-name="CharStyle56"><text:span text:style-name="T2"> </text:span></text:span><text:span text:style-name="CharStyle4"><text:span text:style-name="T14">Trafí každého a tam, kde trafí, ochromie úd. </text:span></text:span><text:span text:style-name="CharStyle4"><text:span text:style-name="T2">Č</text:span></text:span><text:span text:style-name="CharStyle4"><text:span text:style-name="T14">osi bieleho sa plazí za ním a kvíli. To je to decko. Ešte nevedelo chodiť, keď ho zabil. Preto sa plazí</text:span></text:span></text:p>
        <text:p text:style-name="P8"><text:span text:style-name="CharStyle42"><text:span text:style-name="T14">— </text:span></text:span><text:span text:style-name="CharStyle4"><text:span text:style-name="T14">Hlúposti, </text:span></text:span><text:span text:style-name="CharStyle42"><text:span text:style-name="T14">— </text:span></text:span><text:span text:style-name="CharStyle4"><text:span text:style-name="T14">hodil rukou kaplán.</text:span></text:span></text:p>
        <text:p text:style-name="P8"><text:span text:style-name="CharStyle4"><text:span text:style-name="T14">— Vážni </text:span></text:span><text:span text:style-name="CharStyle4"><text:span text:style-name="T2">ľ</text:span></text:span><text:span text:style-name="CharStyle4"><text:span text:style-name="T14">udia hovoria. Organista ho na vlastné oči videl. Počul aj nariekanie. Notár vám to isté povie</text:span></text:span></text:p>
        <text:p text:style-name="P8"><text:span text:style-name="CharStyle4"><text:span text:style-name="T14">— Ale, slečna! </text:span></text:span><text:span text:style-name="CharStyle42"><text:span text:style-name="T14">— </text:span></text:span><text:span text:style-name="CharStyle4"><text:span text:style-name="T14">pretrhol ju. — Vy ako fa­rárska dcéra nesmiete veriť na strašidlá.</text:span></text:span></text:p>
        <text:p text:style-name="P8"><text:span text:style-name="CharStyle4"><text:span text:style-name="T14">— Ja neverím. Ale by som neišla tadiaľ o polnoci</text:span></text:span></text:p>
        <text:p text:style-name="P8"><text:span text:style-name="CharStyle4"><text:span text:style-name="T14">Kaplán chcel pozreť na hodinky, či je ešte ďaleko do polnoci a či o dvanástej môže byť doma, ale hanbil sa pred slečnou, aby ho neupodozrievala, že sa bojí. V z</text:span></text:span><text:span text:style-name="CharStyle4"><text:span text:style-name="T12">a</text:span></text:span><text:span text:style-name="CharStyle4"><text:span text:style-name="T14">hradke im počalo byť zima. Prešli do izby. Kaplán sa ani tu dlho</text:span></text:span><text:span text:style-name="CharStyle19"><text:span text:style-name="T2"> </text:span></text:span><text:span text:style-name="CharStyle4"><text:span text:style-name="T14">nezdržal. Videl, že je na hodinách už štvrť na dvanástu. Odporúčal sa Von porovnal čas so svo­jimi hodinkami. Hodinky ukazovaly jedenás</text:span></text:span><text:span text:style-name="CharStyle4"><text:span text:style-name="T2">ť</text:span></text:span><text:span text:style-name="CharStyle4"><text:span text:style-name="T14">..</text:span></text:span><text:span text:style-name="CharStyle22"><text:span text:style-name="T14">.</text:span></text:span></text:p>
        <text:p text:style-name="P8"><text:span text:style-name="CharStyle4"><text:span text:style-name="T14">Na všetko toto myslel, ponáhľajúc sa. Neveril síce, že sa farár môže ukazovať, ale nepríjemné mu bolo, že musí prejsť popri Skalke. Aby mu bolo veselšie, vrtel </text:span></text:span><text:soft-page-break/><text:span text:style-name="CharStyle4"><text:span text:style-name="T14">dáždnikom a hvízdal si nesmyselné mel</text:span></text:span><text:span text:style-name="CharStyle4"><text:span text:style-name="T12">o</text:span></text:span><text:span text:style-name="CharStyle4"><text:span text:style-name="T14">die, ktoré v okamžiku vymýšľal a za­búdal. Vietor čím ďalej tým väčšmi a častejšie fúkal a rozdúval krýdla plášťa. Vyzeral ako veľký netopier s ohromnými krýdlami. Žito a stromy väčšmi šumely a tône neprestávaly sa hýbať. Jeho stín šiel pred ním krivý a dlhý.</text:span></text:span></text:p>
        <text:p text:style-name="P8"><text:span text:style-name="CharStyle4"><text:span text:style-name="T14">Bolo mu treba prejsť cez horu, ktorá sa čer­nela pred ním na dosť príkrom vŕšku. Kvitnúce slivky sa ztratily. Zamenily ich liesky a mladé duby. Stín zhustol a čo chvíľa obklopila ho tma. Namiesto ľavného šumu vetra v žite a slivkách tu bolo ticho. Len niekedy bolo čuť vrzgot a pu­kanie, tu v hĺbke hory, tu jemu nad samou hla­vou. Pod krokami šušťalo lanské lístie a drobné hrudky a kamienky, odlomené a vyvážené </text:span></text:span><text:span text:style-name="CharStyle22"><text:span text:style-name="T14">pätami, </text:span></text:span><text:span text:style-name="CharStyle4"><text:span text:style-name="T14">kotúľaly sa s vršku dolu. To pukanie, šuš</text:span></text:span><text:span text:style-name="CharStyle4"><text:span text:style-name="T2">ť</text:span></text:span><text:span text:style-name="CharStyle4"><text:span text:style-name="T14">anie </text:span></text:span><text:span text:style-name="CharStyle22"><text:span text:style-name="T14">a </text:span></text:span><text:span text:style-name="CharStyle4"><text:span text:style-name="T14">kotúľam</text:span></text:span><text:span text:style-name="CharStyle4"><text:span text:style-name="T23">ni</text:span></text:span><text:span text:style-name="CharStyle4"><text:span text:style-name="T14"> sa kamienkov stávalo sa mu neznesisiteľným. Pne stromov ledva bolo rozoznať. Zdalo sa mu, že za každým skrýva sa niekto, ktorý ho stopuje a </text:span></text:span><text:span text:style-name="CharStyle4"><text:span text:style-name="T2">I</text:span></text:span><text:span text:style-name="CharStyle4"><text:span text:style-name="T14">stive číha za ním. Očakával, </text:span></text:span><text:span text:style-name="CharStyle22"><text:span text:style-name="T14">že každú </text:span></text:span><text:span text:style-name="CharStyle4"><text:span text:style-name="T14">minútu vyskočí zpoza pňa a zahúka. Počaly </text:span></text:span><text:span text:style-name="CharStyle22"><text:span text:style-name="T14">smreky.</text:span></text:span><text:span text:style-name="CharStyle20"><text:span text:style-name="T2"> </text:span></text:span><text:span text:style-name="CharStyle4"><text:span text:style-name="T14">Chvoj jednoho sa zakývala, ani čoby ju nejaká tajná ruka bola stiahla a pustila. Ešte väčšmi zrýchlil krok, aby skorej prešiel horou. Pár ráz vytiahol hodinky a rátal v duchu, či ešte pred dvanástou zájde za Skalku. Vychodilo, že o dvanástej bude práve pri nej. Hanbil sa sám pred sebou, že mu je nepríjemne a že bokom do hory by sa ne­osmelil pozreť. Bolo by treba počkať tu, kým prejde dvanásta. Ale jestli farár vo svojej nočnej prechádzke aj sem zájd</text:span></text:span><text:span text:style-name="CharStyle4"><text:span text:style-name="T2">e</text:span></text:span><text:span text:style-name="CharStyle4"><text:span text:style-name="T14">...? Nie. Nemožno, žeby sa farár ukazoval. Myslel si. Život je síce večn</text:span></text:span><text:span text:style-name="CharStyle4"><text:span text:style-name="T2">ý</text:span></text:span><text:span text:style-name="CharStyle4"><text:span text:style-name="T14">... Pokračuje sa v druhej forme. Tedy tá forma ne­môže byť farár, ako býval za živa. Ak sa ukazuje, nemôže mať ľudskú podobu, ale akúsi inakšiu, fantastick</text:span></text:span><text:span text:style-name="CharStyle4"><text:span text:style-name="T2">ú</text:span></text:span><text:span text:style-name="CharStyle4"><text:span text:style-name="T14">... Účinok nejakej sily neviditeľnej a a predsa jestvujúcej cítiť snáď pri Skalke. Ale, žeby farár! Nemožno... Jednako lepšie by bolo obísť Skalk</text:span></text:span><text:span text:style-name="CharStyle4"><text:span text:style-name="T2">u</text:span></text:span><text:span text:style-name="CharStyle4"><text:span text:style-name="T14">...</text:span></text:span></text:p>
        <text:p text:style-name="P8"><text:span text:style-name="CharStyle4"><text:span text:style-name="T2">Č</text:span></text:span><text:span text:style-name="CharStyle4"><text:span text:style-name="T14">osi zahúkalo ďaleko v hore a hneď za tým prelietlo niečo nad ním. — Sova, — myslel si a napadlo mu, že pobeží. Tak skorej prejde horou a zájde za Skalku. Nik ho nevidí. Nemá sa koho hanbiť.</text:span></text:span></text:p>
        <text:p text:style-name="P8"><text:span text:style-name="CharStyle4"><text:span text:style-name="T14">Hneď aj uskutočnil myšlienku. Behom pustil sa hore vŕškom a potom dolu. Nepočul už ani pukanie, ani šušťanie, len dupot svojich vlastných nôh. Nemyslel ani na čas. Na chvíľu zdalo sa mu, že s pravej strany rovno s ním beží ktosi druhý. Nepozeral ta. Zapchal si uši a utekal ďalej. Vybehol z hory celý upachtený a spotený. Srdce mu búchalo ako kladivo. Mesiac svietil zas. Bol vyššie a menší. Cesta ako šnúra vinula sa v diaľku. Ka­plán pozrel a asi na dvesto krokov videl Skalku. Veľký balvan pri ceste. Bol biely. Len diery na ňom sa černely, ako na tvári černejú sa oči, </text:span></text:span><text:soft-page-break/><text:span text:style-name="CharStyle4"><text:span text:style-name="T14">brada a fúzy. Pozrel na cestu, ktorá viedla popri samom balvane. Najprv videl len čosi tmavého ako strom, ale za okamžik uspel zbadať, že je to guľaté a že sa hýbe. Blíži sa k nemu. Jasne vybadal vysoký, farársky klobúk, čierny, dlhý kabát, nohy, ruky, tvár. Zastal a užasol. Chladný pot vystúpil mu na čelo. Mráz prešiel mu po chrbte. V bruchu pocítil akýsi chlad. Nohy nápadne zoslably. — Na mňa sa díva, — pomyslel. Vskutku, farár zastal a díval sa. Kaplán videl, že sa farár ohnul</text:span></text:span><text:span text:style-name="CharStyle4"><text:span text:style-name="T2">.</text:span></text:span><text:span text:style-name="CharStyle4"><text:span text:style-name="T14"> Iste hľadá kame</text:span></text:span><text:span text:style-name="CharStyle4"><text:span text:style-name="T2">ň</text:span></text:span><text:span text:style-name="CharStyle4"><text:span text:style-name="T14">... Ale tvár sa viac neobjavila Fi­g</text:span></text:span><text:span text:style-name="CharStyle4"><text:span text:style-name="T12">u</text:span></text:span><text:span text:style-name="CharStyle4"><text:span text:style-name="T14">ra znovu počala sa hýbať. Bežala, ale bez tváre. Kúr zdvihol sa pred ňou, ako dym. Väčšil sa a postava zmizla. Kaplán v hrúze zvrtol sa a počal utekať opačným smerom. Prebehol horu a do rána túlal sa okolo Búrneho.</text:span></text:span></text:p>
        <text:p text:style-name="P8"><text:span text:style-name="CharStyle4"><text:span text:style-name="T14">Nevyspatý, preblednutý vrátil sa domov len ráno. Chcel si ľahnúť v svojej kaplánke, že si odpočinie, ale v posteli chrápal dekan Veselý, ako čoby drevo pílil</text:span></text:span><text:span text:style-name="CharStyle4"><text:span text:style-name="T2">i</text:span></text:span><text:span text:style-name="CharStyle4"><text:span text:style-name="T14">... Ľahol si na diván. Sotva sa vládal držať na nohách.</text:span></text:span></text:p>
        <text:p text:style-name="P6"><text:span text:style-name="CharStyle24"><text:span text:style-name="T2"/></text:span></text:p>
        <text:p text:style-name="P8"><text:span text:style-name="CharStyle4"><text:span text:style-name="T14">Pri obede hovoril jeho šéf so smiechom:</text:span></text:span></text:p>
        <text:p text:style-name="P8"><text:span text:style-name="CharStyle42"><text:span text:style-name="T14">— </text:span></text:span><text:span text:style-name="CharStyle4"><text:span text:style-name="T14">Nikdy takého bojka, ako je Veselý!</text:span></text:span></text:p>
        <text:p text:style-name="P8"><text:span text:style-name="CharStyle4"><text:span text:style-name="T14">— Nuž?</text:span></text:span></text:p>
        <text:p text:style-name="P8"><text:span text:style-name="CharStyle42"><text:span text:style-name="T14">— </text:span></text:span><text:span text:style-name="CharStyle4"><text:span text:style-name="T14">Naľakal sa vám farára, čo máta pri Skalke. Neskoro sa vybral a okolo dvanástej sa vrátil udychčaný a bledý, že videl farára a prosil ma o nociach.</text:span></text:span></text:p>
        <text:p text:style-name="P8"><text:span text:style-name="CharStyle4"><text:span text:style-name="T14">Pohrozil mastným prstom kaplánovi a dodal: </text:span></text:span><text:span text:style-name="CharStyle42"><text:span text:style-name="T14">— </text:span></text:span><text:span text:style-name="CharStyle4"><text:span text:style-name="T14">Ale ani slovka o tom!</text:span></text:span></text:p>
        <text:p text:style-name="P8"><text:span text:style-name="CharStyle4"><text:span text:style-name="T14">Kaplán sa začervenal a mlčal</text:span></text:span></text:p>
        <text:p text:style-name="P10"><text:span text:style-name="CharStyle29"><text:span text:style-name="T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2.346cm" fo:margin-right="0cm" fo:text-indent="0cm"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style:page-number="auto" fo:background-color="transparent"/>
    </style:style>
    <style:style style:name="Základný_20_text_20__28_7_29_" style:display-name="Základný text (7)" style:family="paragraph" style:master-page-name="">
      <loext:graphic-properties draw:fill="none" draw:fill-color="#729fcf"/>
      <style:paragraph-properties fo:margin-left="5.08cm" fo:margin-right="0cm" fo:text-indent="0cm" style:auto-text-indent="false" style:page-number="auto" fo:background-color="transparent"/>
    </style:style>
    <style:style style:name="Základný_20_text_20__28_6_29_" style:display-name="Základný text (6)" style:family="paragraph" style:master-page-name="">
      <loext:graphic-properties draw:fill="none" draw:fill-color="#729fcf"/>
      <style:paragraph-properties fo:margin-left="2.716cm" fo:margin-right="0cm" fo:text-indent="0cm" style:auto-text-indent="false" style:page-number="auto" fo:background-color="transparent"/>
    </style:style>
    <style:style style:name="Základný_20_text_20__28_8_29_" style:display-name="Základný text (8)" style:family="paragraph" style:master-page-name="">
      <loext:graphic-properties draw:fill="none" draw:fill-color="#729fcf"/>
      <style:paragraph-properties fo:text-align="end" style:justify-single-word="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8" style:family="text" style:parent-style-name="CharStyle6">
      <style:text-properties fo:color="#000000" fo:language="sk" fo:country="SK" style:language-asian="sk" style:country-asian="SK" style:language-complex="sk" style:country-complex="SK"/>
    </style:style>
    <style:style style:name="CharStyle9" style:family="text" style:parent-style-name="CharStyle6">
      <style:text-properties fo:color="#0000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11">
      <style:text-properties fo:color="#000000" fo:language="sk" fo:country="SK" style:language-asian="sk" style:country-asian="SK" style:language-complex="sk" style:country-complex="SK"/>
    </style:style>
    <style:style style:name="CharStyle14" style:family="text" style:parent-style-name="DefaultFontStyle"/>
    <style:style style:name="CharStyle16" style:family="text" style:parent-style-name="DefaultFontStyle"/>
    <style:style style:name="CharStyle17" style:family="text" style:parent-style-name="CharStyle16">
      <style:text-properties fo:color="#0000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19">
      <style:text-properties fo:color="#000000" fo:language="sk" fo:country="SK" style:language-asian="sk" style:country-asian="SK" style:language-complex="sk" style:country-complex="SK"/>
    </style:style>
    <style:style style:name="CharStyle21" style:family="text" style:parent-style-name="CharStyle6">
      <style:text-properties fo:color="#000000" fo:language="sk" fo:country="SK" style:language-asian="sk" style:country-asian="SK" style:language-complex="sk" style:country-complex="SK"/>
    </style:style>
    <style:style style:name="CharStyle22" style:family="text" style:parent-style-name="CharStyle4">
      <style:text-properties fo:color="#000000" fo:language="sk" fo:country="SK" style:language-asian="sk" style:country-asian="SK" style:language-complex="sk" style:country-complex="SK"/>
    </style:style>
    <style:style style:name="CharStyle23" style:family="text" style:parent-style-name="CharStyle16">
      <style:text-properties fo:color="#000000" fo:language="sk" fo:country="SK" style:language-asian="sk" style:country-asian="SK" style:language-complex="sk" style:country-complex="SK"/>
    </style:style>
    <style:style style:name="CharStyle24" style:family="text" style:parent-style-name="CharStyle19">
      <style:text-properties fo:color="#000000" fo:language="sk" fo:country="SK" style:language-asian="sk" style:country-asian="SK" style:language-complex="sk" style:country-complex="SK"/>
    </style:style>
    <style:style style:name="CharStyle25" style:family="text" style:parent-style-name="CharStyle6">
      <style:text-properties fo:color="#000000" fo:language="sk" fo:country="SK" style:language-asian="sk" style:country-asian="SK" style:language-complex="sk" style:country-complex="SK"/>
    </style:style>
    <style:style style:name="CharStyle26" style:family="text" style:parent-style-name="CharStyle6">
      <style:text-properties fo:color="#000000" fo:language="sk" fo:country="SK" style:language-asian="sk" style:country-asian="SK" style:language-complex="sk" style:country-complex="SK"/>
    </style:style>
    <style:style style:name="CharStyle27" style:family="text" style:parent-style-name="CharStyle16">
      <style:text-properties fo:color="#000000" fo:language="sk" fo:country="SK" style:language-asian="sk" style:country-asian="SK" style:language-complex="sk" style:country-complex="SK"/>
    </style:style>
    <style:style style:name="CharStyle28" style:family="text" style:parent-style-name="CharStyle19">
      <style:text-properties fo:color="#000000" fo:language="sk" fo:country="SK" style:language-asian="sk" style:country-asian="SK" style:language-complex="sk" style:country-complex="SK"/>
    </style:style>
    <style:style style:name="CharStyle29" style:family="text" style:parent-style-name="CharStyle6">
      <style:text-properties fo:color="#000000" fo:language="sk" fo:country="SK" style:language-asian="sk" style:country-asian="SK" style:language-complex="sk" style:country-complex="SK"/>
    </style:style>
    <style:style style:name="CharStyle30" style:family="text" style:parent-style-name="CharStyle6">
      <style:text-properties fo:color="#000000" fo:language="sk" fo:country="SK" style:language-asian="sk" style:country-asian="SK" style:language-complex="sk" style:country-complex="SK"/>
    </style:style>
    <style:style style:name="CharStyle31" style:family="text" style:parent-style-name="CharStyle19">
      <style:text-properties fo:color="#000000" fo:language="sk" fo:country="SK" style:language-asian="sk" style:country-asian="SK" style:language-complex="sk" style:country-complex="SK"/>
    </style:style>
    <style:style style:name="CharStyle33" style:family="text" style:parent-style-name="DefaultFontStyle"/>
    <style:style style:name="CharStyle34" style:family="text" style:parent-style-name="CharStyle33">
      <style:text-properties fo:color="#000000" fo:language="sk" fo:country="SK" style:language-asian="sk" style:country-asian="SK" style:language-complex="sk" style:country-complex="SK"/>
    </style:style>
    <style:style style:name="CharStyle35" style:family="text" style:parent-style-name="CharStyle4">
      <style:text-properties fo:color="#000000" fo:language="sk" fo:country="SK" style:language-asian="sk" style:country-asian="SK" style:language-complex="sk" style:country-complex="SK"/>
    </style:style>
    <style:style style:name="CharStyle36" style:family="text" style:parent-style-name="CharStyle19">
      <style:text-properties fo:color="#000000" fo:language="sk" fo:country="SK" style:language-asian="sk" style:country-asian="SK" style:language-complex="sk" style:country-complex="SK"/>
    </style:style>
    <style:style style:name="CharStyle37" style:family="text" style:parent-style-name="CharStyle19">
      <style:text-properties fo:color="#000000" fo:language="sk" fo:country="SK" style:language-asian="sk" style:country-asian="SK" style:language-complex="sk" style:country-complex="SK"/>
    </style:style>
    <style:style style:name="CharStyle39" style:family="text" style:parent-style-name="DefaultFontStyle"/>
    <style:style style:name="CharStyle40" style:family="text" style:parent-style-name="CharStyle39">
      <style:text-properties fo:color="#000000" fo:language="sk" fo:country="SK" style:language-asian="sk" style:country-asian="SK" style:language-complex="sk" style:country-complex="SK"/>
    </style:style>
    <style:style style:name="CharStyle41" style:family="text" style:parent-style-name="CharStyle19">
      <style:text-properties fo:color="#000000" fo:language="sk" fo:country="SK" style:language-asian="sk" style:country-asian="SK" style:language-complex="sk" style:country-complex="SK"/>
    </style:style>
    <style:style style:name="CharStyle42" style:family="text" style:parent-style-name="CharStyle4">
      <style:text-properties fo:color="#000000" fo:language="sk" fo:country="SK" style:language-asian="sk" style:country-asian="SK" style:language-complex="sk" style:country-complex="SK"/>
    </style:style>
    <style:style style:name="CharStyle44" style:family="text" style:parent-style-name="DefaultFontStyle"/>
    <style:style style:name="CharStyle45" style:family="text" style:parent-style-name="CharStyle6">
      <style:text-properties fo:color="#000000" fo:language="sk" fo:country="SK" style:language-asian="sk" style:country-asian="SK" style:language-complex="sk" style:country-complex="SK"/>
    </style:style>
    <style:style style:name="CharStyle46" style:family="text" style:parent-style-name="CharStyle19">
      <style:text-properties fo:color="#000000" fo:language="sk" fo:country="SK" style:language-asian="sk" style:country-asian="SK" style:language-complex="sk" style:country-complex="SK"/>
    </style:style>
    <style:style style:name="CharStyle47" style:family="text" style:parent-style-name="CharStyle4">
      <style:text-properties fo:font-variant="small-caps" fo:color="#000000" fo:language="sk" fo:country="SK" style:language-asian="sk" style:country-asian="SK" style:language-complex="sk" style:country-complex="SK"/>
    </style:style>
    <style:style style:name="CharStyle49" style:family="text" style:parent-style-name="DefaultFontStyle"/>
    <style:style style:name="CharStyle50" style:family="text" style:parent-style-name="CharStyle6">
      <style:text-properties fo:color="#000000" fo:language="sk" fo:country="SK" style:language-asian="sk" style:country-asian="SK" style:language-complex="sk" style:country-complex="SK"/>
    </style:style>
    <style:style style:name="CharStyle51" style:family="text" style:parent-style-name="CharStyle39">
      <style:text-properties fo:color="#000000" fo:language="sk" fo:country="SK" style:language-asian="sk" style:country-asian="SK" style:language-complex="sk" style:country-complex="SK"/>
    </style:style>
    <style:style style:name="CharStyle52" style:family="text" style:parent-style-name="CharStyle39">
      <style:text-properties fo:color="#000000" fo:language="sk" fo:country="SK" style:language-asian="sk" style:country-asian="SK" style:language-complex="sk" style:country-complex="SK"/>
    </style:style>
    <style:style style:name="CharStyle53" style:family="text" style:parent-style-name="CharStyle6">
      <style:text-properties fo:color="#000000" fo:language="sk" fo:country="SK" style:language-asian="sk" style:country-asian="SK" style:language-complex="sk" style:country-complex="SK"/>
    </style:style>
    <style:style style:name="CharStyle55" style:family="text" style:parent-style-name="DefaultFontStyle"/>
    <style:style style:name="CharStyle56" style:family="text" style:parent-style-name="CharStyle44">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2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4022210250</dc:title>
    <dc:subject/>
    <meta:initial-creator/>
    <meta:keyword/>
    <dc:date>2024-02-26T19:10:42.431000000</dc:date>
    <meta:editing-duration>PT9H45M53S</meta:editing-duration>
    <meta:editing-cycles>9</meta:editing-cycles>
    <meta:generator>LibreOffice/5.4.2.2$Windows_x86 LibreOffice_project/22b09f6418e8c2d508a9eaf86b2399209b0990f4</meta:generator>
    <meta:document-statistic meta:table-count="0" meta:image-count="0" meta:object-count="0" meta:page-count="55" meta:paragraph-count="705" meta:word-count="18576" meta:character-count="111357" meta:non-whitespace-character-count="92737"/>
  </office:meta>
</office:document-meta>
</file>